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l" table:style-name="ta1">
        <table:shapes>
          <draw:frame draw:z-index="0" draw:style-name="gr1" draw:text-style-name="P1" svg:width="652.65pt" svg:height="362.15pt" svg:x="645.68pt" svg:y="363.66pt">
            <loext:p draw:notify-on-update-of-ranges="all.A1:all.A1 all.B1:all.AK1 all.A2:all.A2 all.B2:all.AK2 all.A9:all.A9 all.B9:all.AK9 all.A16:all.A16 all.B16:all.AK16 all.A23:all.A23 all.B23:all.AK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5.29pt" svg:y="426.76pt">
            <loext:p draw:notify-on-update-of-ranges="all.A1:all.A1 all.B1:all.AK1 all.A6:all.A6 all.B6:all.AK6 all.A13:all.A13 all.B13:all.AK13 all.A20:all.A20 all.B20:all.AK20 all.A27:all.A27 all.B27:all.AK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2.89pt" svg:height="255.23pt" svg:x="27.89pt" svg:y="699.48pt">
            <loext:p draw:notify-on-update-of-ranges="all.A1:all.A1 all.B1:all.AK1 all.A7:all.A7 all.B7:all.AK7 all.A14:all.A14 all.B14:all.AK14 all.A21:all.A21 all.B21:all.AK21 all.A28:all.A28 all.B28:all.AK28 all.A32:all.A32 all.B32:all.AK3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31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avg</text:p>
          </table:table-cell>
          <table:table-cell office:value-type="float" office:value="1935.3018" calcext:value-type="float">
            <text:p>1935.3018</text:p>
          </table:table-cell>
          <table:table-cell office:value-type="float" office:value="1048.1166190476" calcext:value-type="float">
            <text:p>1048.1166190476</text:p>
          </table:table-cell>
          <table:table-cell office:value-type="float" office:value="772.2159047619" calcext:value-type="float">
            <text:p>772.2159047619</text:p>
          </table:table-cell>
          <table:table-cell office:value-type="float" office:value="592.2912857143" calcext:value-type="float">
            <text:p>592.2912857143</text:p>
          </table:table-cell>
          <table:table-cell office:value-type="float" office:value="481.0516190476" calcext:value-type="float">
            <text:p>481.0516190476</text:p>
          </table:table-cell>
          <table:table-cell office:value-type="float" office:value="412.5962857143" calcext:value-type="float">
            <text:p>412.5962857143</text:p>
          </table:table-cell>
          <table:table-cell office:value-type="float" office:value="365.1126190476" calcext:value-type="float">
            <text:p>365.1126190476</text:p>
          </table:table-cell>
          <table:table-cell office:value-type="float" office:value="327.4598571429" calcext:value-type="float">
            <text:p>327.4598571429</text:p>
          </table:table-cell>
          <table:table-cell office:value-type="float" office:value="296.7125714286" calcext:value-type="float">
            <text:p>296.7125714286</text:p>
          </table:table-cell>
          <table:table-cell office:value-type="float" office:value="284.374" calcext:value-type="float">
            <text:p>284.374</text:p>
          </table:table-cell>
          <table:table-cell office:value-type="float" office:value="267.8386190476" calcext:value-type="float">
            <text:p>267.8386190476</text:p>
          </table:table-cell>
          <table:table-cell office:value-type="float" office:value="248.1768095238" calcext:value-type="float">
            <text:p>248.1768095238</text:p>
          </table:table-cell>
          <table:table-cell office:value-type="float" office:value="241.877952381" calcext:value-type="float">
            <text:p>241.877952381</text:p>
          </table:table-cell>
          <table:table-cell office:value-type="float" office:value="239.0176666667" calcext:value-type="float">
            <text:p>239.0176666667</text:p>
          </table:table-cell>
          <table:table-cell office:value-type="float" office:value="224.7751904762" calcext:value-type="float">
            <text:p>224.7751904762</text:p>
          </table:table-cell>
          <table:table-cell office:value-type="float" office:value="226.1626190476" calcext:value-type="float">
            <text:p>226.1626190476</text:p>
          </table:table-cell>
          <table:table-cell office:value-type="float" office:value="217.5502857143" calcext:value-type="float">
            <text:p>217.5502857143</text:p>
          </table:table-cell>
          <table:table-cell office:value-type="float" office:value="217.5403809524" calcext:value-type="float">
            <text:p>217.5403809524</text:p>
          </table:table-cell>
          <table:table-cell office:value-type="float" office:value="215.4594285714" calcext:value-type="float">
            <text:p>215.4594285714</text:p>
          </table:table-cell>
          <table:table-cell office:value-type="float" office:value="210.3778571429" calcext:value-type="float">
            <text:p>210.3778571429</text:p>
          </table:table-cell>
          <table:table-cell office:value-type="float" office:value="218.6444761905" calcext:value-type="float">
            <text:p>218.6444761905</text:p>
          </table:table-cell>
          <table:table-cell office:value-type="float" office:value="208.0238095238" calcext:value-type="float">
            <text:p>208.0238095238</text:p>
          </table:table-cell>
          <table:table-cell office:value-type="float" office:value="218.6811904762" calcext:value-type="float">
            <text:p>218.6811904762</text:p>
          </table:table-cell>
          <table:table-cell office:value-type="float" office:value="213.6691428571" calcext:value-type="float">
            <text:p>213.6691428571</text:p>
          </table:table-cell>
          <table:table-cell office:value-type="float" office:value="203.4146666667" calcext:value-type="float">
            <text:p>203.4146666667</text:p>
          </table:table-cell>
          <table:table-cell office:value-type="float" office:value="211.2644285714" calcext:value-type="float">
            <text:p>211.2644285714</text:p>
          </table:table-cell>
          <table:table-cell office:value-type="float" office:value="200.9664285714" calcext:value-type="float">
            <text:p>200.9664285714</text:p>
          </table:table-cell>
          <table:table-cell office:value-type="float" office:value="216.3225714286" calcext:value-type="float">
            <text:p>216.3225714286</text:p>
          </table:table-cell>
          <table:table-cell office:value-type="float" office:value="214.2187619048" calcext:value-type="float">
            <text:p>214.2187619048</text:p>
          </table:table-cell>
          <table:table-cell office:value-type="float" office:value="209.2367619048" calcext:value-type="float">
            <text:p>209.2367619048</text:p>
          </table:table-cell>
          <table:table-cell office:value-type="float" office:value="204.6947619048" calcext:value-type="float">
            <text:p>204.6947619048</text:p>
          </table:table-cell>
          <table:table-cell office:value-type="float" office:value="204.9593809524" calcext:value-type="float">
            <text:p>204.9593809524</text:p>
          </table:table-cell>
          <table:table-cell office:value-type="float" office:value="214.2360952381" calcext:value-type="float">
            <text:p>214.2360952381</text:p>
          </table:table-cell>
          <table:table-cell office:value-type="float" office:value="212.4235238095" calcext:value-type="float">
            <text:p>212.4235238095</text:p>
          </table:table-cell>
          <table:table-cell office:value-type="float" office:value="219.7985714286" calcext:value-type="float">
            <text:p>219.7985714286</text:p>
          </table:table-cell>
          <table:table-cell office:value-type="float" office:value="235.4088095238" calcext:value-type="float">
            <text:p>235.4088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max</text:p>
          </table:table-cell>
          <table:table-cell office:value-type="float" office:value="1970.125" calcext:value-type="float">
            <text:p>1970.125</text:p>
          </table:table-cell>
          <table:table-cell office:value-type="float" office:value="1078.852" calcext:value-type="float">
            <text:p>1078.852</text:p>
          </table:table-cell>
          <table:table-cell office:value-type="float" office:value="792.832" calcext:value-type="float">
            <text:p>792.832</text:p>
          </table:table-cell>
          <table:table-cell office:value-type="float" office:value="607.229" calcext:value-type="float">
            <text:p>607.229</text:p>
          </table:table-cell>
          <table:table-cell office:value-type="float" office:value="493.583" calcext:value-type="float">
            <text:p>493.583</text:p>
          </table:table-cell>
          <table:table-cell office:value-type="float" office:value="423.223" calcext:value-type="float">
            <text:p>423.223</text:p>
          </table:table-cell>
          <table:table-cell office:value-type="float" office:value="372.305" calcext:value-type="float">
            <text:p>372.305</text:p>
          </table:table-cell>
          <table:table-cell office:value-type="float" office:value="339.347" calcext:value-type="float">
            <text:p>339.347</text:p>
          </table:table-cell>
          <table:table-cell office:value-type="float" office:value="313.343" calcext:value-type="float">
            <text:p>313.343</text:p>
          </table:table-cell>
          <table:table-cell office:value-type="float" office:value="295.144" calcext:value-type="float">
            <text:p>295.144</text:p>
          </table:table-cell>
          <table:table-cell office:value-type="float" office:value="309.482" calcext:value-type="float">
            <text:p>309.482</text:p>
          </table:table-cell>
          <table:table-cell office:value-type="float" office:value="266.445" calcext:value-type="float">
            <text:p>266.445</text:p>
          </table:table-cell>
          <table:table-cell office:value-type="float" office:value="266.213" calcext:value-type="float">
            <text:p>266.213</text:p>
          </table:table-cell>
          <table:table-cell office:value-type="float" office:value="258.211" calcext:value-type="float">
            <text:p>258.211</text:p>
          </table:table-cell>
          <table:table-cell office:value-type="float" office:value="252.703" calcext:value-type="float">
            <text:p>252.703</text:p>
          </table:table-cell>
          <table:table-cell office:value-type="float" office:value="251.574" calcext:value-type="float">
            <text:p>251.574</text:p>
          </table:table-cell>
          <table:table-cell office:value-type="float" office:value="248.544" calcext:value-type="float">
            <text:p>248.544</text:p>
          </table:table-cell>
          <table:table-cell office:value-type="float" office:value="244.206" calcext:value-type="float">
            <text:p>244.206</text:p>
          </table:table-cell>
          <table:table-cell office:value-type="float" office:value="255.13" calcext:value-type="float">
            <text:p>255.13</text:p>
          </table:table-cell>
          <table:table-cell office:value-type="float" office:value="254.756" calcext:value-type="float">
            <text:p>254.756</text:p>
          </table:table-cell>
          <table:table-cell office:value-type="float" office:value="276.814" calcext:value-type="float">
            <text:p>276.814</text:p>
          </table:table-cell>
          <table:table-cell office:value-type="float" office:value="280.758" calcext:value-type="float">
            <text:p>280.758</text:p>
          </table:table-cell>
          <table:table-cell office:value-type="float" office:value="293.191" calcext:value-type="float">
            <text:p>293.191</text:p>
          </table:table-cell>
          <table:table-cell office:value-type="float" office:value="279.922" calcext:value-type="float">
            <text:p>279.922</text:p>
          </table:table-cell>
          <table:table-cell office:value-type="float" office:value="276.524" calcext:value-type="float">
            <text:p>276.524</text:p>
          </table:table-cell>
          <table:table-cell office:value-type="float" office:value="316.367" calcext:value-type="float">
            <text:p>316.367</text:p>
          </table:table-cell>
          <table:table-cell office:value-type="float" office:value="298.244" calcext:value-type="float">
            <text:p>298.244</text:p>
          </table:table-cell>
          <table:table-cell office:value-type="float" office:value="308.896" calcext:value-type="float">
            <text:p>308.896</text:p>
          </table:table-cell>
          <table:table-cell office:value-type="float" office:value="293.068" calcext:value-type="float">
            <text:p>293.068</text:p>
          </table:table-cell>
          <table:table-cell office:value-type="float" office:value="313.976" calcext:value-type="float">
            <text:p>313.976</text:p>
          </table:table-cell>
          <table:table-cell office:value-type="float" office:value="303.089" calcext:value-type="float">
            <text:p>303.089</text:p>
          </table:table-cell>
          <table:table-cell office:value-type="float" office:value="310.919" calcext:value-type="float">
            <text:p>310.919</text:p>
          </table:table-cell>
          <table:table-cell office:value-type="float" office:value="342.125" calcext:value-type="float">
            <text:p>342.125</text:p>
          </table:table-cell>
          <table:table-cell office:value-type="float" office:value="317.774" calcext:value-type="float">
            <text:p>317.774</text:p>
          </table:table-cell>
          <table:table-cell office:value-type="float" office:value="361.88" calcext:value-type="float">
            <text:p>361.88</text:p>
          </table:table-cell>
          <table:table-cell office:value-type="float" office:value="368.814" calcext:value-type="float">
            <text:p>368.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min</text:p>
          </table:table-cell>
          <table:table-cell office:value-type="float" office:value="1918.451" calcext:value-type="float">
            <text:p>1918.451</text:p>
          </table:table-cell>
          <table:table-cell office:value-type="float" office:value="990.179" calcext:value-type="float">
            <text:p>990.179</text:p>
          </table:table-cell>
          <table:table-cell office:value-type="float" office:value="746.696" calcext:value-type="float">
            <text:p>746.696</text:p>
          </table:table-cell>
          <table:table-cell office:value-type="float" office:value="565.166" calcext:value-type="float">
            <text:p>565.166</text:p>
          </table:table-cell>
          <table:table-cell office:value-type="float" office:value="451.182" calcext:value-type="float">
            <text:p>451.182</text:p>
          </table:table-cell>
          <table:table-cell office:value-type="float" office:value="392.59" calcext:value-type="float">
            <text:p>392.59</text:p>
          </table:table-cell>
          <table:table-cell office:value-type="float" office:value="353.731" calcext:value-type="float">
            <text:p>353.731</text:p>
          </table:table-cell>
          <table:table-cell office:value-type="float" office:value="307.307" calcext:value-type="float">
            <text:p>307.307</text:p>
          </table:table-cell>
          <table:table-cell office:value-type="float" office:value="268.366" calcext:value-type="float">
            <text:p>268.366</text:p>
          </table:table-cell>
          <table:table-cell office:value-type="float" office:value="267.351" calcext:value-type="float">
            <text:p>267.351</text:p>
          </table:table-cell>
          <table:table-cell office:value-type="float" office:value="226.429" calcext:value-type="float">
            <text:p>226.429</text:p>
          </table:table-cell>
          <table:table-cell office:value-type="float" office:value="215.422" calcext:value-type="float">
            <text:p>215.422</text:p>
          </table:table-cell>
          <table:table-cell office:value-type="float" office:value="209.45" calcext:value-type="float">
            <text:p>209.45</text:p>
          </table:table-cell>
          <table:table-cell office:value-type="float" office:value="206.692" calcext:value-type="float">
            <text:p>206.692</text:p>
          </table:table-cell>
          <table:table-cell office:value-type="float" office:value="193.7" calcext:value-type="float">
            <text:p>193.7</text:p>
          </table:table-cell>
          <table:table-cell office:value-type="float" office:value="203.05" calcext:value-type="float">
            <text:p>203.05</text:p>
          </table:table-cell>
          <table:table-cell office:value-type="float" office:value="186.787" calcext:value-type="float">
            <text:p>186.787</text:p>
          </table:table-cell>
          <table:table-cell office:value-type="float" office:value="180.674" calcext:value-type="float">
            <text:p>180.674</text:p>
          </table:table-cell>
          <table:table-cell office:value-type="float" office:value="167.926" calcext:value-type="float">
            <text:p>167.926</text:p>
          </table:table-cell>
          <table:table-cell office:value-type="float" office:value="174.01" calcext:value-type="float">
            <text:p>174.01</text:p>
          </table:table-cell>
          <table:table-cell office:value-type="float" office:value="179.489" calcext:value-type="float">
            <text:p>179.489</text:p>
          </table:table-cell>
          <table:table-cell office:value-type="float" office:value="177.039" calcext:value-type="float">
            <text:p>177.039</text:p>
          </table:table-cell>
          <table:table-cell office:value-type="float" office:value="160.501" calcext:value-type="float">
            <text:p>160.501</text:p>
          </table:table-cell>
          <table:table-cell office:value-type="float" office:value="173.745" calcext:value-type="float">
            <text:p>173.745</text:p>
          </table:table-cell>
          <table:table-cell office:value-type="float" office:value="156.863" calcext:value-type="float">
            <text:p>156.863</text:p>
          </table:table-cell>
          <table:table-cell office:value-type="float" office:value="148.312" calcext:value-type="float">
            <text:p>148.312</text:p>
          </table:table-cell>
          <table:table-cell office:value-type="float" office:value="160.852" calcext:value-type="float">
            <text:p>160.852</text:p>
          </table:table-cell>
          <table:table-cell office:value-type="float" office:value="159.799" calcext:value-type="float">
            <text:p>159.799</text:p>
          </table:table-cell>
          <table:table-cell office:value-type="float" office:value="163.574" calcext:value-type="float">
            <text:p>163.574</text:p>
          </table:table-cell>
          <table:table-cell office:value-type="float" office:value="148.307" calcext:value-type="float">
            <text:p>148.307</text:p>
          </table:table-cell>
          <table:table-cell office:value-type="float" office:value="161.834" calcext:value-type="float">
            <text:p>161.834</text:p>
          </table:table-cell>
          <table:table-cell office:value-type="float" office:value="154.441" calcext:value-type="float">
            <text:p>154.441</text:p>
          </table:table-cell>
          <table:table-cell office:value-type="float" office:value="160.539" calcext:value-type="float">
            <text:p>160.539</text:p>
          </table:table-cell>
          <table:table-cell office:value-type="float" office:value="159.661" calcext:value-type="float">
            <text:p>159.661</text:p>
          </table:table-cell>
          <table:table-cell office:value-type="float" office:value="172.962" calcext:value-type="float">
            <text:p>172.962</text:p>
          </table:table-cell>
          <table:table-cell office:value-type="float" office:value="169.109" calcext:value-type="float">
            <text:p>169.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std</text:p>
          </table:table-cell>
          <table:table-cell office:value-type="float" office:value="12.0274137072" calcext:value-type="float">
            <text:p>12.0274137072</text:p>
          </table:table-cell>
          <table:table-cell office:value-type="float" office:value="31.5326500305" calcext:value-type="float">
            <text:p>31.5326500305</text:p>
          </table:table-cell>
          <table:table-cell office:value-type="float" office:value="13.9365469285" calcext:value-type="float">
            <text:p>13.9365469285</text:p>
          </table:table-cell>
          <table:table-cell office:value-type="float" office:value="11.2691014333" calcext:value-type="float">
            <text:p>11.2691014333</text:p>
          </table:table-cell>
          <table:table-cell office:value-type="float" office:value="9.5633721745" calcext:value-type="float">
            <text:p>9.5633721745</text:p>
          </table:table-cell>
          <table:table-cell office:value-type="float" office:value="7.7031966296" calcext:value-type="float">
            <text:p>7.7031966296</text:p>
          </table:table-cell>
          <table:table-cell office:value-type="float" office:value="5.6588212596" calcext:value-type="float">
            <text:p>5.6588212596</text:p>
          </table:table-cell>
          <table:table-cell office:value-type="float" office:value="8.6924084941" calcext:value-type="float">
            <text:p>8.6924084941</text:p>
          </table:table-cell>
          <table:table-cell office:value-type="float" office:value="11.3853037929" calcext:value-type="float">
            <text:p>11.3853037929</text:p>
          </table:table-cell>
          <table:table-cell office:value-type="float" office:value="7.5851827269" calcext:value-type="float">
            <text:p>7.5851827269</text:p>
          </table:table-cell>
          <table:table-cell office:value-type="float" office:value="18.778150898" calcext:value-type="float">
            <text:p>18.778150898</text:p>
          </table:table-cell>
          <table:table-cell office:value-type="float" office:value="13.7568927001" calcext:value-type="float">
            <text:p>13.7568927001</text:p>
          </table:table-cell>
          <table:table-cell office:value-type="float" office:value="12.3079697655" calcext:value-type="float">
            <text:p>12.3079697655</text:p>
          </table:table-cell>
          <table:table-cell office:value-type="float" office:value="15.1126391353" calcext:value-type="float">
            <text:p>15.1126391353</text:p>
          </table:table-cell>
          <table:table-cell office:value-type="float" office:value="18.1766258712" calcext:value-type="float">
            <text:p>18.1766258712</text:p>
          </table:table-cell>
          <table:table-cell office:value-type="float" office:value="13.3996785763" calcext:value-type="float">
            <text:p>13.3996785763</text:p>
          </table:table-cell>
          <table:table-cell office:value-type="float" office:value="17.8032817456" calcext:value-type="float">
            <text:p>17.8032817456</text:p>
          </table:table-cell>
          <table:table-cell office:value-type="float" office:value="17.6722400999" calcext:value-type="float">
            <text:p>17.6722400999</text:p>
          </table:table-cell>
          <table:table-cell office:value-type="float" office:value="25.9482444542" calcext:value-type="float">
            <text:p>25.9482444542</text:p>
          </table:table-cell>
          <table:table-cell office:value-type="float" office:value="24.8880197792" calcext:value-type="float">
            <text:p>24.8880197792</text:p>
          </table:table-cell>
          <table:table-cell office:value-type="float" office:value="26.0297448943" calcext:value-type="float">
            <text:p>26.0297448943</text:p>
          </table:table-cell>
          <table:table-cell office:value-type="float" office:value="28.2774969395" calcext:value-type="float">
            <text:p>28.2774969395</text:p>
          </table:table-cell>
          <table:table-cell office:value-type="float" office:value="41.586604273" calcext:value-type="float">
            <text:p>41.586604273</text:p>
          </table:table-cell>
          <table:table-cell office:value-type="float" office:value="35.6157258403" calcext:value-type="float">
            <text:p>35.6157258403</text:p>
          </table:table-cell>
          <table:table-cell office:value-type="float" office:value="34.5509107019" calcext:value-type="float">
            <text:p>34.5509107019</text:p>
          </table:table-cell>
          <table:table-cell office:value-type="float" office:value="48.8986877969" calcext:value-type="float">
            <text:p>48.8986877969</text:p>
          </table:table-cell>
          <table:table-cell office:value-type="float" office:value="36.3104456742" calcext:value-type="float">
            <text:p>36.3104456742</text:p>
          </table:table-cell>
          <table:table-cell office:value-type="float" office:value="44.7755538152" calcext:value-type="float">
            <text:p>44.7755538152</text:p>
          </table:table-cell>
          <table:table-cell office:value-type="float" office:value="43.9550827367" calcext:value-type="float">
            <text:p>43.9550827367</text:p>
          </table:table-cell>
          <table:table-cell office:value-type="float" office:value="47.1853276283" calcext:value-type="float">
            <text:p>47.1853276283</text:p>
          </table:table-cell>
          <table:table-cell office:value-type="float" office:value="40.657404601" calcext:value-type="float">
            <text:p>40.657404601</text:p>
          </table:table-cell>
          <table:table-cell office:value-type="float" office:value="50.5702530639" calcext:value-type="float">
            <text:p>50.5702530639</text:p>
          </table:table-cell>
          <table:table-cell office:value-type="float" office:value="52.2560893044" calcext:value-type="float">
            <text:p>52.2560893044</text:p>
          </table:table-cell>
          <table:table-cell office:value-type="float" office:value="48.595366895" calcext:value-type="float">
            <text:p>48.595366895</text:p>
          </table:table-cell>
          <table:table-cell office:value-type="float" office:value="49.5018303122" calcext:value-type="float">
            <text:p>49.5018303122</text:p>
          </table:table-cell>
          <table:table-cell office:value-type="float" office:value="66.8483840258" calcext:value-type="float">
            <text:p>66.8483840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spu</text:p>
          </table:table-cell>
          <table:table-cell table:formula="of:=[.B30]/[.B2]" office:value-type="float" office:value="0.699890606209326" calcext:value-type="float">
            <text:p>0.6998906062</text:p>
          </table:table-cell>
          <table:table-cell table:formula="of:=[.B30]/[.C2]" office:value-type="float" office:value="1.29231759651975" calcext:value-type="float">
            <text:p>1.2923175965</text:p>
          </table:table-cell>
          <table:table-cell table:formula="of:=[.B30]/[.D2]" office:value-type="float" office:value="1.75404254386296" calcext:value-type="float">
            <text:p>1.7540425439</text:p>
          </table:table-cell>
          <table:table-cell table:formula="of:=[.B30]/[.E2]" office:value-type="float" office:value="2.28688076740228" calcext:value-type="float">
            <text:p>2.2868807674</text:p>
          </table:table-cell>
          <table:table-cell table:formula="of:=[.B30]/[.F2]" office:value-type="float" office:value="2.81570520993501" calcext:value-type="float">
            <text:p>2.8157052099</text:p>
          </table:table-cell>
          <table:table-cell table:formula="of:=[.B30]/[.G2]" office:value-type="float" office:value="3.28286898573274" calcext:value-type="float">
            <text:p>3.2828689857</text:p>
          </table:table-cell>
          <table:table-cell table:formula="of:=[.B30]/[.H2]" office:value-type="float" office:value="3.70981302572676" calcext:value-type="float">
            <text:p>3.7098130257</text:p>
          </table:table-cell>
          <table:table-cell table:formula="of:=[.B30]/[.I2]" office:value-type="float" office:value="4.13638350000535" calcext:value-type="float">
            <text:p>4.1363835</text:p>
          </table:table-cell>
          <table:table-cell table:formula="of:=[.B30]/[.J2]" office:value-type="float" office:value="4.56502245077925" calcext:value-type="float">
            <text:p>4.5650224508</text:p>
          </table:table-cell>
          <table:table-cell table:formula="of:=[.B30]/[.K2]" office:value-type="float" office:value="4.76309208999416" calcext:value-type="float">
            <text:p>4.76309209</text:p>
          </table:table-cell>
          <table:table-cell table:formula="of:=[.B30]/[.L2]" office:value-type="float" office:value="5.05714804988328" calcext:value-type="float">
            <text:p>5.0571480499</text:p>
          </table:table-cell>
          <table:table-cell table:formula="of:=[.B30]/[.M2]" office:value-type="float" office:value="5.45780064059573" calcext:value-type="float">
            <text:p>5.4578006406</text:p>
          </table:table-cell>
          <table:table-cell table:formula="of:=[.B30]/[.N2]" office:value-type="float" office:value="5.59992978552434" calcext:value-type="float">
            <text:p>5.5999297855</text:p>
          </table:table-cell>
          <table:table-cell table:formula="of:=[.B30]/[.O2]" office:value-type="float" office:value="5.66694323850459" calcext:value-type="float">
            <text:p>5.6669432385</text:p>
          </table:table-cell>
          <table:table-cell table:formula="of:=[.B30]/[.P2]" office:value-type="float" office:value="6.02601891752559" calcext:value-type="float">
            <text:p>6.0260189175</text:p>
          </table:table-cell>
          <table:table-cell table:formula="of:=[.B30]/[.Q2]" office:value-type="float" office:value="5.98905139896227" calcext:value-type="float">
            <text:p>5.989051399</text:p>
          </table:table-cell>
          <table:table-cell table:formula="of:=[.B30]/[.R2]" office:value-type="float" office:value="6.22614466146374" calcext:value-type="float">
            <text:p>6.2261446615</text:p>
          </table:table-cell>
          <table:table-cell table:formula="of:=[.B30]/[.S2]" office:value-type="float" office:value="6.2264281420762" calcext:value-type="float">
            <text:p>6.2264281421</text:p>
          </table:table-cell>
          <table:table-cell table:formula="of:=[.B30]/[.T2]" office:value-type="float" office:value="6.28656429185293" calcext:value-type="float">
            <text:p>6.2865642919</text:p>
          </table:table-cell>
          <table:table-cell table:formula="of:=[.B30]/[.U2]" office:value-type="float" office:value="6.43841309344619" calcext:value-type="float">
            <text:p>6.4384130934</text:p>
          </table:table-cell>
          <table:table-cell table:formula="of:=[.B30]/[.V2]" office:value-type="float" office:value="6.19498637056742" calcext:value-type="float">
            <text:p>6.1949863706</text:p>
          </table:table-cell>
          <table:table-cell table:formula="of:=[.B30]/[.W2]" office:value-type="float" office:value="6.51127172942688" calcext:value-type="float">
            <text:p>6.5112717294</text:p>
          </table:table-cell>
          <table:table-cell table:formula="of:=[.B30]/[.X2]" office:value-type="float" office:value="6.19394629712068" calcext:value-type="float">
            <text:p>6.1939462971</text:p>
          </table:table-cell>
          <table:table-cell table:formula="of:=[.B30]/[.Y2]" office:value-type="float" office:value="6.33923800080893" calcext:value-type="float">
            <text:p>6.3392380008</text:p>
          </table:table-cell>
          <table:table-cell table:formula="of:=[.B30]/[.Z2]" office:value-type="float" office:value="6.65880967285108" calcext:value-type="float">
            <text:p>6.6588096729</text:p>
          </table:table-cell>
          <table:table-cell table:formula="of:=[.B30]/[.AA2]" office:value-type="float" office:value="6.41139428515874" calcext:value-type="float">
            <text:p>6.4113942852</text:p>
          </table:table-cell>
          <table:table-cell table:formula="of:=[.B30]/[.AB2]" office:value-type="float" office:value="6.73992944806087" calcext:value-type="float">
            <text:p>6.7399294481</text:p>
          </table:table-cell>
          <table:table-cell table:formula="of:=[.B30]/[.AC2]" office:value-type="float" office:value="6.26148044124498" calcext:value-type="float">
            <text:p>6.2614804412</text:p>
          </table:table-cell>
          <table:table-cell table:formula="of:=[.B30]/[.AD2]" office:value-type="float" office:value="6.32297347793443" calcext:value-type="float">
            <text:p>6.3229734779</text:p>
          </table:table-cell>
          <table:table-cell table:formula="of:=[.B30]/[.AE2]" office:value-type="float" office:value="6.47352567335313" calcext:value-type="float">
            <text:p>6.4735256734</text:p>
          </table:table-cell>
          <table:table-cell table:formula="of:=[.B30]/[.AF2]" office:value-type="float" office:value="6.6171676177525" calcext:value-type="float">
            <text:p>6.6171676178</text:p>
          </table:table-cell>
          <table:table-cell table:formula="of:=[.B30]/[.AG2]" office:value-type="float" office:value="6.6086243220776" calcext:value-type="float">
            <text:p>6.6086243221</text:p>
          </table:table-cell>
          <table:table-cell table:formula="of:=[.B30]/[.AH2]" office:value-type="float" office:value="6.32246190117787" calcext:value-type="float">
            <text:p>6.3224619012</text:p>
          </table:table-cell>
          <table:table-cell table:formula="of:=[.B30]/[.AI2]" office:value-type="float" office:value="6.37641032268491" calcext:value-type="float">
            <text:p>6.3764103227</text:p>
          </table:table-cell>
          <table:table-cell table:formula="of:=[.B30]/[.AJ2]" office:value-type="float" office:value="6.16245838722387" calcext:value-type="float">
            <text:p>6.1624583872</text:p>
          </table:table-cell>
          <table:table-cell table:formula="of:=[.B30]/[.AK2]" office:value-type="float" office:value="5.75381844349822" calcext:value-type="float">
            <text:p>5.7538184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0_eff</text:p>
          </table:table-cell>
          <table:table-cell table:formula="of:=[.B6]/[.B1]" office:value-type="float" office:value="0.699890606209326" calcext:value-type="float">
            <text:p>0.6998906062</text:p>
          </table:table-cell>
          <table:table-cell table:formula="of:=[.C6]/[.C1]" office:value-type="float" office:value="0.646158798259875" calcext:value-type="float">
            <text:p>0.6461587983</text:p>
          </table:table-cell>
          <table:table-cell table:formula="of:=[.D6]/[.D1]" office:value-type="float" office:value="0.58468084795432" calcext:value-type="float">
            <text:p>0.584680848</text:p>
          </table:table-cell>
          <table:table-cell table:formula="of:=[.E6]/[.E1]" office:value-type="float" office:value="0.571720191850569" calcext:value-type="float">
            <text:p>0.5717201919</text:p>
          </table:table-cell>
          <table:table-cell table:formula="of:=[.F6]/[.F1]" office:value-type="float" office:value="0.563141041987002" calcext:value-type="float">
            <text:p>0.563141042</text:p>
          </table:table-cell>
          <table:table-cell table:formula="of:=[.G6]/[.G1]" office:value-type="float" office:value="0.547144830955457" calcext:value-type="float">
            <text:p>0.547144831</text:p>
          </table:table-cell>
          <table:table-cell table:formula="of:=[.H6]/[.H1]" office:value-type="float" office:value="0.529973289389538" calcext:value-type="float">
            <text:p>0.5299732894</text:p>
          </table:table-cell>
          <table:table-cell table:formula="of:=[.I6]/[.I1]" office:value-type="float" office:value="0.517047937500669" calcext:value-type="float">
            <text:p>0.5170479375</text:p>
          </table:table-cell>
          <table:table-cell table:formula="of:=[.J6]/[.J1]" office:value-type="float" office:value="0.50722471675325" calcext:value-type="float">
            <text:p>0.5072247168</text:p>
          </table:table-cell>
          <table:table-cell table:formula="of:=[.K6]/[.K1]" office:value-type="float" office:value="0.476309208999416" calcext:value-type="float">
            <text:p>0.476309209</text:p>
          </table:table-cell>
          <table:table-cell table:formula="of:=[.L6]/[.L1]" office:value-type="float" office:value="0.459740731807571" calcext:value-type="float">
            <text:p>0.4597407318</text:p>
          </table:table-cell>
          <table:table-cell table:formula="of:=[.M6]/[.M1]" office:value-type="float" office:value="0.454816720049644" calcext:value-type="float">
            <text:p>0.45481672</text:p>
          </table:table-cell>
          <table:table-cell table:formula="of:=[.N6]/[.N1]" office:value-type="float" office:value="0.430763829655718" calcext:value-type="float">
            <text:p>0.4307638297</text:p>
          </table:table-cell>
          <table:table-cell table:formula="of:=[.O6]/[.O1]" office:value-type="float" office:value="0.404781659893185" calcext:value-type="float">
            <text:p>0.4047816599</text:p>
          </table:table-cell>
          <table:table-cell table:formula="of:=[.P6]/[.P1]" office:value-type="float" office:value="0.401734594501706" calcext:value-type="float">
            <text:p>0.4017345945</text:p>
          </table:table-cell>
          <table:table-cell table:formula="of:=[.Q6]/[.Q1]" office:value-type="float" office:value="0.374315712435142" calcext:value-type="float">
            <text:p>0.3743157124</text:p>
          </table:table-cell>
          <table:table-cell table:formula="of:=[.R6]/[.R1]" office:value-type="float" office:value="0.366243803615514" calcext:value-type="float">
            <text:p>0.3662438036</text:p>
          </table:table-cell>
          <table:table-cell table:formula="of:=[.S6]/[.S1]" office:value-type="float" office:value="0.345912674559789" calcext:value-type="float">
            <text:p>0.3459126746</text:p>
          </table:table-cell>
          <table:table-cell table:formula="of:=[.T6]/[.T1]" office:value-type="float" office:value="0.330871804834365" calcext:value-type="float">
            <text:p>0.3308718048</text:p>
          </table:table-cell>
          <table:table-cell table:formula="of:=[.U6]/[.U1]" office:value-type="float" office:value="0.32192065467231" calcext:value-type="float">
            <text:p>0.3219206547</text:p>
          </table:table-cell>
          <table:table-cell table:formula="of:=[.V6]/[.V1]" office:value-type="float" office:value="0.294999350979401" calcext:value-type="float">
            <text:p>0.294999351</text:p>
          </table:table-cell>
          <table:table-cell table:formula="of:=[.W6]/[.W1]" office:value-type="float" office:value="0.295966896792131" calcext:value-type="float">
            <text:p>0.2959668968</text:p>
          </table:table-cell>
          <table:table-cell table:formula="of:=[.X6]/[.X1]" office:value-type="float" office:value="0.26930201291829" calcext:value-type="float">
            <text:p>0.2693020129</text:p>
          </table:table-cell>
          <table:table-cell table:formula="of:=[.Y6]/[.Y1]" office:value-type="float" office:value="0.264134916700372" calcext:value-type="float">
            <text:p>0.2641349167</text:p>
          </table:table-cell>
          <table:table-cell table:formula="of:=[.Z6]/[.Z1]" office:value-type="float" office:value="0.266352386914043" calcext:value-type="float">
            <text:p>0.2663523869</text:p>
          </table:table-cell>
          <table:table-cell table:formula="of:=[.AA6]/[.AA1]" office:value-type="float" office:value="0.246592087890721" calcext:value-type="float">
            <text:p>0.2465920879</text:p>
          </table:table-cell>
          <table:table-cell table:formula="of:=[.AB6]/[.AB1]" office:value-type="float" office:value="0.249627016594847" calcext:value-type="float">
            <text:p>0.2496270166</text:p>
          </table:table-cell>
          <table:table-cell table:formula="of:=[.AC6]/[.AC1]" office:value-type="float" office:value="0.223624301473035" calcext:value-type="float">
            <text:p>0.2236243015</text:p>
          </table:table-cell>
          <table:table-cell table:formula="of:=[.AD6]/[.AD1]" office:value-type="float" office:value="0.218033568204635" calcext:value-type="float">
            <text:p>0.2180335682</text:p>
          </table:table-cell>
          <table:table-cell table:formula="of:=[.AE6]/[.AE1]" office:value-type="float" office:value="0.215784189111771" calcext:value-type="float">
            <text:p>0.2157841891</text:p>
          </table:table-cell>
          <table:table-cell table:formula="of:=[.AF6]/[.AF1]" office:value-type="float" office:value="0.2134570199275" calcext:value-type="float">
            <text:p>0.2134570199</text:p>
          </table:table-cell>
          <table:table-cell table:formula="of:=[.AG6]/[.AG1]" office:value-type="float" office:value="0.206519510064925" calcext:value-type="float">
            <text:p>0.2065195101</text:p>
          </table:table-cell>
          <table:table-cell table:formula="of:=[.AH6]/[.AH1]" office:value-type="float" office:value="0.191589754581147" calcext:value-type="float">
            <text:p>0.1915897546</text:p>
          </table:table-cell>
          <table:table-cell table:formula="of:=[.AI6]/[.AI1]" office:value-type="float" office:value="0.187541480078968" calcext:value-type="float">
            <text:p>0.1875414801</text:p>
          </table:table-cell>
          <table:table-cell table:formula="of:=[.AJ6]/[.AJ1]" office:value-type="float" office:value="0.176070239634968" calcext:value-type="float">
            <text:p>0.1760702396</text:p>
          </table:table-cell>
          <table:table-cell table:formula="of:=[.AK6]/[.AK1]" office:value-type="float" office:value="0.159828290097173" calcext:value-type="float">
            <text:p>0.1598282901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cilk1_avg</text:p>
          </table:table-cell>
          <table:table-cell office:value-type="float" office:value="2188.7285" calcext:value-type="float">
            <text:p>2188.7285</text:p>
          </table:table-cell>
          <table:table-cell office:value-type="float" office:value="1120.361952381" calcext:value-type="float">
            <text:p>1120.361952381</text:p>
          </table:table-cell>
          <table:table-cell office:value-type="float" office:value="821.3128095238" calcext:value-type="float">
            <text:p>821.3128095238</text:p>
          </table:table-cell>
          <table:table-cell office:value-type="float" office:value="649.7297619048" calcext:value-type="float">
            <text:p>649.7297619048</text:p>
          </table:table-cell>
          <table:table-cell office:value-type="float" office:value="535.2726190476" calcext:value-type="float">
            <text:p>535.2726190476</text:p>
          </table:table-cell>
          <table:table-cell office:value-type="float" office:value="456.522" calcext:value-type="float">
            <text:p>456.522</text:p>
          </table:table-cell>
          <table:table-cell office:value-type="float" office:value="401.454047619" calcext:value-type="float">
            <text:p>401.454047619</text:p>
          </table:table-cell>
          <table:table-cell office:value-type="float" office:value="358.9092857143" calcext:value-type="float">
            <text:p>358.9092857143</text:p>
          </table:table-cell>
          <table:table-cell office:value-type="float" office:value="327.9144285714" calcext:value-type="float">
            <text:p>327.9144285714</text:p>
          </table:table-cell>
          <table:table-cell office:value-type="float" office:value="308.5922380952" calcext:value-type="float">
            <text:p>308.5922380952</text:p>
          </table:table-cell>
          <table:table-cell office:value-type="float" office:value="289.3686190476" calcext:value-type="float">
            <text:p>289.3686190476</text:p>
          </table:table-cell>
          <table:table-cell office:value-type="float" office:value="278.8112380952" calcext:value-type="float">
            <text:p>278.8112380952</text:p>
          </table:table-cell>
          <table:table-cell office:value-type="float" office:value="264.9526190476" calcext:value-type="float">
            <text:p>264.9526190476</text:p>
          </table:table-cell>
          <table:table-cell office:value-type="float" office:value="258.5277142857" calcext:value-type="float">
            <text:p>258.5277142857</text:p>
          </table:table-cell>
          <table:table-cell office:value-type="float" office:value="248.8583809524" calcext:value-type="float">
            <text:p>248.8583809524</text:p>
          </table:table-cell>
          <table:table-cell office:value-type="float" office:value="245.9787619048" calcext:value-type="float">
            <text:p>245.9787619048</text:p>
          </table:table-cell>
          <table:table-cell office:value-type="float" office:value="231.6016666667" calcext:value-type="float">
            <text:p>231.6016666667</text:p>
          </table:table-cell>
          <table:table-cell office:value-type="float" office:value="235.8942380952" calcext:value-type="float">
            <text:p>235.8942380952</text:p>
          </table:table-cell>
          <table:table-cell office:value-type="float" office:value="223.6055714286" calcext:value-type="float">
            <text:p>223.6055714286</text:p>
          </table:table-cell>
          <table:table-cell office:value-type="float" office:value="230.508047619" calcext:value-type="float">
            <text:p>230.508047619</text:p>
          </table:table-cell>
          <table:table-cell office:value-type="float" office:value="226.9962380952" calcext:value-type="float">
            <text:p>226.9962380952</text:p>
          </table:table-cell>
          <table:table-cell office:value-type="float" office:value="216.4061428571" calcext:value-type="float">
            <text:p>216.4061428571</text:p>
          </table:table-cell>
          <table:table-cell office:value-type="float" office:value="219.1680952381" calcext:value-type="float">
            <text:p>219.1680952381</text:p>
          </table:table-cell>
          <table:table-cell office:value-type="float" office:value="228.0525238095" calcext:value-type="float">
            <text:p>228.0525238095</text:p>
          </table:table-cell>
          <table:table-cell office:value-type="float" office:value="227.8495238095" calcext:value-type="float">
            <text:p>227.8495238095</text:p>
          </table:table-cell>
          <table:table-cell office:value-type="float" office:value="224.4723333333" calcext:value-type="float">
            <text:p>224.4723333333</text:p>
          </table:table-cell>
          <table:table-cell office:value-type="float" office:value="230.8115238095" calcext:value-type="float">
            <text:p>230.8115238095</text:p>
          </table:table-cell>
          <table:table-cell office:value-type="float" office:value="216.6712857143" calcext:value-type="float">
            <text:p>216.6712857143</text:p>
          </table:table-cell>
          <table:table-cell office:value-type="float" office:value="225.3715714286" calcext:value-type="float">
            <text:p>225.3715714286</text:p>
          </table:table-cell>
          <table:table-cell office:value-type="float" office:value="219.9522380952" calcext:value-type="float">
            <text:p>219.9522380952</text:p>
          </table:table-cell>
          <table:table-cell office:value-type="float" office:value="206.071047619" calcext:value-type="float">
            <text:p>206.071047619</text:p>
          </table:table-cell>
          <table:table-cell office:value-type="float" office:value="214.605047619" calcext:value-type="float">
            <text:p>214.605047619</text:p>
          </table:table-cell>
          <table:table-cell office:value-type="float" office:value="213.9350952381" calcext:value-type="float">
            <text:p>213.9350952381</text:p>
          </table:table-cell>
          <table:table-cell office:value-type="float" office:value="210.6380952381" calcext:value-type="float">
            <text:p>210.6380952381</text:p>
          </table:table-cell>
          <table:table-cell office:value-type="float" office:value="219.6378095238" calcext:value-type="float">
            <text:p>219.6378095238</text:p>
          </table:table-cell>
          <table:table-cell office:value-type="float" office:value="213.4702857143" calcext:value-type="float">
            <text:p>213.470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max</text:p>
          </table:table-cell>
          <table:table-cell office:value-type="float" office:value="2242.846" calcext:value-type="float">
            <text:p>2242.846</text:p>
          </table:table-cell>
          <table:table-cell office:value-type="float" office:value="1148.52" calcext:value-type="float">
            <text:p>1148.52</text:p>
          </table:table-cell>
          <table:table-cell office:value-type="float" office:value="866.272" calcext:value-type="float">
            <text:p>866.272</text:p>
          </table:table-cell>
          <table:table-cell office:value-type="float" office:value="684.639" calcext:value-type="float">
            <text:p>684.639</text:p>
          </table:table-cell>
          <table:table-cell office:value-type="float" office:value="551.606" calcext:value-type="float">
            <text:p>551.606</text:p>
          </table:table-cell>
          <table:table-cell office:value-type="float" office:value="468.417" calcext:value-type="float">
            <text:p>468.417</text:p>
          </table:table-cell>
          <table:table-cell office:value-type="float" office:value="409.911" calcext:value-type="float">
            <text:p>409.911</text:p>
          </table:table-cell>
          <table:table-cell office:value-type="float" office:value="377.6" calcext:value-type="float">
            <text:p>377.6</text:p>
          </table:table-cell>
          <table:table-cell office:value-type="float" office:value="344.139" calcext:value-type="float">
            <text:p>344.139</text:p>
          </table:table-cell>
          <table:table-cell office:value-type="float" office:value="324.939" calcext:value-type="float">
            <text:p>324.939</text:p>
          </table:table-cell>
          <table:table-cell office:value-type="float" office:value="306.485" calcext:value-type="float">
            <text:p>306.485</text:p>
          </table:table-cell>
          <table:table-cell office:value-type="float" office:value="292.28" calcext:value-type="float">
            <text:p>292.28</text:p>
          </table:table-cell>
          <table:table-cell office:value-type="float" office:value="286.908" calcext:value-type="float">
            <text:p>286.908</text:p>
          </table:table-cell>
          <table:table-cell office:value-type="float" office:value="277.846" calcext:value-type="float">
            <text:p>277.846</text:p>
          </table:table-cell>
          <table:table-cell office:value-type="float" office:value="272.106" calcext:value-type="float">
            <text:p>272.106</text:p>
          </table:table-cell>
          <table:table-cell office:value-type="float" office:value="267.471" calcext:value-type="float">
            <text:p>267.471</text:p>
          </table:table-cell>
          <table:table-cell office:value-type="float" office:value="254.831" calcext:value-type="float">
            <text:p>254.831</text:p>
          </table:table-cell>
          <table:table-cell office:value-type="float" office:value="268.388" calcext:value-type="float">
            <text:p>268.388</text:p>
          </table:table-cell>
          <table:table-cell office:value-type="float" office:value="256.644" calcext:value-type="float">
            <text:p>256.644</text:p>
          </table:table-cell>
          <table:table-cell office:value-type="float" office:value="259.001" calcext:value-type="float">
            <text:p>259.001</text:p>
          </table:table-cell>
          <table:table-cell office:value-type="float" office:value="273.697" calcext:value-type="float">
            <text:p>273.697</text:p>
          </table:table-cell>
          <table:table-cell office:value-type="float" office:value="258.392" calcext:value-type="float">
            <text:p>258.392</text:p>
          </table:table-cell>
          <table:table-cell office:value-type="float" office:value="287.788" calcext:value-type="float">
            <text:p>287.788</text:p>
          </table:table-cell>
          <table:table-cell office:value-type="float" office:value="306.981" calcext:value-type="float">
            <text:p>306.981</text:p>
          </table:table-cell>
          <table:table-cell office:value-type="float" office:value="305.639" calcext:value-type="float">
            <text:p>305.639</text:p>
          </table:table-cell>
          <table:table-cell office:value-type="float" office:value="301.655" calcext:value-type="float">
            <text:p>301.655</text:p>
          </table:table-cell>
          <table:table-cell office:value-type="float" office:value="306.4" calcext:value-type="float">
            <text:p>306.4</text:p>
          </table:table-cell>
          <table:table-cell office:value-type="float" office:value="278.699" calcext:value-type="float">
            <text:p>278.699</text:p>
          </table:table-cell>
          <table:table-cell office:value-type="float" office:value="356.286" calcext:value-type="float">
            <text:p>356.286</text:p>
          </table:table-cell>
          <table:table-cell office:value-type="float" office:value="295.765" calcext:value-type="float">
            <text:p>295.765</text:p>
          </table:table-cell>
          <table:table-cell office:value-type="float" office:value="272.528" calcext:value-type="float">
            <text:p>272.528</text:p>
          </table:table-cell>
          <table:table-cell office:value-type="float" office:value="313.283" calcext:value-type="float">
            <text:p>313.283</text:p>
          </table:table-cell>
          <table:table-cell office:value-type="float" office:value="341.069" calcext:value-type="float">
            <text:p>341.069</text:p>
          </table:table-cell>
          <table:table-cell office:value-type="float" office:value="301.887" calcext:value-type="float">
            <text:p>301.887</text:p>
          </table:table-cell>
          <table:table-cell office:value-type="float" office:value="338.232" calcext:value-type="float">
            <text:p>338.232</text:p>
          </table:table-cell>
          <table:table-cell office:value-type="float" office:value="359.988" calcext:value-type="float">
            <text:p>359.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min</text:p>
          </table:table-cell>
          <table:table-cell office:value-type="float" office:value="2167.261" calcext:value-type="float">
            <text:p>2167.261</text:p>
          </table:table-cell>
          <table:table-cell office:value-type="float" office:value="1089.723" calcext:value-type="float">
            <text:p>1089.723</text:p>
          </table:table-cell>
          <table:table-cell office:value-type="float" office:value="786.141" calcext:value-type="float">
            <text:p>786.141</text:p>
          </table:table-cell>
          <table:table-cell office:value-type="float" office:value="606.975" calcext:value-type="float">
            <text:p>606.975</text:p>
          </table:table-cell>
          <table:table-cell office:value-type="float" office:value="518.119" calcext:value-type="float">
            <text:p>518.119</text:p>
          </table:table-cell>
          <table:table-cell office:value-type="float" office:value="440.252" calcext:value-type="float">
            <text:p>440.252</text:p>
          </table:table-cell>
          <table:table-cell office:value-type="float" office:value="383.039" calcext:value-type="float">
            <text:p>383.039</text:p>
          </table:table-cell>
          <table:table-cell office:value-type="float" office:value="333.255" calcext:value-type="float">
            <text:p>333.255</text:p>
          </table:table-cell>
          <table:table-cell office:value-type="float" office:value="304.957" calcext:value-type="float">
            <text:p>304.957</text:p>
          </table:table-cell>
          <table:table-cell office:value-type="float" office:value="278.552" calcext:value-type="float">
            <text:p>278.552</text:p>
          </table:table-cell>
          <table:table-cell office:value-type="float" office:value="255.159" calcext:value-type="float">
            <text:p>255.159</text:p>
          </table:table-cell>
          <table:table-cell office:value-type="float" office:value="249.18" calcext:value-type="float">
            <text:p>249.18</text:p>
          </table:table-cell>
          <table:table-cell office:value-type="float" office:value="243.171" calcext:value-type="float">
            <text:p>243.171</text:p>
          </table:table-cell>
          <table:table-cell office:value-type="float" office:value="236.746" calcext:value-type="float">
            <text:p>236.746</text:p>
          </table:table-cell>
          <table:table-cell office:value-type="float" office:value="209.15" calcext:value-type="float">
            <text:p>209.15</text:p>
          </table:table-cell>
          <table:table-cell office:value-type="float" office:value="212.63" calcext:value-type="float">
            <text:p>212.63</text:p>
          </table:table-cell>
          <table:table-cell office:value-type="float" office:value="201.176" calcext:value-type="float">
            <text:p>201.176</text:p>
          </table:table-cell>
          <table:table-cell office:value-type="float" office:value="190.877" calcext:value-type="float">
            <text:p>190.877</text:p>
          </table:table-cell>
          <table:table-cell office:value-type="float" office:value="182.932" calcext:value-type="float">
            <text:p>182.932</text:p>
          </table:table-cell>
          <table:table-cell office:value-type="float" office:value="198.999" calcext:value-type="float">
            <text:p>198.999</text:p>
          </table:table-cell>
          <table:table-cell office:value-type="float" office:value="187.153" calcext:value-type="float">
            <text:p>187.153</text:p>
          </table:table-cell>
          <table:table-cell office:value-type="float" office:value="187.075" calcext:value-type="float">
            <text:p>187.075</text:p>
          </table:table-cell>
          <table:table-cell office:value-type="float" office:value="182.146" calcext:value-type="float">
            <text:p>182.146</text:p>
          </table:table-cell>
          <table:table-cell office:value-type="float" office:value="181.847" calcext:value-type="float">
            <text:p>181.847</text:p>
          </table:table-cell>
          <table:table-cell office:value-type="float" office:value="178.859" calcext:value-type="float">
            <text:p>178.859</text:p>
          </table:table-cell>
          <table:table-cell office:value-type="float" office:value="178.078" calcext:value-type="float">
            <text:p>178.078</text:p>
          </table:table-cell>
          <table:table-cell office:value-type="float" office:value="174.784" calcext:value-type="float">
            <text:p>174.784</text:p>
          </table:table-cell>
          <table:table-cell office:value-type="float" office:value="173.817" calcext:value-type="float">
            <text:p>173.817</text:p>
          </table:table-cell>
          <table:table-cell office:value-type="float" office:value="174.422" calcext:value-type="float">
            <text:p>174.422</text:p>
          </table:table-cell>
          <table:table-cell office:value-type="float" office:value="163.651" calcext:value-type="float">
            <text:p>163.651</text:p>
          </table:table-cell>
          <table:table-cell office:value-type="float" office:value="160.165" calcext:value-type="float">
            <text:p>160.165</text:p>
          </table:table-cell>
          <table:table-cell office:value-type="float" office:value="161.415" calcext:value-type="float">
            <text:p>161.415</text:p>
          </table:table-cell>
          <table:table-cell office:value-type="float" office:value="165.716" calcext:value-type="float">
            <text:p>165.716</text:p>
          </table:table-cell>
          <table:table-cell office:value-type="float" office:value="168.272" calcext:value-type="float">
            <text:p>168.272</text:p>
          </table:table-cell>
          <table:table-cell office:value-type="float" office:value="175.937" calcext:value-type="float">
            <text:p>175.937</text:p>
          </table:table-cell>
          <table:table-cell office:value-type="float" office:value="166.202" calcext:value-type="float">
            <text:p>166.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std</text:p>
          </table:table-cell>
          <table:table-cell office:value-type="float" office:value="19.7573481853" calcext:value-type="float">
            <text:p>19.7573481853</text:p>
          </table:table-cell>
          <table:table-cell office:value-type="float" office:value="11.5315321943" calcext:value-type="float">
            <text:p>11.5315321943</text:p>
          </table:table-cell>
          <table:table-cell office:value-type="float" office:value="16.9269402067" calcext:value-type="float">
            <text:p>16.9269402067</text:p>
          </table:table-cell>
          <table:table-cell office:value-type="float" office:value="18.6996244184" calcext:value-type="float">
            <text:p>18.6996244184</text:p>
          </table:table-cell>
          <table:table-cell office:value-type="float" office:value="8.0171828561" calcext:value-type="float">
            <text:p>8.0171828561</text:p>
          </table:table-cell>
          <table:table-cell office:value-type="float" office:value="8.0291750386" calcext:value-type="float">
            <text:p>8.0291750386</text:p>
          </table:table-cell>
          <table:table-cell office:value-type="float" office:value="7.1841683825" calcext:value-type="float">
            <text:p>7.1841683825</text:p>
          </table:table-cell>
          <table:table-cell office:value-type="float" office:value="10.1604449664" calcext:value-type="float">
            <text:p>10.1604449664</text:p>
          </table:table-cell>
          <table:table-cell office:value-type="float" office:value="9.917791985" calcext:value-type="float">
            <text:p>9.917791985</text:p>
          </table:table-cell>
          <table:table-cell office:value-type="float" office:value="12.2322336141" calcext:value-type="float">
            <text:p>12.2322336141</text:p>
          </table:table-cell>
          <table:table-cell office:value-type="float" office:value="12.9892833616" calcext:value-type="float">
            <text:p>12.9892833616</text:p>
          </table:table-cell>
          <table:table-cell office:value-type="float" office:value="10.7583036065" calcext:value-type="float">
            <text:p>10.7583036065</text:p>
          </table:table-cell>
          <table:table-cell office:value-type="float" office:value="12.8028267132" calcext:value-type="float">
            <text:p>12.8028267132</text:p>
          </table:table-cell>
          <table:table-cell office:value-type="float" office:value="12.6505769716" calcext:value-type="float">
            <text:p>12.6505769716</text:p>
          </table:table-cell>
          <table:table-cell office:value-type="float" office:value="18.6078608563" calcext:value-type="float">
            <text:p>18.6078608563</text:p>
          </table:table-cell>
          <table:table-cell office:value-type="float" office:value="15.4309227006" calcext:value-type="float">
            <text:p>15.4309227006</text:p>
          </table:table-cell>
          <table:table-cell office:value-type="float" office:value="15.246193936" calcext:value-type="float">
            <text:p>15.246193936</text:p>
          </table:table-cell>
          <table:table-cell office:value-type="float" office:value="21.0346820131" calcext:value-type="float">
            <text:p>21.0346820131</text:p>
          </table:table-cell>
          <table:table-cell office:value-type="float" office:value="22.7906344439" calcext:value-type="float">
            <text:p>22.7906344439</text:p>
          </table:table-cell>
          <table:table-cell office:value-type="float" office:value="16.2826207365" calcext:value-type="float">
            <text:p>16.2826207365</text:p>
          </table:table-cell>
          <table:table-cell office:value-type="float" office:value="28.5415794866" calcext:value-type="float">
            <text:p>28.5415794866</text:p>
          </table:table-cell>
          <table:table-cell office:value-type="float" office:value="19.7619641212" calcext:value-type="float">
            <text:p>19.7619641212</text:p>
          </table:table-cell>
          <table:table-cell office:value-type="float" office:value="33.4166708394" calcext:value-type="float">
            <text:p>33.4166708394</text:p>
          </table:table-cell>
          <table:table-cell office:value-type="float" office:value="34.1414038107" calcext:value-type="float">
            <text:p>34.1414038107</text:p>
          </table:table-cell>
          <table:table-cell office:value-type="float" office:value="38.9126603223" calcext:value-type="float">
            <text:p>38.9126603223</text:p>
          </table:table-cell>
          <table:table-cell office:value-type="float" office:value="38.0938214417" calcext:value-type="float">
            <text:p>38.0938214417</text:p>
          </table:table-cell>
          <table:table-cell office:value-type="float" office:value="37.9645193142" calcext:value-type="float">
            <text:p>37.9645193142</text:p>
          </table:table-cell>
          <table:table-cell office:value-type="float" office:value="35.3993104045" calcext:value-type="float">
            <text:p>35.3993104045</text:p>
          </table:table-cell>
          <table:table-cell office:value-type="float" office:value="49.8549932249" calcext:value-type="float">
            <text:p>49.8549932249</text:p>
          </table:table-cell>
          <table:table-cell office:value-type="float" office:value="40.5256590716" calcext:value-type="float">
            <text:p>40.5256590716</text:p>
          </table:table-cell>
          <table:table-cell office:value-type="float" office:value="34.426755131" calcext:value-type="float">
            <text:p>34.426755131</text:p>
          </table:table-cell>
          <table:table-cell office:value-type="float" office:value="42.4840236447" calcext:value-type="float">
            <text:p>42.4840236447</text:p>
          </table:table-cell>
          <table:table-cell office:value-type="float" office:value="50.5143739909" calcext:value-type="float">
            <text:p>50.5143739909</text:p>
          </table:table-cell>
          <table:table-cell office:value-type="float" office:value="41.9374106865" calcext:value-type="float">
            <text:p>41.9374106865</text:p>
          </table:table-cell>
          <table:table-cell office:value-type="float" office:value="52.3023301695" calcext:value-type="float">
            <text:p>52.3023301695</text:p>
          </table:table-cell>
          <table:table-cell office:value-type="float" office:value="50.3237755004" calcext:value-type="float">
            <text:p>50.3237755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spu</text:p>
          </table:table-cell>
          <table:table-cell table:formula="of:=[.B30]/[.B9]" office:value-type="float" office:value="0.618852246863876" calcext:value-type="float">
            <text:p>0.6188522469</text:p>
          </table:table-cell>
          <table:table-cell table:formula="of:=[.B30]/[.C9]" office:value-type="float" office:value="1.20898388875257" calcext:value-type="float">
            <text:p>1.2089838888</text:p>
          </table:table-cell>
          <table:table-cell table:formula="of:=[.B30]/[.D9]" office:value-type="float" office:value="1.64918838996964" calcext:value-type="float">
            <text:p>1.64918839</text:p>
          </table:table-cell>
          <table:table-cell table:formula="of:=[.B30]/[.E9]" office:value-type="float" office:value="2.08471218253731" calcext:value-type="float">
            <text:p>2.0847121825</text:p>
          </table:table-cell>
          <table:table-cell table:formula="of:=[.B30]/[.F9]" office:value-type="float" office:value="2.53048540463369" calcext:value-type="float">
            <text:p>2.5304854046</text:p>
          </table:table-cell>
          <table:table-cell table:formula="of:=[.B30]/[.G9]" office:value-type="float" office:value="2.96699731885868" calcext:value-type="float">
            <text:p>2.9669973189</text:p>
          </table:table-cell>
          <table:table-cell table:formula="of:=[.B30]/[.H9]" office:value-type="float" office:value="3.37398404134534" calcext:value-type="float">
            <text:p>3.3739840413</text:p>
          </table:table-cell>
          <table:table-cell table:formula="of:=[.B30]/[.I9]" office:value-type="float" office:value="3.77393286803455" calcext:value-type="float">
            <text:p>3.773932868</text:p>
          </table:table-cell>
          <table:table-cell table:formula="of:=[.B30]/[.J9]" office:value-type="float" office:value="4.13064943772388" calcext:value-type="float">
            <text:p>4.1306494377</text:p>
          </table:table-cell>
          <table:table-cell table:formula="of:=[.B30]/[.K9]" office:value-type="float" office:value="4.38928586914795" calcext:value-type="float">
            <text:p>4.3892858691</text:p>
          </table:table-cell>
          <table:table-cell table:formula="of:=[.B30]/[.L9]" office:value-type="float" office:value="4.68087919988722" calcext:value-type="float">
            <text:p>4.6808791999</text:p>
          </table:table-cell>
          <table:table-cell table:formula="of:=[.B30]/[.M9]" office:value-type="float" office:value="4.8581239380943" calcext:value-type="float">
            <text:p>4.8581239381</text:p>
          </table:table-cell>
          <table:table-cell table:formula="of:=[.B30]/[.N9]" office:value-type="float" office:value="5.11223310367299" calcext:value-type="float">
            <text:p>5.1122331037</text:p>
          </table:table-cell>
          <table:table-cell table:formula="of:=[.B30]/[.O9]" office:value-type="float" office:value="5.23928180675878" calcext:value-type="float">
            <text:p>5.2392818068</text:p>
          </table:table-cell>
          <table:table-cell table:formula="of:=[.B30]/[.P9]" office:value-type="float" office:value="5.44285285798383" calcext:value-type="float">
            <text:p>5.442852858</text:p>
          </table:table-cell>
          <table:table-cell table:formula="of:=[.B30]/[.Q9]" office:value-type="float" office:value="5.50657113447959" calcext:value-type="float">
            <text:p>5.5065711345</text:p>
          </table:table-cell>
          <table:table-cell table:formula="of:=[.B30]/[.R9]" office:value-type="float" office:value="5.84840156590614" calcext:value-type="float">
            <text:p>5.8484015659</text:p>
          </table:table-cell>
          <table:table-cell table:formula="of:=[.B30]/[.S9]" office:value-type="float" office:value="5.74197810398982" calcext:value-type="float">
            <text:p>5.741978104</text:p>
          </table:table-cell>
          <table:table-cell table:formula="of:=[.B30]/[.T9]" office:value-type="float" office:value="6.05753935980306" calcext:value-type="float">
            <text:p>6.0575393598</text:p>
          </table:table-cell>
          <table:table-cell table:formula="of:=[.B30]/[.U9]" office:value-type="float" office:value="5.8761486377205" calcext:value-type="float">
            <text:p>5.8761486377</text:p>
          </table:table-cell>
          <table:table-cell table:formula="of:=[.B30]/[.V9]" office:value-type="float" office:value="5.96705725771515" calcext:value-type="float">
            <text:p>5.9670572577</text:p>
          </table:table-cell>
          <table:table-cell table:formula="of:=[.B30]/[.W9]" office:value-type="float" office:value="6.25906239128535" calcext:value-type="float">
            <text:p>6.2590623913</text:p>
          </table:table-cell>
          <table:table-cell table:formula="of:=[.B30]/[.X9]" office:value-type="float" office:value="6.18018579998379" calcext:value-type="float">
            <text:p>6.1801858</text:p>
          </table:table-cell>
          <table:table-cell table:formula="of:=[.B30]/[.Y9]" office:value-type="float" office:value="5.93941925032787" calcext:value-type="float">
            <text:p>5.9394192503</text:p>
          </table:table-cell>
          <table:table-cell table:formula="of:=[.B30]/[.Z9]" office:value-type="float" office:value="5.94471090987431" calcext:value-type="float">
            <text:p>5.9447109099</text:p>
          </table:table-cell>
          <table:table-cell table:formula="of:=[.B30]/[.AA9]" office:value-type="float" office:value="6.03414919730361" calcext:value-type="float">
            <text:p>6.0341491973</text:p>
          </table:table-cell>
          <table:table-cell table:formula="of:=[.B30]/[.AB9]" office:value-type="float" office:value="5.86842254513226" calcext:value-type="float">
            <text:p>5.8684225451</text:p>
          </table:table-cell>
          <table:table-cell table:formula="of:=[.B30]/[.AC9]" office:value-type="float" office:value="6.25140311294421" calcext:value-type="float">
            <text:p>6.2514031129</text:p>
          </table:table-cell>
          <table:table-cell table:formula="of:=[.B30]/[.AD9]" office:value-type="float" office:value="6.01007279407074" calcext:value-type="float">
            <text:p>6.0100727941</text:p>
          </table:table-cell>
          <table:table-cell table:formula="of:=[.B30]/[.AE9]" office:value-type="float" office:value="6.15815306873006" calcext:value-type="float">
            <text:p>6.1581530687</text:p>
          </table:table-cell>
          <table:table-cell table:formula="of:=[.B30]/[.AF9]" office:value-type="float" office:value="6.57297357222303" calcext:value-type="float">
            <text:p>6.5729735722</text:p>
          </table:table-cell>
          <table:table-cell table:formula="of:=[.B30]/[.AG9]" office:value-type="float" office:value="6.31159222501009" calcext:value-type="float">
            <text:p>6.311592225</text:p>
          </table:table-cell>
          <table:table-cell table:formula="of:=[.B30]/[.AH9]" office:value-type="float" office:value="6.33135740768715" calcext:value-type="float">
            <text:p>6.3313574077</text:p>
          </table:table-cell>
          <table:table-cell table:formula="of:=[.B30]/[.AI9]" office:value-type="float" office:value="6.43045859519812" calcext:value-type="float">
            <text:p>6.4304585952</text:p>
          </table:table-cell>
          <table:table-cell table:formula="of:=[.B30]/[.AJ9]" office:value-type="float" office:value="6.16696894280958" calcext:value-type="float">
            <text:p>6.1669689428</text:p>
          </table:table-cell>
          <table:table-cell table:formula="of:=[.B30]/[.AK9]" office:value-type="float" office:value="6.34514328524771" calcext:value-type="float">
            <text:p>6.3451432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1_eff</text:p>
          </table:table-cell>
          <table:table-cell table:formula="of:=[.B13]/[.B1]" office:value-type="float" office:value="0.618852246863876" calcext:value-type="float">
            <text:p>0.6188522469</text:p>
          </table:table-cell>
          <table:table-cell table:formula="of:=[.C13]/[.C1]" office:value-type="float" office:value="0.604491944376284" calcext:value-type="float">
            <text:p>0.6044919444</text:p>
          </table:table-cell>
          <table:table-cell table:formula="of:=[.D13]/[.D1]" office:value-type="float" office:value="0.549729463323214" calcext:value-type="float">
            <text:p>0.5497294633</text:p>
          </table:table-cell>
          <table:table-cell table:formula="of:=[.E13]/[.E1]" office:value-type="float" office:value="0.521178045634327" calcext:value-type="float">
            <text:p>0.5211780456</text:p>
          </table:table-cell>
          <table:table-cell table:formula="of:=[.F13]/[.F1]" office:value-type="float" office:value="0.506097080926738" calcext:value-type="float">
            <text:p>0.5060970809</text:p>
          </table:table-cell>
          <table:table-cell table:formula="of:=[.G13]/[.G1]" office:value-type="float" office:value="0.494499553143112" calcext:value-type="float">
            <text:p>0.4944995531</text:p>
          </table:table-cell>
          <table:table-cell table:formula="of:=[.H13]/[.H1]" office:value-type="float" office:value="0.481997720192192" calcext:value-type="float">
            <text:p>0.4819977202</text:p>
          </table:table-cell>
          <table:table-cell table:formula="of:=[.I13]/[.I1]" office:value-type="float" office:value="0.471741608504319" calcext:value-type="float">
            <text:p>0.4717416085</text:p>
          </table:table-cell>
          <table:table-cell table:formula="of:=[.J13]/[.J1]" office:value-type="float" office:value="0.458961048635986" calcext:value-type="float">
            <text:p>0.4589610486</text:p>
          </table:table-cell>
          <table:table-cell table:formula="of:=[.K13]/[.K1]" office:value-type="float" office:value="0.438928586914795" calcext:value-type="float">
            <text:p>0.4389285869</text:p>
          </table:table-cell>
          <table:table-cell table:formula="of:=[.L13]/[.L1]" office:value-type="float" office:value="0.42553447271702" calcext:value-type="float">
            <text:p>0.4255344727</text:p>
          </table:table-cell>
          <table:table-cell table:formula="of:=[.M13]/[.M1]" office:value-type="float" office:value="0.404843661507858" calcext:value-type="float">
            <text:p>0.4048436615</text:p>
          </table:table-cell>
          <table:table-cell table:formula="of:=[.N13]/[.N1]" office:value-type="float" office:value="0.393248700282538" calcext:value-type="float">
            <text:p>0.3932487003</text:p>
          </table:table-cell>
          <table:table-cell table:formula="of:=[.O13]/[.O1]" office:value-type="float" office:value="0.374234414768484" calcext:value-type="float">
            <text:p>0.3742344148</text:p>
          </table:table-cell>
          <table:table-cell table:formula="of:=[.P13]/[.P1]" office:value-type="float" office:value="0.362856857198922" calcext:value-type="float">
            <text:p>0.3628568572</text:p>
          </table:table-cell>
          <table:table-cell table:formula="of:=[.Q13]/[.Q1]" office:value-type="float" office:value="0.344160695904974" calcext:value-type="float">
            <text:p>0.3441606959</text:p>
          </table:table-cell>
          <table:table-cell table:formula="of:=[.R13]/[.R1]" office:value-type="float" office:value="0.344023621523891" calcext:value-type="float">
            <text:p>0.3440236215</text:p>
          </table:table-cell>
          <table:table-cell table:formula="of:=[.S13]/[.S1]" office:value-type="float" office:value="0.31899878355499" calcext:value-type="float">
            <text:p>0.3189987836</text:p>
          </table:table-cell>
          <table:table-cell table:formula="of:=[.T13]/[.T1]" office:value-type="float" office:value="0.318817861042266" calcext:value-type="float">
            <text:p>0.318817861</text:p>
          </table:table-cell>
          <table:table-cell table:formula="of:=[.U13]/[.U1]" office:value-type="float" office:value="0.293807431886025" calcext:value-type="float">
            <text:p>0.2938074319</text:p>
          </table:table-cell>
          <table:table-cell table:formula="of:=[.V13]/[.V1]" office:value-type="float" office:value="0.284145583700722" calcext:value-type="float">
            <text:p>0.2841455837</text:p>
          </table:table-cell>
          <table:table-cell table:formula="of:=[.W13]/[.W1]" office:value-type="float" office:value="0.284502835967516" calcext:value-type="float">
            <text:p>0.284502836</text:p>
          </table:table-cell>
          <table:table-cell table:formula="of:=[.X13]/[.X1]" office:value-type="float" office:value="0.268703730434078" calcext:value-type="float">
            <text:p>0.2687037304</text:p>
          </table:table-cell>
          <table:table-cell table:formula="of:=[.Y13]/[.Y1]" office:value-type="float" office:value="0.247475802096995" calcext:value-type="float">
            <text:p>0.2474758021</text:p>
          </table:table-cell>
          <table:table-cell table:formula="of:=[.Z13]/[.Z1]" office:value-type="float" office:value="0.237788436394972" calcext:value-type="float">
            <text:p>0.2377884364</text:p>
          </table:table-cell>
          <table:table-cell table:formula="of:=[.AA13]/[.AA1]" office:value-type="float" office:value="0.232082661434754" calcext:value-type="float">
            <text:p>0.2320826614</text:p>
          </table:table-cell>
          <table:table-cell table:formula="of:=[.AB13]/[.AB1]" office:value-type="float" office:value="0.217348983153046" calcext:value-type="float">
            <text:p>0.2173489832</text:p>
          </table:table-cell>
          <table:table-cell table:formula="of:=[.AC13]/[.AC1]" office:value-type="float" office:value="0.223264396890865" calcext:value-type="float">
            <text:p>0.2232643969</text:p>
          </table:table-cell>
          <table:table-cell table:formula="of:=[.AD13]/[.AD1]" office:value-type="float" office:value="0.207243889450715" calcext:value-type="float">
            <text:p>0.2072438895</text:p>
          </table:table-cell>
          <table:table-cell table:formula="of:=[.AE13]/[.AE1]" office:value-type="float" office:value="0.205271768957669" calcext:value-type="float">
            <text:p>0.205271769</text:p>
          </table:table-cell>
          <table:table-cell table:formula="of:=[.AF13]/[.AF1]" office:value-type="float" office:value="0.212031405555581" calcext:value-type="float">
            <text:p>0.2120314056</text:p>
          </table:table-cell>
          <table:table-cell table:formula="of:=[.AG13]/[.AG1]" office:value-type="float" office:value="0.197237257031565" calcext:value-type="float">
            <text:p>0.197237257</text:p>
          </table:table-cell>
          <table:table-cell table:formula="of:=[.AH13]/[.AH1]" office:value-type="float" office:value="0.191859315384459" calcext:value-type="float">
            <text:p>0.1918593154</text:p>
          </table:table-cell>
          <table:table-cell table:formula="of:=[.AI13]/[.AI1]" office:value-type="float" office:value="0.189131135152886" calcext:value-type="float">
            <text:p>0.1891311352</text:p>
          </table:table-cell>
          <table:table-cell table:formula="of:=[.AJ13]/[.AJ1]" office:value-type="float" office:value="0.176199112651702" calcext:value-type="float">
            <text:p>0.1761991127</text:p>
          </table:table-cell>
          <table:table-cell table:formula="of:=[.AK13]/[.AK1]" office:value-type="float" office:value="0.17625398014577" calcext:value-type="float">
            <text:p>0.1762539801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cilk2_avg</text:p>
          </table:table-cell>
          <table:table-cell office:value-type="float" office:value="1564.34865" calcext:value-type="float">
            <text:p>1564.34865</text:p>
          </table:table-cell>
          <table:table-cell office:value-type="float" office:value="825.5525238095" calcext:value-type="float">
            <text:p>825.5525238095</text:p>
          </table:table-cell>
          <table:table-cell office:value-type="float" office:value="612.6685238095" calcext:value-type="float">
            <text:p>612.6685238095</text:p>
          </table:table-cell>
          <table:table-cell office:value-type="float" office:value="488.150952381" calcext:value-type="float">
            <text:p>488.150952381</text:p>
          </table:table-cell>
          <table:table-cell office:value-type="float" office:value="398.6381904762" calcext:value-type="float">
            <text:p>398.6381904762</text:p>
          </table:table-cell>
          <table:table-cell office:value-type="float" office:value="341.035" calcext:value-type="float">
            <text:p>341.035</text:p>
          </table:table-cell>
          <table:table-cell office:value-type="float" office:value="296.2531904762" calcext:value-type="float">
            <text:p>296.2531904762</text:p>
          </table:table-cell>
          <table:table-cell office:value-type="float" office:value="265.9127142857" calcext:value-type="float">
            <text:p>265.9127142857</text:p>
          </table:table-cell>
          <table:table-cell office:value-type="float" office:value="243.3314761905" calcext:value-type="float">
            <text:p>243.3314761905</text:p>
          </table:table-cell>
          <table:table-cell office:value-type="float" office:value="229.2086190476" calcext:value-type="float">
            <text:p>229.2086190476</text:p>
          </table:table-cell>
          <table:table-cell office:value-type="float" office:value="223.2453809524" calcext:value-type="float">
            <text:p>223.2453809524</text:p>
          </table:table-cell>
          <table:table-cell office:value-type="float" office:value="213.4915714286" calcext:value-type="float">
            <text:p>213.4915714286</text:p>
          </table:table-cell>
          <table:table-cell office:value-type="float" office:value="205.146952381" calcext:value-type="float">
            <text:p>205.146952381</text:p>
          </table:table-cell>
          <table:table-cell office:value-type="float" office:value="198.3069047619" calcext:value-type="float">
            <text:p>198.3069047619</text:p>
          </table:table-cell>
          <table:table-cell office:value-type="float" office:value="191.1034761905" calcext:value-type="float">
            <text:p>191.1034761905</text:p>
          </table:table-cell>
          <table:table-cell office:value-type="float" office:value="191.8062857143" calcext:value-type="float">
            <text:p>191.8062857143</text:p>
          </table:table-cell>
          <table:table-cell office:value-type="float" office:value="185.3203333333" calcext:value-type="float">
            <text:p>185.3203333333</text:p>
          </table:table-cell>
          <table:table-cell office:value-type="float" office:value="178.136047619" calcext:value-type="float">
            <text:p>178.136047619</text:p>
          </table:table-cell>
          <table:table-cell office:value-type="float" office:value="180.371047619" calcext:value-type="float">
            <text:p>180.371047619</text:p>
          </table:table-cell>
          <table:table-cell office:value-type="float" office:value="170.6813333333" calcext:value-type="float">
            <text:p>170.6813333333</text:p>
          </table:table-cell>
          <table:table-cell office:value-type="float" office:value="182.129952381" calcext:value-type="float">
            <text:p>182.129952381</text:p>
          </table:table-cell>
          <table:table-cell office:value-type="float" office:value="188.6452857143" calcext:value-type="float">
            <text:p>188.6452857143</text:p>
          </table:table-cell>
          <table:table-cell office:value-type="float" office:value="192.7709047619" calcext:value-type="float">
            <text:p>192.7709047619</text:p>
          </table:table-cell>
          <table:table-cell office:value-type="float" office:value="172.7924761905" calcext:value-type="float">
            <text:p>172.7924761905</text:p>
          </table:table-cell>
          <table:table-cell office:value-type="float" office:value="190.3999047619" calcext:value-type="float">
            <text:p>190.3999047619</text:p>
          </table:table-cell>
          <table:table-cell office:value-type="float" office:value="177.3486666667" calcext:value-type="float">
            <text:p>177.3486666667</text:p>
          </table:table-cell>
          <table:table-cell office:value-type="float" office:value="179.2262380952" calcext:value-type="float">
            <text:p>179.2262380952</text:p>
          </table:table-cell>
          <table:table-cell office:value-type="float" office:value="192.942047619" calcext:value-type="float">
            <text:p>192.942047619</text:p>
          </table:table-cell>
          <table:table-cell office:value-type="float" office:value="191.5667619048" calcext:value-type="float">
            <text:p>191.5667619048</text:p>
          </table:table-cell>
          <table:table-cell office:value-type="float" office:value="165.813" calcext:value-type="float">
            <text:p>165.813</text:p>
          </table:table-cell>
          <table:table-cell office:value-type="float" office:value="177.8636666667" calcext:value-type="float">
            <text:p>177.8636666667</text:p>
          </table:table-cell>
          <table:table-cell office:value-type="float" office:value="196.0855714286" calcext:value-type="float">
            <text:p>196.0855714286</text:p>
          </table:table-cell>
          <table:table-cell office:value-type="float" office:value="155.5881428571" calcext:value-type="float">
            <text:p>155.5881428571</text:p>
          </table:table-cell>
          <table:table-cell office:value-type="float" office:value="181.7947142857" calcext:value-type="float">
            <text:p>181.7947142857</text:p>
          </table:table-cell>
          <table:table-cell office:value-type="float" office:value="171.6297619048" calcext:value-type="float">
            <text:p>171.6297619048</text:p>
          </table:table-cell>
          <table:table-cell office:value-type="float" office:value="195.5132857143" calcext:value-type="float">
            <text:p>195.513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max</text:p>
          </table:table-cell>
          <table:table-cell office:value-type="float" office:value="1652.694" calcext:value-type="float">
            <text:p>1652.694</text:p>
          </table:table-cell>
          <table:table-cell office:value-type="float" office:value="832.873" calcext:value-type="float">
            <text:p>832.873</text:p>
          </table:table-cell>
          <table:table-cell office:value-type="float" office:value="656.655" calcext:value-type="float">
            <text:p>656.655</text:p>
          </table:table-cell>
          <table:table-cell office:value-type="float" office:value="516.148" calcext:value-type="float">
            <text:p>516.148</text:p>
          </table:table-cell>
          <table:table-cell office:value-type="float" office:value="425.506" calcext:value-type="float">
            <text:p>425.506</text:p>
          </table:table-cell>
          <table:table-cell office:value-type="float" office:value="359.176" calcext:value-type="float">
            <text:p>359.176</text:p>
          </table:table-cell>
          <table:table-cell office:value-type="float" office:value="316.71" calcext:value-type="float">
            <text:p>316.71</text:p>
          </table:table-cell>
          <table:table-cell office:value-type="float" office:value="283.608" calcext:value-type="float">
            <text:p>283.608</text:p>
          </table:table-cell>
          <table:table-cell office:value-type="float" office:value="264.374" calcext:value-type="float">
            <text:p>264.374</text:p>
          </table:table-cell>
          <table:table-cell office:value-type="float" office:value="260.018" calcext:value-type="float">
            <text:p>260.018</text:p>
          </table:table-cell>
          <table:table-cell office:value-type="float" office:value="237.23" calcext:value-type="float">
            <text:p>237.23</text:p>
          </table:table-cell>
          <table:table-cell office:value-type="float" office:value="233.252" calcext:value-type="float">
            <text:p>233.252</text:p>
          </table:table-cell>
          <table:table-cell office:value-type="float" office:value="228.225" calcext:value-type="float">
            <text:p>228.225</text:p>
          </table:table-cell>
          <table:table-cell office:value-type="float" office:value="222.597" calcext:value-type="float">
            <text:p>222.597</text:p>
          </table:table-cell>
          <table:table-cell office:value-type="float" office:value="217.679" calcext:value-type="float">
            <text:p>217.679</text:p>
          </table:table-cell>
          <table:table-cell office:value-type="float" office:value="212.251" calcext:value-type="float">
            <text:p>212.251</text:p>
          </table:table-cell>
          <table:table-cell office:value-type="float" office:value="206.49" calcext:value-type="float">
            <text:p>206.49</text:p>
          </table:table-cell>
          <table:table-cell office:value-type="float" office:value="205.63" calcext:value-type="float">
            <text:p>205.63</text:p>
          </table:table-cell>
          <table:table-cell office:value-type="float" office:value="206.95" calcext:value-type="float">
            <text:p>206.95</text:p>
          </table:table-cell>
          <table:table-cell office:value-type="float" office:value="211.731" calcext:value-type="float">
            <text:p>211.731</text:p>
          </table:table-cell>
          <table:table-cell office:value-type="float" office:value="227.011" calcext:value-type="float">
            <text:p>227.011</text:p>
          </table:table-cell>
          <table:table-cell office:value-type="float" office:value="268.871" calcext:value-type="float">
            <text:p>268.871</text:p>
          </table:table-cell>
          <table:table-cell office:value-type="float" office:value="256.15" calcext:value-type="float">
            <text:p>256.15</text:p>
          </table:table-cell>
          <table:table-cell office:value-type="float" office:value="253.068" calcext:value-type="float">
            <text:p>253.068</text:p>
          </table:table-cell>
          <table:table-cell office:value-type="float" office:value="272.191" calcext:value-type="float">
            <text:p>272.191</text:p>
          </table:table-cell>
          <table:table-cell office:value-type="float" office:value="285.868" calcext:value-type="float">
            <text:p>285.868</text:p>
          </table:table-cell>
          <table:table-cell office:value-type="float" office:value="327.257" calcext:value-type="float">
            <text:p>327.257</text:p>
          </table:table-cell>
          <table:table-cell office:value-type="float" office:value="282.284" calcext:value-type="float">
            <text:p>282.284</text:p>
          </table:table-cell>
          <table:table-cell office:value-type="float" office:value="297.82" calcext:value-type="float">
            <text:p>297.82</text:p>
          </table:table-cell>
          <table:table-cell office:value-type="float" office:value="328.3" calcext:value-type="float">
            <text:p>328.3</text:p>
          </table:table-cell>
          <table:table-cell office:value-type="float" office:value="256.322" calcext:value-type="float">
            <text:p>256.322</text:p>
          </table:table-cell>
          <table:table-cell office:value-type="float" office:value="367.852" calcext:value-type="float">
            <text:p>367.852</text:p>
          </table:table-cell>
          <table:table-cell office:value-type="float" office:value="225.875" calcext:value-type="float">
            <text:p>225.875</text:p>
          </table:table-cell>
          <table:table-cell office:value-type="float" office:value="276.946" calcext:value-type="float">
            <text:p>276.946</text:p>
          </table:table-cell>
          <table:table-cell office:value-type="float" office:value="296.278" calcext:value-type="float">
            <text:p>296.278</text:p>
          </table:table-cell>
          <table:table-cell office:value-type="float" office:value="318.162" calcext:value-type="float">
            <text:p>318.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min</text:p>
          </table:table-cell>
          <table:table-cell office:value-type="float" office:value="1533.147" calcext:value-type="float">
            <text:p>1533.147</text:p>
          </table:table-cell>
          <table:table-cell office:value-type="float" office:value="814.666" calcext:value-type="float">
            <text:p>814.666</text:p>
          </table:table-cell>
          <table:table-cell office:value-type="float" office:value="585.669" calcext:value-type="float">
            <text:p>585.669</text:p>
          </table:table-cell>
          <table:table-cell office:value-type="float" office:value="463.506" calcext:value-type="float">
            <text:p>463.506</text:p>
          </table:table-cell>
          <table:table-cell office:value-type="float" office:value="365.453" calcext:value-type="float">
            <text:p>365.453</text:p>
          </table:table-cell>
          <table:table-cell office:value-type="float" office:value="316.36" calcext:value-type="float">
            <text:p>316.36</text:p>
          </table:table-cell>
          <table:table-cell office:value-type="float" office:value="264.867" calcext:value-type="float">
            <text:p>264.867</text:p>
          </table:table-cell>
          <table:table-cell office:value-type="float" office:value="227.562" calcext:value-type="float">
            <text:p>227.562</text:p>
          </table:table-cell>
          <table:table-cell office:value-type="float" office:value="210.68" calcext:value-type="float">
            <text:p>210.68</text:p>
          </table:table-cell>
          <table:table-cell office:value-type="float" office:value="191.347" calcext:value-type="float">
            <text:p>191.347</text:p>
          </table:table-cell>
          <table:table-cell office:value-type="float" office:value="190.113" calcext:value-type="float">
            <text:p>190.113</text:p>
          </table:table-cell>
          <table:table-cell office:value-type="float" office:value="178.43" calcext:value-type="float">
            <text:p>178.43</text:p>
          </table:table-cell>
          <table:table-cell office:value-type="float" office:value="172.529" calcext:value-type="float">
            <text:p>172.529</text:p>
          </table:table-cell>
          <table:table-cell office:value-type="float" office:value="158.797" calcext:value-type="float">
            <text:p>158.797</text:p>
          </table:table-cell>
          <table:table-cell office:value-type="float" office:value="157.849" calcext:value-type="float">
            <text:p>157.849</text:p>
          </table:table-cell>
          <table:table-cell office:value-type="float" office:value="142.474" calcext:value-type="float">
            <text:p>142.474</text:p>
          </table:table-cell>
          <table:table-cell office:value-type="float" office:value="159.652" calcext:value-type="float">
            <text:p>159.652</text:p>
          </table:table-cell>
          <table:table-cell office:value-type="float" office:value="160.856" calcext:value-type="float">
            <text:p>160.856</text:p>
          </table:table-cell>
          <table:table-cell office:value-type="float" office:value="153.908" calcext:value-type="float">
            <text:p>153.908</text:p>
          </table:table-cell>
          <table:table-cell office:value-type="float" office:value="130.459" calcext:value-type="float">
            <text:p>130.459</text:p>
          </table:table-cell>
          <table:table-cell office:value-type="float" office:value="138.234" calcext:value-type="float">
            <text:p>138.234</text:p>
          </table:table-cell>
          <table:table-cell office:value-type="float" office:value="132.76" calcext:value-type="float">
            <text:p>132.76</text:p>
          </table:table-cell>
          <table:table-cell office:value-type="float" office:value="147.791" calcext:value-type="float">
            <text:p>147.791</text:p>
          </table:table-cell>
          <table:table-cell office:value-type="float" office:value="131.506" calcext:value-type="float">
            <text:p>131.506</text:p>
          </table:table-cell>
          <table:table-cell office:value-type="float" office:value="131.464" calcext:value-type="float">
            <text:p>131.464</text:p>
          </table:table-cell>
          <table:table-cell office:value-type="float" office:value="131.517" calcext:value-type="float">
            <text:p>131.517</text:p>
          </table:table-cell>
          <table:table-cell office:value-type="float" office:value="123.653" calcext:value-type="float">
            <text:p>123.653</text:p>
          </table:table-cell>
          <table:table-cell office:value-type="float" office:value="121.567" calcext:value-type="float">
            <text:p>121.567</text:p>
          </table:table-cell>
          <table:table-cell office:value-type="float" office:value="143.94" calcext:value-type="float">
            <text:p>143.94</text:p>
          </table:table-cell>
          <table:table-cell office:value-type="float" office:value="116.576" calcext:value-type="float">
            <text:p>116.576</text:p>
          </table:table-cell>
          <table:table-cell office:value-type="float" office:value="126.327" calcext:value-type="float">
            <text:p>126.327</text:p>
          </table:table-cell>
          <table:table-cell office:value-type="float" office:value="125.352" calcext:value-type="float">
            <text:p>125.352</text:p>
          </table:table-cell>
          <table:table-cell office:value-type="float" office:value="121.443" calcext:value-type="float">
            <text:p>121.443</text:p>
          </table:table-cell>
          <table:table-cell office:value-type="float" office:value="119.396" calcext:value-type="float">
            <text:p>119.396</text:p>
          </table:table-cell>
          <table:table-cell office:value-type="float" office:value="126.95" calcext:value-type="float">
            <text:p>126.95</text:p>
          </table:table-cell>
          <table:table-cell office:value-type="float" office:value="127.977" calcext:value-type="float">
            <text:p>127.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std</text:p>
          </table:table-cell>
          <table:table-cell office:value-type="float" office:value="23.0613265111" calcext:value-type="float">
            <text:p>23.0613265111</text:p>
          </table:table-cell>
          <table:table-cell office:value-type="float" office:value="4.885781868" calcext:value-type="float">
            <text:p>4.885781868</text:p>
          </table:table-cell>
          <table:table-cell office:value-type="float" office:value="15.0019895668" calcext:value-type="float">
            <text:p>15.0019895668</text:p>
          </table:table-cell>
          <table:table-cell office:value-type="float" office:value="16.5972948081" calcext:value-type="float">
            <text:p>16.5972948081</text:p>
          </table:table-cell>
          <table:table-cell office:value-type="float" office:value="17.3723052086" calcext:value-type="float">
            <text:p>17.3723052086</text:p>
          </table:table-cell>
          <table:table-cell office:value-type="float" office:value="12.1736860359" calcext:value-type="float">
            <text:p>12.1736860359</text:p>
          </table:table-cell>
          <table:table-cell office:value-type="float" office:value="15.9658852734" calcext:value-type="float">
            <text:p>15.9658852734</text:p>
          </table:table-cell>
          <table:table-cell office:value-type="float" office:value="14.5779603585" calcext:value-type="float">
            <text:p>14.5779603585</text:p>
          </table:table-cell>
          <table:table-cell office:value-type="float" office:value="15.0447230803" calcext:value-type="float">
            <text:p>15.0447230803</text:p>
          </table:table-cell>
          <table:table-cell office:value-type="float" office:value="19.7101037021" calcext:value-type="float">
            <text:p>19.7101037021</text:p>
          </table:table-cell>
          <table:table-cell office:value-type="float" office:value="11.7193846446" calcext:value-type="float">
            <text:p>11.7193846446</text:p>
          </table:table-cell>
          <table:table-cell office:value-type="float" office:value="15.840352299" calcext:value-type="float">
            <text:p>15.840352299</text:p>
          </table:table-cell>
          <table:table-cell office:value-type="float" office:value="15.7625003806" calcext:value-type="float">
            <text:p>15.7625003806</text:p>
          </table:table-cell>
          <table:table-cell office:value-type="float" office:value="16.1735806855" calcext:value-type="float">
            <text:p>16.1735806855</text:p>
          </table:table-cell>
          <table:table-cell office:value-type="float" office:value="14.7758951222" calcext:value-type="float">
            <text:p>14.7758951222</text:p>
          </table:table-cell>
          <table:table-cell office:value-type="float" office:value="15.5663543938" calcext:value-type="float">
            <text:p>15.5663543938</text:p>
          </table:table-cell>
          <table:table-cell office:value-type="float" office:value="12.5271551892" calcext:value-type="float">
            <text:p>12.5271551892</text:p>
          </table:table-cell>
          <table:table-cell office:value-type="float" office:value="13.7126506281" calcext:value-type="float">
            <text:p>13.7126506281</text:p>
          </table:table-cell>
          <table:table-cell office:value-type="float" office:value="16.5207298824" calcext:value-type="float">
            <text:p>16.5207298824</text:p>
          </table:table-cell>
          <table:table-cell office:value-type="float" office:value="17.3452154825" calcext:value-type="float">
            <text:p>17.3452154825</text:p>
          </table:table-cell>
          <table:table-cell office:value-type="float" office:value="28.69697949" calcext:value-type="float">
            <text:p>28.69697949</text:p>
          </table:table-cell>
          <table:table-cell office:value-type="float" office:value="37.0517037977" calcext:value-type="float">
            <text:p>37.0517037977</text:p>
          </table:table-cell>
          <table:table-cell office:value-type="float" office:value="40.1671503818" calcext:value-type="float">
            <text:p>40.1671503818</text:p>
          </table:table-cell>
          <table:table-cell office:value-type="float" office:value="38.3170219388" calcext:value-type="float">
            <text:p>38.3170219388</text:p>
          </table:table-cell>
          <table:table-cell office:value-type="float" office:value="49.0610160014" calcext:value-type="float">
            <text:p>49.0610160014</text:p>
          </table:table-cell>
          <table:table-cell office:value-type="float" office:value="45.9306864311" calcext:value-type="float">
            <text:p>45.9306864311</text:p>
          </table:table-cell>
          <table:table-cell office:value-type="float" office:value="55.7213198739" calcext:value-type="float">
            <text:p>55.7213198739</text:p>
          </table:table-cell>
          <table:table-cell office:value-type="float" office:value="54.7141848459" calcext:value-type="float">
            <text:p>54.7141848459</text:p>
          </table:table-cell>
          <table:table-cell office:value-type="float" office:value="45.1844344259" calcext:value-type="float">
            <text:p>45.1844344259</text:p>
          </table:table-cell>
          <table:table-cell office:value-type="float" office:value="43.9468488927" calcext:value-type="float">
            <text:p>43.9468488927</text:p>
          </table:table-cell>
          <table:table-cell office:value-type="float" office:value="36.3786224235" calcext:value-type="float">
            <text:p>36.3786224235</text:p>
          </table:table-cell>
          <table:table-cell office:value-type="float" office:value="77.425150214" calcext:value-type="float">
            <text:p>77.425150214</text:p>
          </table:table-cell>
          <table:table-cell office:value-type="float" office:value="27.5898409352" calcext:value-type="float">
            <text:p>27.5898409352</text:p>
          </table:table-cell>
          <table:table-cell office:value-type="float" office:value="47.6613115127" calcext:value-type="float">
            <text:p>47.6613115127</text:p>
          </table:table-cell>
          <table:table-cell office:value-type="float" office:value="46.4834913458" calcext:value-type="float">
            <text:p>46.4834913458</text:p>
          </table:table-cell>
          <table:table-cell office:value-type="float" office:value="44.8042393241" calcext:value-type="float">
            <text:p>44.8042393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spu</text:p>
          </table:table-cell>
          <table:table-cell table:formula="of:=[.B30]/[.B16]" office:value-type="float" office:value="0.865855287438641" calcext:value-type="float">
            <text:p>0.8658552874</text:p>
          </table:table-cell>
          <table:table-cell table:formula="of:=[.B30]/[.C16]" office:value-type="float" office:value="1.64071880460093" calcext:value-type="float">
            <text:p>1.6407188046</text:p>
          </table:table-cell>
          <table:table-cell table:formula="of:=[.B30]/[.D16]" office:value-type="float" office:value="2.21081954982424" calcext:value-type="float">
            <text:p>2.2108195498</text:p>
          </table:table-cell>
          <table:table-cell table:formula="of:=[.B30]/[.E16]" office:value-type="float" office:value="2.77475552058909" calcext:value-type="float">
            <text:p>2.7747555206</text:p>
          </table:table-cell>
          <table:table-cell table:formula="of:=[.B30]/[.F16]" office:value-type="float" office:value="3.39781682327516" calcext:value-type="float">
            <text:p>3.3978168233</text:p>
          </table:table-cell>
          <table:table-cell table:formula="of:=[.B30]/[.G16]" office:value-type="float" office:value="3.97173178705998" calcext:value-type="float">
            <text:p>3.9717317871</text:p>
          </table:table-cell>
          <table:table-cell table:formula="of:=[.B30]/[.H16]" office:value-type="float" office:value="4.57210114032111" calcext:value-type="float">
            <text:p>4.5721011403</text:p>
          </table:table-cell>
          <table:table-cell table:formula="of:=[.B30]/[.I16]" office:value-type="float" office:value="5.09377505185671" calcext:value-type="float">
            <text:p>5.0937750519</text:p>
          </table:table-cell>
          <table:table-cell table:formula="of:=[.B30]/[.J16]" office:value-type="float" office:value="5.56647899073931" calcext:value-type="float">
            <text:p>5.5664789907</text:p>
          </table:table-cell>
          <table:table-cell table:formula="of:=[.B30]/[.K16]" office:value-type="float" office:value="5.90946167569165" calcext:value-type="float">
            <text:p>5.9094616757</text:p>
          </table:table-cell>
          <table:table-cell table:formula="of:=[.B30]/[.L16]" office:value-type="float" office:value="6.0673127668823" calcext:value-type="float">
            <text:p>6.0673127669</text:p>
          </table:table-cell>
          <table:table-cell table:formula="of:=[.B30]/[.M16]" office:value-type="float" office:value="6.34451065649211" calcext:value-type="float">
            <text:p>6.3445106565</text:p>
          </table:table-cell>
          <table:table-cell table:formula="of:=[.B30]/[.N16]" office:value-type="float" office:value="6.60258187742617" calcext:value-type="float">
            <text:p>6.6025818774</text:p>
          </table:table-cell>
          <table:table-cell table:formula="of:=[.B30]/[.O16]" office:value-type="float" office:value="6.83031965844205" calcext:value-type="float">
            <text:p>6.8303196584</text:p>
          </table:table-cell>
          <table:table-cell table:formula="of:=[.B30]/[.P16]" office:value-type="float" office:value="7.08778080336842" calcext:value-type="float">
            <text:p>7.0877808034</text:p>
          </table:table-cell>
          <table:table-cell table:formula="of:=[.B30]/[.Q16]" office:value-type="float" office:value="7.06181001814278" calcext:value-type="float">
            <text:p>7.0618100181</text:p>
          </table:table-cell>
          <table:table-cell table:formula="of:=[.B30]/[.R16]" office:value-type="float" office:value="7.30896348844745" calcext:value-type="float">
            <text:p>7.3089634884</text:p>
          </table:table-cell>
          <table:table-cell table:formula="of:=[.B30]/[.S16]" office:value-type="float" office:value="7.60373640318451" calcext:value-type="float">
            <text:p>7.6037364032</text:p>
          </table:table-cell>
          <table:table-cell table:formula="of:=[.B30]/[.T16]" office:value-type="float" office:value="7.50951756326839" calcext:value-type="float">
            <text:p>7.5095175633</text:p>
          </table:table-cell>
          <table:table-cell table:formula="of:=[.B30]/[.U16]" office:value-type="float" office:value="7.93583881463467" calcext:value-type="float">
            <text:p>7.9358388146</text:p>
          </table:table-cell>
          <table:table-cell table:formula="of:=[.B30]/[.V16]" office:value-type="float" office:value="7.43699502631234" calcext:value-type="float">
            <text:p>7.4369950263</text:p>
          </table:table-cell>
          <table:table-cell table:formula="of:=[.B30]/[.W16]" office:value-type="float" office:value="7.1801399376148" calcext:value-type="float">
            <text:p>7.1801399376</text:p>
          </table:table-cell>
          <table:table-cell table:formula="of:=[.B30]/[.X16]" office:value-type="float" office:value="7.02647296111933" calcext:value-type="float">
            <text:p>7.0264729611</text:p>
          </table:table-cell>
          <table:table-cell table:formula="of:=[.B30]/[.Y16]" office:value-type="float" office:value="7.83888037177437" calcext:value-type="float">
            <text:p>7.8388803718</text:p>
          </table:table-cell>
          <table:table-cell table:formula="of:=[.B30]/[.Z16]" office:value-type="float" office:value="7.11397178319935" calcext:value-type="float">
            <text:p>7.1139717832</text:p>
          </table:table-cell>
          <table:table-cell table:formula="of:=[.B30]/[.AA16]" office:value-type="float" office:value="7.63749497223781" calcext:value-type="float">
            <text:p>7.6374949722</text:p>
          </table:table-cell>
          <table:table-cell table:formula="of:=[.B30]/[.AB16]" office:value-type="float" office:value="7.55748468748492" calcext:value-type="float">
            <text:p>7.5574846875</text:p>
          </table:table-cell>
          <table:table-cell table:formula="of:=[.B30]/[.AC16]" office:value-type="float" office:value="7.02024036085028" calcext:value-type="float">
            <text:p>7.0202403609</text:p>
          </table:table-cell>
          <table:table-cell table:formula="of:=[.B30]/[.AD16]" office:value-type="float" office:value="7.07063968995376" calcext:value-type="float">
            <text:p>7.07063969</text:p>
          </table:table-cell>
          <table:table-cell table:formula="of:=[.B30]/[.AE16]" office:value-type="float" office:value="8.16883808869027" calcext:value-type="float">
            <text:p>8.1688380887</text:p>
          </table:table-cell>
          <table:table-cell table:formula="of:=[.B30]/[.AF16]" office:value-type="float" office:value="7.61538078790542" calcext:value-type="float">
            <text:p>7.6153807879</text:p>
          </table:table-cell>
          <table:table-cell table:formula="of:=[.B30]/[.AG16]" office:value-type="float" office:value="6.90769616617717" calcext:value-type="float">
            <text:p>6.9076961662</text:p>
          </table:table-cell>
          <table:table-cell table:formula="of:=[.B30]/[.AH16]" office:value-type="float" office:value="8.70567335741028" calcext:value-type="float">
            <text:p>8.7056733574</text:p>
          </table:table-cell>
          <table:table-cell table:formula="of:=[.B30]/[.AI16]" office:value-type="float" office:value="7.45070919868073" calcext:value-type="float">
            <text:p>7.4507091987</text:p>
          </table:table-cell>
          <table:table-cell table:formula="of:=[.B30]/[.AJ16]" office:value-type="float" office:value="7.89198525341611" calcext:value-type="float">
            <text:p>7.8919852534</text:p>
          </table:table-cell>
          <table:table-cell table:formula="of:=[.B30]/[.AK16]" office:value-type="float" office:value="6.92791564036884" calcext:value-type="float">
            <text:p>6.9279156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k2_eff</text:p>
          </table:table-cell>
          <table:table-cell table:formula="of:=[.B20]/[.B1]" office:value-type="float" office:value="0.865855287438641" calcext:value-type="float">
            <text:p>0.8658552874</text:p>
          </table:table-cell>
          <table:table-cell table:formula="of:=[.C20]/[.C1]" office:value-type="float" office:value="0.820359402300463" calcext:value-type="float">
            <text:p>0.8203594023</text:p>
          </table:table-cell>
          <table:table-cell table:formula="of:=[.D20]/[.D1]" office:value-type="float" office:value="0.736939849941413" calcext:value-type="float">
            <text:p>0.7369398499</text:p>
          </table:table-cell>
          <table:table-cell table:formula="of:=[.E20]/[.E1]" office:value-type="float" office:value="0.693688880147272" calcext:value-type="float">
            <text:p>0.6936888801</text:p>
          </table:table-cell>
          <table:table-cell table:formula="of:=[.F20]/[.F1]" office:value-type="float" office:value="0.679563364655032" calcext:value-type="float">
            <text:p>0.6795633647</text:p>
          </table:table-cell>
          <table:table-cell table:formula="of:=[.G20]/[.G1]" office:value-type="float" office:value="0.66195529784333" calcext:value-type="float">
            <text:p>0.6619552978</text:p>
          </table:table-cell>
          <table:table-cell table:formula="of:=[.H20]/[.H1]" office:value-type="float" office:value="0.653157305760158" calcext:value-type="float">
            <text:p>0.6531573058</text:p>
          </table:table-cell>
          <table:table-cell table:formula="of:=[.I20]/[.I1]" office:value-type="float" office:value="0.636721881482089" calcext:value-type="float">
            <text:p>0.6367218815</text:p>
          </table:table-cell>
          <table:table-cell table:formula="of:=[.J20]/[.J1]" office:value-type="float" office:value="0.618497665637701" calcext:value-type="float">
            <text:p>0.6184976656</text:p>
          </table:table-cell>
          <table:table-cell table:formula="of:=[.K20]/[.K1]" office:value-type="float" office:value="0.590946167569165" calcext:value-type="float">
            <text:p>0.5909461676</text:p>
          </table:table-cell>
          <table:table-cell table:formula="of:=[.L20]/[.L1]" office:value-type="float" office:value="0.551573887898391" calcext:value-type="float">
            <text:p>0.5515738879</text:p>
          </table:table-cell>
          <table:table-cell table:formula="of:=[.M20]/[.M1]" office:value-type="float" office:value="0.528709221374343" calcext:value-type="float">
            <text:p>0.5287092214</text:p>
          </table:table-cell>
          <table:table-cell table:formula="of:=[.N20]/[.N1]" office:value-type="float" office:value="0.507890913648167" calcext:value-type="float">
            <text:p>0.5078909136</text:p>
          </table:table-cell>
          <table:table-cell table:formula="of:=[.O20]/[.O1]" office:value-type="float" office:value="0.487879975603003" calcext:value-type="float">
            <text:p>0.4878799756</text:p>
          </table:table-cell>
          <table:table-cell table:formula="of:=[.P20]/[.P1]" office:value-type="float" office:value="0.472518720224561" calcext:value-type="float">
            <text:p>0.4725187202</text:p>
          </table:table-cell>
          <table:table-cell table:formula="of:=[.Q20]/[.Q1]" office:value-type="float" office:value="0.441363126133924" calcext:value-type="float">
            <text:p>0.4413631261</text:p>
          </table:table-cell>
          <table:table-cell table:formula="of:=[.R20]/[.R1]" office:value-type="float" office:value="0.429939028732203" calcext:value-type="float">
            <text:p>0.4299390287</text:p>
          </table:table-cell>
          <table:table-cell table:formula="of:=[.S20]/[.S1]" office:value-type="float" office:value="0.422429800176917" calcext:value-type="float">
            <text:p>0.4224298002</text:p>
          </table:table-cell>
          <table:table-cell table:formula="of:=[.T20]/[.T1]" office:value-type="float" office:value="0.39523776648781" calcext:value-type="float">
            <text:p>0.3952377665</text:p>
          </table:table-cell>
          <table:table-cell table:formula="of:=[.U20]/[.U1]" office:value-type="float" office:value="0.396791940731733" calcext:value-type="float">
            <text:p>0.3967919407</text:p>
          </table:table-cell>
          <table:table-cell table:formula="of:=[.V20]/[.V1]" office:value-type="float" office:value="0.354142620300588" calcext:value-type="float">
            <text:p>0.3541426203</text:p>
          </table:table-cell>
          <table:table-cell table:formula="of:=[.W20]/[.W1]" office:value-type="float" office:value="0.326369997164309" calcext:value-type="float">
            <text:p>0.3263699972</text:p>
          </table:table-cell>
          <table:table-cell table:formula="of:=[.X20]/[.X1]" office:value-type="float" office:value="0.305498824396493" calcext:value-type="float">
            <text:p>0.3054988244</text:p>
          </table:table-cell>
          <table:table-cell table:formula="of:=[.Y20]/[.Y1]" office:value-type="float" office:value="0.326620015490599" calcext:value-type="float">
            <text:p>0.3266200155</text:p>
          </table:table-cell>
          <table:table-cell table:formula="of:=[.Z20]/[.Z1]" office:value-type="float" office:value="0.284558871327974" calcext:value-type="float">
            <text:p>0.2845588713</text:p>
          </table:table-cell>
          <table:table-cell table:formula="of:=[.AA20]/[.AA1]" office:value-type="float" office:value="0.293749806624531" calcext:value-type="float">
            <text:p>0.2937498066</text:p>
          </table:table-cell>
          <table:table-cell table:formula="of:=[.AB20]/[.AB1]" office:value-type="float" office:value="0.279906840277219" calcext:value-type="float">
            <text:p>0.2799068403</text:p>
          </table:table-cell>
          <table:table-cell table:formula="of:=[.AC20]/[.AC1]" office:value-type="float" office:value="0.250722870030367" calcext:value-type="float">
            <text:p>0.25072287</text:p>
          </table:table-cell>
          <table:table-cell table:formula="of:=[.AD20]/[.AD1]" office:value-type="float" office:value="0.243815161722543" calcext:value-type="float">
            <text:p>0.2438151617</text:p>
          </table:table-cell>
          <table:table-cell table:formula="of:=[.AE20]/[.AE1]" office:value-type="float" office:value="0.272294602956342" calcext:value-type="float">
            <text:p>0.272294603</text:p>
          </table:table-cell>
          <table:table-cell table:formula="of:=[.AF20]/[.AF1]" office:value-type="float" office:value="0.245657444771142" calcext:value-type="float">
            <text:p>0.2456574448</text:p>
          </table:table-cell>
          <table:table-cell table:formula="of:=[.AG20]/[.AG1]" office:value-type="float" office:value="0.215865505193037" calcext:value-type="float">
            <text:p>0.2158655052</text:p>
          </table:table-cell>
          <table:table-cell table:formula="of:=[.AH20]/[.AH1]" office:value-type="float" office:value="0.263808283557887" calcext:value-type="float">
            <text:p>0.2638082836</text:p>
          </table:table-cell>
          <table:table-cell table:formula="of:=[.AI20]/[.AI1]" office:value-type="float" office:value="0.219138505843551" calcext:value-type="float">
            <text:p>0.2191385058</text:p>
          </table:table-cell>
          <table:table-cell table:formula="of:=[.AJ20]/[.AJ1]" office:value-type="float" office:value="0.225485292954746" calcext:value-type="float">
            <text:p>0.225485293</text:p>
          </table:table-cell>
          <table:table-cell table:formula="of:=[.AK20]/[.AK1]" office:value-type="float" office:value="0.192442101121357" calcext:value-type="float">
            <text:p>0.1924421011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omp_avg</text:p>
          </table:table-cell>
          <table:table-cell office:value-type="float" office:value="1445.907" calcext:value-type="float">
            <text:p>1445.907</text:p>
          </table:table-cell>
          <table:table-cell office:value-type="float" office:value="845.959952381" calcext:value-type="float">
            <text:p>845.959952381</text:p>
          </table:table-cell>
          <table:table-cell office:value-type="float" office:value="489.5062380952" calcext:value-type="float">
            <text:p>489.5062380952</text:p>
          </table:table-cell>
          <table:table-cell office:value-type="float" office:value="400.914" calcext:value-type="float">
            <text:p>400.914</text:p>
          </table:table-cell>
          <table:table-cell office:value-type="float" office:value="330.753047619" calcext:value-type="float">
            <text:p>330.753047619</text:p>
          </table:table-cell>
          <table:table-cell office:value-type="float" office:value="294.3733809524" calcext:value-type="float">
            <text:p>294.3733809524</text:p>
          </table:table-cell>
          <table:table-cell office:value-type="float" office:value="275.3482380952" calcext:value-type="float">
            <text:p>275.3482380952</text:p>
          </table:table-cell>
          <table:table-cell office:value-type="float" office:value="241.5236190476" calcext:value-type="float">
            <text:p>241.5236190476</text:p>
          </table:table-cell>
          <table:table-cell office:value-type="float" office:value="235.778047619" calcext:value-type="float">
            <text:p>235.778047619</text:p>
          </table:table-cell>
          <table:table-cell office:value-type="float" office:value="224.9634285714" calcext:value-type="float">
            <text:p>224.9634285714</text:p>
          </table:table-cell>
          <table:table-cell office:value-type="float" office:value="227.266952381" calcext:value-type="float">
            <text:p>227.266952381</text:p>
          </table:table-cell>
          <table:table-cell office:value-type="float" office:value="224.2968095238" calcext:value-type="float">
            <text:p>224.2968095238</text:p>
          </table:table-cell>
          <table:table-cell office:value-type="float" office:value="228.0852380952" calcext:value-type="float">
            <text:p>228.0852380952</text:p>
          </table:table-cell>
          <table:table-cell office:value-type="float" office:value="228.8856666667" calcext:value-type="float">
            <text:p>228.8856666667</text:p>
          </table:table-cell>
          <table:table-cell office:value-type="float" office:value="233.1973333333" calcext:value-type="float">
            <text:p>233.1973333333</text:p>
          </table:table-cell>
          <table:table-cell office:value-type="float" office:value="236.3926190476" calcext:value-type="float">
            <text:p>236.3926190476</text:p>
          </table:table-cell>
          <table:table-cell office:value-type="float" office:value="237.4398095238" calcext:value-type="float">
            <text:p>237.4398095238</text:p>
          </table:table-cell>
          <table:table-cell office:value-type="float" office:value="239.9138571429" calcext:value-type="float">
            <text:p>239.9138571429</text:p>
          </table:table-cell>
          <table:table-cell office:value-type="float" office:value="253.2739047619" calcext:value-type="float">
            <text:p>253.2739047619</text:p>
          </table:table-cell>
          <table:table-cell office:value-type="float" office:value="241.2993809524" calcext:value-type="float">
            <text:p>241.2993809524</text:p>
          </table:table-cell>
          <table:table-cell office:value-type="float" office:value="244.7507619048" calcext:value-type="float">
            <text:p>244.7507619048</text:p>
          </table:table-cell>
          <table:table-cell office:value-type="float" office:value="255.3341904762" calcext:value-type="float">
            <text:p>255.3341904762</text:p>
          </table:table-cell>
          <table:table-cell office:value-type="float" office:value="257.6935714286" calcext:value-type="float">
            <text:p>257.6935714286</text:p>
          </table:table-cell>
          <table:table-cell office:value-type="float" office:value="268.8891428571" calcext:value-type="float">
            <text:p>268.8891428571</text:p>
          </table:table-cell>
          <table:table-cell office:value-type="float" office:value="269.9914761905" calcext:value-type="float">
            <text:p>269.9914761905</text:p>
          </table:table-cell>
          <table:table-cell office:value-type="float" office:value="289.3734761905" calcext:value-type="float">
            <text:p>289.3734761905</text:p>
          </table:table-cell>
          <table:table-cell office:value-type="float" office:value="295.7434761905" calcext:value-type="float">
            <text:p>295.7434761905</text:p>
          </table:table-cell>
          <table:table-cell office:value-type="float" office:value="302.5423333333" calcext:value-type="float">
            <text:p>302.5423333333</text:p>
          </table:table-cell>
          <table:table-cell office:value-type="float" office:value="305.6428571429" calcext:value-type="float">
            <text:p>305.6428571429</text:p>
          </table:table-cell>
          <table:table-cell office:value-type="float" office:value="333.3036190476" calcext:value-type="float">
            <text:p>333.3036190476</text:p>
          </table:table-cell>
          <table:table-cell office:value-type="float" office:value="336.6425714286" calcext:value-type="float">
            <text:p>336.6425714286</text:p>
          </table:table-cell>
          <table:table-cell office:value-type="float" office:value="370.9243333333" calcext:value-type="float">
            <text:p>370.9243333333</text:p>
          </table:table-cell>
          <table:table-cell office:value-type="float" office:value="380.6207619048" calcext:value-type="float">
            <text:p>380.6207619048</text:p>
          </table:table-cell>
          <table:table-cell office:value-type="float" office:value="392.6045714286" calcext:value-type="float">
            <text:p>392.6045714286</text:p>
          </table:table-cell>
          <table:table-cell office:value-type="float" office:value="417.6623809524" calcext:value-type="float">
            <text:p>417.6623809524</text:p>
          </table:table-cell>
          <table:table-cell office:value-type="float" office:value="406.5005238095" calcext:value-type="float">
            <text:p>406.5005238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max</text:p>
          </table:table-cell>
          <table:table-cell office:value-type="float" office:value="1451.685" calcext:value-type="float">
            <text:p>1451.685</text:p>
          </table:table-cell>
          <table:table-cell office:value-type="float" office:value="879.186" calcext:value-type="float">
            <text:p>879.186</text:p>
          </table:table-cell>
          <table:table-cell office:value-type="float" office:value="541.285" calcext:value-type="float">
            <text:p>541.285</text:p>
          </table:table-cell>
          <table:table-cell office:value-type="float" office:value="463.767" calcext:value-type="float">
            <text:p>463.767</text:p>
          </table:table-cell>
          <table:table-cell office:value-type="float" office:value="380.291" calcext:value-type="float">
            <text:p>380.291</text:p>
          </table:table-cell>
          <table:table-cell office:value-type="float" office:value="347.863" calcext:value-type="float">
            <text:p>347.863</text:p>
          </table:table-cell>
          <table:table-cell office:value-type="float" office:value="321.33" calcext:value-type="float">
            <text:p>321.33</text:p>
          </table:table-cell>
          <table:table-cell office:value-type="float" office:value="296.516" calcext:value-type="float">
            <text:p>296.516</text:p>
          </table:table-cell>
          <table:table-cell office:value-type="float" office:value="265.438" calcext:value-type="float">
            <text:p>265.438</text:p>
          </table:table-cell>
          <table:table-cell office:value-type="float" office:value="261.9" calcext:value-type="float">
            <text:p>261.9</text:p>
          </table:table-cell>
          <table:table-cell office:value-type="float" office:value="255.587" calcext:value-type="float">
            <text:p>255.587</text:p>
          </table:table-cell>
          <table:table-cell office:value-type="float" office:value="262.697" calcext:value-type="float">
            <text:p>262.697</text:p>
          </table:table-cell>
          <table:table-cell office:value-type="float" office:value="278.279" calcext:value-type="float">
            <text:p>278.279</text:p>
          </table:table-cell>
          <table:table-cell office:value-type="float" office:value="267.138" calcext:value-type="float">
            <text:p>267.138</text:p>
          </table:table-cell>
          <table:table-cell office:value-type="float" office:value="269.654" calcext:value-type="float">
            <text:p>269.654</text:p>
          </table:table-cell>
          <table:table-cell office:value-type="float" office:value="283.062" calcext:value-type="float">
            <text:p>283.062</text:p>
          </table:table-cell>
          <table:table-cell office:value-type="float" office:value="276.619" calcext:value-type="float">
            <text:p>276.619</text:p>
          </table:table-cell>
          <table:table-cell office:value-type="float" office:value="267.442" calcext:value-type="float">
            <text:p>267.442</text:p>
          </table:table-cell>
          <table:table-cell office:value-type="float" office:value="291.24" calcext:value-type="float">
            <text:p>291.24</text:p>
          </table:table-cell>
          <table:table-cell office:value-type="float" office:value="269.654" calcext:value-type="float">
            <text:p>269.654</text:p>
          </table:table-cell>
          <table:table-cell office:value-type="float" office:value="286.527" calcext:value-type="float">
            <text:p>286.527</text:p>
          </table:table-cell>
          <table:table-cell office:value-type="float" office:value="304.637" calcext:value-type="float">
            <text:p>304.637</text:p>
          </table:table-cell>
          <table:table-cell office:value-type="float" office:value="312.871" calcext:value-type="float">
            <text:p>312.871</text:p>
          </table:table-cell>
          <table:table-cell office:value-type="float" office:value="327.721" calcext:value-type="float">
            <text:p>327.721</text:p>
          </table:table-cell>
          <table:table-cell office:value-type="float" office:value="317.632" calcext:value-type="float">
            <text:p>317.632</text:p>
          </table:table-cell>
          <table:table-cell office:value-type="float" office:value="334.749" calcext:value-type="float">
            <text:p>334.749</text:p>
          </table:table-cell>
          <table:table-cell office:value-type="float" office:value="346.825" calcext:value-type="float">
            <text:p>346.825</text:p>
          </table:table-cell>
          <table:table-cell office:value-type="float" office:value="350.055" calcext:value-type="float">
            <text:p>350.055</text:p>
          </table:table-cell>
          <table:table-cell office:value-type="float" office:value="384.316" calcext:value-type="float">
            <text:p>384.316</text:p>
          </table:table-cell>
          <table:table-cell office:value-type="float" office:value="374.038" calcext:value-type="float">
            <text:p>374.038</text:p>
          </table:table-cell>
          <table:table-cell office:value-type="float" office:value="393.895" calcext:value-type="float">
            <text:p>393.895</text:p>
          </table:table-cell>
          <table:table-cell office:value-type="float" office:value="433.342" calcext:value-type="float">
            <text:p>433.342</text:p>
          </table:table-cell>
          <table:table-cell office:value-type="float" office:value="447.435" calcext:value-type="float">
            <text:p>447.435</text:p>
          </table:table-cell>
          <table:table-cell office:value-type="float" office:value="464.559" calcext:value-type="float">
            <text:p>464.559</text:p>
          </table:table-cell>
          <table:table-cell office:value-type="float" office:value="490.148" calcext:value-type="float">
            <text:p>490.148</text:p>
          </table:table-cell>
          <table:table-cell office:value-type="float" office:value="496.819" calcext:value-type="float">
            <text:p>496.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min</text:p>
          </table:table-cell>
          <table:table-cell office:value-type="float" office:value="1432.615" calcext:value-type="float">
            <text:p>1432.615</text:p>
          </table:table-cell>
          <table:table-cell office:value-type="float" office:value="794.156" calcext:value-type="float">
            <text:p>794.156</text:p>
          </table:table-cell>
          <table:table-cell office:value-type="float" office:value="439.975" calcext:value-type="float">
            <text:p>439.975</text:p>
          </table:table-cell>
          <table:table-cell office:value-type="float" office:value="342.773" calcext:value-type="float">
            <text:p>342.773</text:p>
          </table:table-cell>
          <table:table-cell office:value-type="float" office:value="295.007" calcext:value-type="float">
            <text:p>295.007</text:p>
          </table:table-cell>
          <table:table-cell office:value-type="float" office:value="267.647" calcext:value-type="float">
            <text:p>267.647</text:p>
          </table:table-cell>
          <table:table-cell office:value-type="float" office:value="221.139" calcext:value-type="float">
            <text:p>221.139</text:p>
          </table:table-cell>
          <table:table-cell office:value-type="float" office:value="206.94" calcext:value-type="float">
            <text:p>206.94</text:p>
          </table:table-cell>
          <table:table-cell office:value-type="float" office:value="185.077" calcext:value-type="float">
            <text:p>185.077</text:p>
          </table:table-cell>
          <table:table-cell office:value-type="float" office:value="185.266" calcext:value-type="float">
            <text:p>185.266</text:p>
          </table:table-cell>
          <table:table-cell office:value-type="float" office:value="180.53" calcext:value-type="float">
            <text:p>180.53</text:p>
          </table:table-cell>
          <table:table-cell office:value-type="float" office:value="182.315" calcext:value-type="float">
            <text:p>182.315</text:p>
          </table:table-cell>
          <table:table-cell office:value-type="float" office:value="197.197" calcext:value-type="float">
            <text:p>197.197</text:p>
          </table:table-cell>
          <table:table-cell office:value-type="float" office:value="192.633" calcext:value-type="float">
            <text:p>192.633</text:p>
          </table:table-cell>
          <table:table-cell office:value-type="float" office:value="206.672" calcext:value-type="float">
            <text:p>206.672</text:p>
          </table:table-cell>
          <table:table-cell office:value-type="float" office:value="203.236" calcext:value-type="float">
            <text:p>203.236</text:p>
          </table:table-cell>
          <table:table-cell office:value-type="float" office:value="204.637" calcext:value-type="float">
            <text:p>204.637</text:p>
          </table:table-cell>
          <table:table-cell office:value-type="float" office:value="208.615" calcext:value-type="float">
            <text:p>208.615</text:p>
          </table:table-cell>
          <table:table-cell office:value-type="float" office:value="212.018" calcext:value-type="float">
            <text:p>212.018</text:p>
          </table:table-cell>
          <table:table-cell office:value-type="float" office:value="215.879" calcext:value-type="float">
            <text:p>215.879</text:p>
          </table:table-cell>
          <table:table-cell office:value-type="float" office:value="202.776" calcext:value-type="float">
            <text:p>202.776</text:p>
          </table:table-cell>
          <table:table-cell office:value-type="float" office:value="213.156" calcext:value-type="float">
            <text:p>213.156</text:p>
          </table:table-cell>
          <table:table-cell office:value-type="float" office:value="222.523" calcext:value-type="float">
            <text:p>222.523</text:p>
          </table:table-cell>
          <table:table-cell office:value-type="float" office:value="219.514" calcext:value-type="float">
            <text:p>219.514</text:p>
          </table:table-cell>
          <table:table-cell office:value-type="float" office:value="234.311" calcext:value-type="float">
            <text:p>234.311</text:p>
          </table:table-cell>
          <table:table-cell office:value-type="float" office:value="243.818" calcext:value-type="float">
            <text:p>243.818</text:p>
          </table:table-cell>
          <table:table-cell office:value-type="float" office:value="246.091" calcext:value-type="float">
            <text:p>246.091</text:p>
          </table:table-cell>
          <table:table-cell office:value-type="float" office:value="263.283" calcext:value-type="float">
            <text:p>263.283</text:p>
          </table:table-cell>
          <table:table-cell office:value-type="float" office:value="264.998" calcext:value-type="float">
            <text:p>264.998</text:p>
          </table:table-cell>
          <table:table-cell office:value-type="float" office:value="265.393" calcext:value-type="float">
            <text:p>265.393</text:p>
          </table:table-cell>
          <table:table-cell office:value-type="float" office:value="271.043" calcext:value-type="float">
            <text:p>271.043</text:p>
          </table:table-cell>
          <table:table-cell office:value-type="float" office:value="316.023" calcext:value-type="float">
            <text:p>316.023</text:p>
          </table:table-cell>
          <table:table-cell office:value-type="float" office:value="339.151" calcext:value-type="float">
            <text:p>339.151</text:p>
          </table:table-cell>
          <table:table-cell office:value-type="float" office:value="288.303" calcext:value-type="float">
            <text:p>288.303</text:p>
          </table:table-cell>
          <table:table-cell office:value-type="float" office:value="368.353" calcext:value-type="float">
            <text:p>368.353</text:p>
          </table:table-cell>
          <table:table-cell office:value-type="float" office:value="331.091" calcext:value-type="float">
            <text:p>331.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std</text:p>
          </table:table-cell>
          <table:table-cell office:value-type="float" office:value="6.2180379185" calcext:value-type="float">
            <text:p>6.2180379185</text:p>
          </table:table-cell>
          <table:table-cell office:value-type="float" office:value="20.0225697588" calcext:value-type="float">
            <text:p>20.0225697588</text:p>
          </table:table-cell>
          <table:table-cell office:value-type="float" office:value="31.7971207752" calcext:value-type="float">
            <text:p>31.7971207752</text:p>
          </table:table-cell>
          <table:table-cell office:value-type="float" office:value="34.3819620848" calcext:value-type="float">
            <text:p>34.3819620848</text:p>
          </table:table-cell>
          <table:table-cell office:value-type="float" office:value="21.652952802" calcext:value-type="float">
            <text:p>21.652952802</text:p>
          </table:table-cell>
          <table:table-cell office:value-type="float" office:value="22.626073538" calcext:value-type="float">
            <text:p>22.626073538</text:p>
          </table:table-cell>
          <table:table-cell office:value-type="float" office:value="25.4361170639" calcext:value-type="float">
            <text:p>25.4361170639</text:p>
          </table:table-cell>
          <table:table-cell office:value-type="float" office:value="21.1006879615" calcext:value-type="float">
            <text:p>21.1006879615</text:p>
          </table:table-cell>
          <table:table-cell office:value-type="float" office:value="17.7889833759" calcext:value-type="float">
            <text:p>17.7889833759</text:p>
          </table:table-cell>
          <table:table-cell office:value-type="float" office:value="22.1367075885" calcext:value-type="float">
            <text:p>22.1367075885</text:p>
          </table:table-cell>
          <table:table-cell office:value-type="float" office:value="20.009591059" calcext:value-type="float">
            <text:p>20.009591059</text:p>
          </table:table-cell>
          <table:table-cell office:value-type="float" office:value="18.7811282505" calcext:value-type="float">
            <text:p>18.7811282505</text:p>
          </table:table-cell>
          <table:table-cell office:value-type="float" office:value="19.2024639771" calcext:value-type="float">
            <text:p>19.2024639771</text:p>
          </table:table-cell>
          <table:table-cell office:value-type="float" office:value="20.7024994876" calcext:value-type="float">
            <text:p>20.7024994876</text:p>
          </table:table-cell>
          <table:table-cell office:value-type="float" office:value="15.9701656577" calcext:value-type="float">
            <text:p>15.9701656577</text:p>
          </table:table-cell>
          <table:table-cell office:value-type="float" office:value="25.2902541021" calcext:value-type="float">
            <text:p>25.2902541021</text:p>
          </table:table-cell>
          <table:table-cell office:value-type="float" office:value="18.3711573985" calcext:value-type="float">
            <text:p>18.3711573985</text:p>
          </table:table-cell>
          <table:table-cell office:value-type="float" office:value="17.6644222557" calcext:value-type="float">
            <text:p>17.6644222557</text:p>
          </table:table-cell>
          <table:table-cell office:value-type="float" office:value="24.4596881622" calcext:value-type="float">
            <text:p>24.4596881622</text:p>
          </table:table-cell>
          <table:table-cell office:value-type="float" office:value="17.0523310297" calcext:value-type="float">
            <text:p>17.0523310297</text:p>
          </table:table-cell>
          <table:table-cell office:value-type="float" office:value="21.7270500089" calcext:value-type="float">
            <text:p>21.7270500089</text:p>
          </table:table-cell>
          <table:table-cell office:value-type="float" office:value="24.131935164" calcext:value-type="float">
            <text:p>24.131935164</text:p>
          </table:table-cell>
          <table:table-cell office:value-type="float" office:value="24.1765814138" calcext:value-type="float">
            <text:p>24.1765814138</text:p>
          </table:table-cell>
          <table:table-cell office:value-type="float" office:value="29.3131548119" calcext:value-type="float">
            <text:p>29.3131548119</text:p>
          </table:table-cell>
          <table:table-cell office:value-type="float" office:value="20.1538142261" calcext:value-type="float">
            <text:p>20.1538142261</text:p>
          </table:table-cell>
          <table:table-cell office:value-type="float" office:value="22.8788761604" calcext:value-type="float">
            <text:p>22.8788761604</text:p>
          </table:table-cell>
          <table:table-cell office:value-type="float" office:value="26.7913906911" calcext:value-type="float">
            <text:p>26.7913906911</text:p>
          </table:table-cell>
          <table:table-cell office:value-type="float" office:value="25.8263013193" calcext:value-type="float">
            <text:p>25.8263013193</text:p>
          </table:table-cell>
          <table:table-cell office:value-type="float" office:value="29.8869576894" calcext:value-type="float">
            <text:p>29.8869576894</text:p>
          </table:table-cell>
          <table:table-cell office:value-type="float" office:value="27.8412629086" calcext:value-type="float">
            <text:p>27.8412629086</text:p>
          </table:table-cell>
          <table:table-cell office:value-type="float" office:value="29.6403266506" calcext:value-type="float">
            <text:p>29.6403266506</text:p>
          </table:table-cell>
          <table:table-cell office:value-type="float" office:value="37.3374540192" calcext:value-type="float">
            <text:p>37.3374540192</text:p>
          </table:table-cell>
          <table:table-cell office:value-type="float" office:value="27.3965871997" calcext:value-type="float">
            <text:p>27.3965871997</text:p>
          </table:table-cell>
          <table:table-cell office:value-type="float" office:value="39.4189416278" calcext:value-type="float">
            <text:p>39.4189416278</text:p>
          </table:table-cell>
          <table:table-cell office:value-type="float" office:value="28.5915890613" calcext:value-type="float">
            <text:p>28.5915890613</text:p>
          </table:table-cell>
          <table:table-cell office:value-type="float" office:value="42.9058587918" calcext:value-type="float">
            <text:p>42.9058587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spu</text:p>
          </table:table-cell>
          <table:table-cell table:formula="of:=[.B30]/[.B23]" office:value-type="float" office:value="0.936781929958151" calcext:value-type="float">
            <text:p>0.93678193</text:p>
          </table:table-cell>
          <table:table-cell table:formula="of:=[.B30]/[.C23]" office:value-type="float" office:value="1.60113909197201" calcext:value-type="float">
            <text:p>1.601139092</text:p>
          </table:table-cell>
          <table:table-cell table:formula="of:=[.B30]/[.D23]" office:value-type="float" office:value="2.7670731128386" calcext:value-type="float">
            <text:p>2.7670731128</text:p>
          </table:table-cell>
          <table:table-cell table:formula="of:=[.B30]/[.E23]" office:value-type="float" office:value="3.37852893638037" calcext:value-type="float">
            <text:p>3.3785289364</text:p>
          </table:table-cell>
          <table:table-cell table:formula="of:=[.B30]/[.F23]" office:value-type="float" office:value="4.09519900043452" calcext:value-type="float">
            <text:p>4.0951990004</text:p>
          </table:table-cell>
          <table:table-cell table:formula="of:=[.B30]/[.G23]" office:value-type="float" office:value="4.60129766359215" calcext:value-type="float">
            <text:p>4.6012976636</text:p>
          </table:table-cell>
          <table:table-cell table:formula="of:=[.B30]/[.H23]" office:value-type="float" office:value="4.91922359616367" calcext:value-type="float">
            <text:p>4.9192235962</text:p>
          </table:table-cell>
          <table:table-cell table:formula="of:=[.B30]/[.I23]" office:value-type="float" office:value="5.60814530413712" calcext:value-type="float">
            <text:p>5.6081453041</text:p>
          </table:table-cell>
          <table:table-cell table:formula="of:=[.B30]/[.J23]" office:value-type="float" office:value="5.74480772776935" calcext:value-type="float">
            <text:p>5.7448077278</text:p>
          </table:table-cell>
          <table:table-cell table:formula="of:=[.B30]/[.K23]" office:value-type="float" office:value="6.02097664763365" calcext:value-type="float">
            <text:p>6.0209766476</text:p>
          </table:table-cell>
          <table:table-cell table:formula="of:=[.B30]/[.L23]" office:value-type="float" office:value="5.95994945947645" calcext:value-type="float">
            <text:p>5.9599494595</text:p>
          </table:table-cell>
          <table:table-cell table:formula="of:=[.B30]/[.M23]" office:value-type="float" office:value="6.03887122993729" calcext:value-type="float">
            <text:p>6.0388712299</text:p>
          </table:table-cell>
          <table:table-cell table:formula="of:=[.B30]/[.N23]" office:value-type="float" office:value="5.93856735890399" calcext:value-type="float">
            <text:p>5.9385673589</text:p>
          </table:table-cell>
          <table:table-cell table:formula="of:=[.B30]/[.O23]" office:value-type="float" office:value="5.91779978941365" calcext:value-type="float">
            <text:p>5.9177997894</text:p>
          </table:table-cell>
          <table:table-cell table:formula="of:=[.B30]/[.P23]" office:value-type="float" office:value="5.80838352925788" calcext:value-type="float">
            <text:p>5.8083835293</text:p>
          </table:table-cell>
          <table:table-cell table:formula="of:=[.B30]/[.Q23]" office:value-type="float" office:value="5.72987242773116" calcext:value-type="float">
            <text:p>5.7298724277</text:p>
          </table:table-cell>
          <table:table-cell table:formula="of:=[.B30]/[.R23]" office:value-type="float" office:value="5.70460173766367" calcext:value-type="float">
            <text:p>5.7046017377</text:p>
          </table:table-cell>
          <table:table-cell table:formula="of:=[.B30]/[.S23]" office:value-type="float" office:value="5.64577455479455" calcext:value-type="float">
            <text:p>5.6457745548</text:p>
          </table:table-cell>
          <table:table-cell table:formula="of:=[.B30]/[.T23]" office:value-type="float" office:value="5.34796330981413" calcext:value-type="float">
            <text:p>5.3479633098</text:p>
          </table:table-cell>
          <table:table-cell table:formula="of:=[.B30]/[.U23]" office:value-type="float" office:value="5.61335692057658" calcext:value-type="float">
            <text:p>5.6133569206</text:p>
          </table:table-cell>
          <table:table-cell table:formula="of:=[.B30]/[.V23]" office:value-type="float" office:value="5.53419952386851" calcext:value-type="float">
            <text:p>5.5341995239</text:p>
          </table:table-cell>
          <table:table-cell table:formula="of:=[.B30]/[.W23]" office:value-type="float" office:value="5.30481071678591" calcext:value-type="float">
            <text:p>5.3048107168</text:p>
          </table:table-cell>
          <table:table-cell table:formula="of:=[.B30]/[.X23]" office:value-type="float" office:value="5.25624113357168" calcext:value-type="float">
            <text:p>5.2562411336</text:p>
          </table:table-cell>
          <table:table-cell table:formula="of:=[.B30]/[.Y23]" office:value-type="float" office:value="5.0373902627963" calcext:value-type="float">
            <text:p>5.0373902628</text:p>
          </table:table-cell>
          <table:table-cell table:formula="of:=[.B30]/[.Z23]" office:value-type="float" office:value="5.01682337943252" calcext:value-type="float">
            <text:p>5.0168233794</text:p>
          </table:table-cell>
          <table:table-cell table:formula="of:=[.B30]/[.AA23]" office:value-type="float" office:value="4.68080063118262" calcext:value-type="float">
            <text:p>4.6808006312</text:p>
          </table:table-cell>
          <table:table-cell table:formula="of:=[.B30]/[.AB23]" office:value-type="float" office:value="4.57998116288967" calcext:value-type="float">
            <text:p>4.5799811629</text:p>
          </table:table-cell>
          <table:table-cell table:formula="of:=[.B30]/[.AC23]" office:value-type="float" office:value="4.47705792137128" calcext:value-type="float">
            <text:p>4.4770579214</text:p>
          </table:table-cell>
          <table:table-cell table:formula="of:=[.B30]/[.AD23]" office:value-type="float" office:value="4.43164143491408" calcext:value-type="float">
            <text:p>4.4316414349</text:p>
          </table:table-cell>
          <table:table-cell table:formula="of:=[.B30]/[.AE23]" office:value-type="float" office:value="4.06386091417315" calcext:value-type="float">
            <text:p>4.0638609142</text:p>
          </table:table-cell>
          <table:table-cell table:formula="of:=[.B30]/[.AF23]" office:value-type="float" office:value="4.0235539559122" calcext:value-type="float">
            <text:p>4.0235539559</text:p>
          </table:table-cell>
          <table:table-cell table:formula="of:=[.B30]/[.AG23]" office:value-type="float" office:value="3.65168695681901" calcext:value-type="float">
            <text:p>3.6516869568</text:p>
          </table:table-cell>
          <table:table-cell table:formula="of:=[.B30]/[.AH23]" office:value-type="float" office:value="3.55865913152363" calcext:value-type="float">
            <text:p>3.5586591315</text:p>
          </table:table-cell>
          <table:table-cell table:formula="of:=[.B30]/[.AI23]" office:value-type="float" office:value="3.4500350952901" calcext:value-type="float">
            <text:p>3.4500350953</text:p>
          </table:table-cell>
          <table:table-cell table:formula="of:=[.B30]/[.AJ23]" office:value-type="float" office:value="3.24304895957189" calcext:value-type="float">
            <text:p>3.2430489596</text:p>
          </table:table-cell>
          <table:table-cell table:formula="of:=[.B30]/[.AK23]" office:value-type="float" office:value="3.33209792033322" calcext:value-type="float">
            <text:p>3.3320979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p_eff</text:p>
          </table:table-cell>
          <table:table-cell table:formula="of:=[.B27]/[.B1]" office:value-type="float" office:value="0.936781929958151" calcext:value-type="float">
            <text:p>0.93678193</text:p>
          </table:table-cell>
          <table:table-cell table:formula="of:=[.C27]/[.C1]" office:value-type="float" office:value="0.800569545986006" calcext:value-type="float">
            <text:p>0.800569546</text:p>
          </table:table-cell>
          <table:table-cell table:formula="of:=[.D27]/[.D1]" office:value-type="float" office:value="0.922357704279535" calcext:value-type="float">
            <text:p>0.9223577043</text:p>
          </table:table-cell>
          <table:table-cell table:formula="of:=[.E27]/[.E1]" office:value-type="float" office:value="0.844632234095093" calcext:value-type="float">
            <text:p>0.8446322341</text:p>
          </table:table-cell>
          <table:table-cell table:formula="of:=[.F27]/[.F1]" office:value-type="float" office:value="0.819039800086904" calcext:value-type="float">
            <text:p>0.8190398001</text:p>
          </table:table-cell>
          <table:table-cell table:formula="of:=[.G27]/[.G1]" office:value-type="float" office:value="0.766882943932025" calcext:value-type="float">
            <text:p>0.7668829439</text:p>
          </table:table-cell>
          <table:table-cell table:formula="of:=[.H27]/[.H1]" office:value-type="float" office:value="0.702746228023382" calcext:value-type="float">
            <text:p>0.702746228</text:p>
          </table:table-cell>
          <table:table-cell table:formula="of:=[.I27]/[.I1]" office:value-type="float" office:value="0.70101816301714" calcext:value-type="float">
            <text:p>0.701018163</text:p>
          </table:table-cell>
          <table:table-cell table:formula="of:=[.J27]/[.J1]" office:value-type="float" office:value="0.63831196975215" calcext:value-type="float">
            <text:p>0.6383119698</text:p>
          </table:table-cell>
          <table:table-cell table:formula="of:=[.K27]/[.K1]" office:value-type="float" office:value="0.602097664763365" calcext:value-type="float">
            <text:p>0.6020976648</text:p>
          </table:table-cell>
          <table:table-cell table:formula="of:=[.L27]/[.L1]" office:value-type="float" office:value="0.541813587225131" calcext:value-type="float">
            <text:p>0.5418135872</text:p>
          </table:table-cell>
          <table:table-cell table:formula="of:=[.M27]/[.M1]" office:value-type="float" office:value="0.503239269161441" calcext:value-type="float">
            <text:p>0.5032392692</text:p>
          </table:table-cell>
          <table:table-cell table:formula="of:=[.N27]/[.N1]" office:value-type="float" office:value="0.456812873761846" calcext:value-type="float">
            <text:p>0.4568128738</text:p>
          </table:table-cell>
          <table:table-cell table:formula="of:=[.O27]/[.O1]" office:value-type="float" office:value="0.422699984958118" calcext:value-type="float">
            <text:p>0.422699985</text:p>
          </table:table-cell>
          <table:table-cell table:formula="of:=[.P27]/[.P1]" office:value-type="float" office:value="0.387225568617192" calcext:value-type="float">
            <text:p>0.3872255686</text:p>
          </table:table-cell>
          <table:table-cell table:formula="of:=[.Q27]/[.Q1]" office:value-type="float" office:value="0.358117026733198" calcext:value-type="float">
            <text:p>0.3581170267</text:p>
          </table:table-cell>
          <table:table-cell table:formula="of:=[.R27]/[.R1]" office:value-type="float" office:value="0.335564808097863" calcext:value-type="float">
            <text:p>0.3355648081</text:p>
          </table:table-cell>
          <table:table-cell table:formula="of:=[.S27]/[.S1]" office:value-type="float" office:value="0.313654141933031" calcext:value-type="float">
            <text:p>0.3136541419</text:p>
          </table:table-cell>
          <table:table-cell table:formula="of:=[.T27]/[.T1]" office:value-type="float" office:value="0.281471753148112" calcext:value-type="float">
            <text:p>0.2814717531</text:p>
          </table:table-cell>
          <table:table-cell table:formula="of:=[.U27]/[.U1]" office:value-type="float" office:value="0.280667846028829" calcext:value-type="float">
            <text:p>0.280667846</text:p>
          </table:table-cell>
          <table:table-cell table:formula="of:=[.V27]/[.V1]" office:value-type="float" office:value="0.263533310660405" calcext:value-type="float">
            <text:p>0.2635333107</text:p>
          </table:table-cell>
          <table:table-cell table:formula="of:=[.W27]/[.W1]" office:value-type="float" office:value="0.241127759853905" calcext:value-type="float">
            <text:p>0.2411277599</text:p>
          </table:table-cell>
          <table:table-cell table:formula="of:=[.X27]/[.X1]" office:value-type="float" office:value="0.228532223198769" calcext:value-type="float">
            <text:p>0.2285322232</text:p>
          </table:table-cell>
          <table:table-cell table:formula="of:=[.Y27]/[.Y1]" office:value-type="float" office:value="0.209891260949846" calcext:value-type="float">
            <text:p>0.2098912609</text:p>
          </table:table-cell>
          <table:table-cell table:formula="of:=[.Z27]/[.Z1]" office:value-type="float" office:value="0.200672935177301" calcext:value-type="float">
            <text:p>0.2006729352</text:p>
          </table:table-cell>
          <table:table-cell table:formula="of:=[.AA27]/[.AA1]" office:value-type="float" office:value="0.180030793507024" calcext:value-type="float">
            <text:p>0.1800307935</text:p>
          </table:table-cell>
          <table:table-cell table:formula="of:=[.AB27]/[.AB1]" office:value-type="float" office:value="0.169628931958877" calcext:value-type="float">
            <text:p>0.169628932</text:p>
          </table:table-cell>
          <table:table-cell table:formula="of:=[.AC27]/[.AC1]" office:value-type="float" office:value="0.15989492576326" calcext:value-type="float">
            <text:p>0.1598949258</text:p>
          </table:table-cell>
          <table:table-cell table:formula="of:=[.AD27]/[.AD1]" office:value-type="float" office:value="0.152815221893589" calcext:value-type="float">
            <text:p>0.1528152219</text:p>
          </table:table-cell>
          <table:table-cell table:formula="of:=[.AE27]/[.AE1]" office:value-type="float" office:value="0.135462030472438" calcext:value-type="float">
            <text:p>0.1354620305</text:p>
          </table:table-cell>
          <table:table-cell table:formula="of:=[.AF27]/[.AF1]" office:value-type="float" office:value="0.129792063093942" calcext:value-type="float">
            <text:p>0.1297920631</text:p>
          </table:table-cell>
          <table:table-cell table:formula="of:=[.AG27]/[.AG1]" office:value-type="float" office:value="0.114115217400594" calcext:value-type="float">
            <text:p>0.1141152174</text:p>
          </table:table-cell>
          <table:table-cell table:formula="of:=[.AH27]/[.AH1]" office:value-type="float" office:value="0.107838155500716" calcext:value-type="float">
            <text:p>0.1078381555</text:p>
          </table:table-cell>
          <table:table-cell table:formula="of:=[.AI27]/[.AI1]" office:value-type="float" office:value="0.101471620449709" calcext:value-type="float">
            <text:p>0.1014716204</text:p>
          </table:table-cell>
          <table:table-cell table:formula="of:=[.AJ27]/[.AJ1]" office:value-type="float" office:value="0.0926585417020541" calcext:value-type="float">
            <text:p>0.0926585417</text:p>
          </table:table-cell>
          <table:table-cell table:formula="of:=[.AK27]/[.AK1]" office:value-type="float" office:value="0.0925582755648117" calcext:value-type="float">
            <text:p>0.0925582756</text:p>
          </table:table-cell>
          <table:table-cell table:number-columns-repeated="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qsort_avg</text:p>
          </table:table-cell>
          <table:table-cell office:value-type="float" office:value="1354.49955" calcext:value-type="float">
            <text:p>1354.49955</text:p>
          </table:table-cell>
          <table:table-cell table:number-columns-repeated="37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linear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 style:data-style-name="N2" text:time-value="23:40:37.88423526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9T00:54:57.364399457</dc:date>
    <meta:editing-duration>PT22M27S</meta:editing-duration>
    <meta:editing-cycles>6</meta:editing-cycles>
    <meta:generator>LibreOffice/5.1.4.2$Linux_X86_64 LibreOffice_project/10m0$Build-2</meta:generator>
    <meta:document-statistic meta:table-count="1" meta:cell-count="96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025cm" svg:height="12.777cm" xlink:href=".." xlink:type="simple" chart:class="chart:line" chart:style-name="ch1">
        <chart:legend chart:legend-position="end" svg:x="20.226cm" svg:y="5.342cm" style:legend-expansion="high" chart:style-name="ch2"/>
        <chart:plot-area chart:style-name="ch3" table:cell-range-address="all.A1:all.AK2 all.A9:all.AK9 all.A16:all.AK16 all.A23:all.AK23" chart:data-source-has-labels="both" svg:x="1.471cm" svg:y="0.255cm" svg:width="18.295cm" svg:height="12.267cm">
          <chartooo:coordinate-region svg:x="2.463cm" svg:y="0.454cm" svg:width="17.116cm" svg:height="11.421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title svg:x="0.451cm" svg:y="6.657cm" chart:style-name="ch5">
              <text:p>ms</text:p>
            </chart:title>
            <chart:grid chart:style-name="ch6" chart:class="major"/>
          </chart:axis>
          <chart:series chart:style-name="ch7" chart:values-cell-range-address="all.B2:all.AK2" chart:label-cell-address="all.A2:all.A2" chart:class="chart:line">
            <chart:data-point chart:repeated="36"/>
          </chart:series>
          <chart:series chart:style-name="ch8" chart:values-cell-range-address="all.B9:all.AK9" chart:label-cell-address="all.A9:all.A9" chart:class="chart:line">
            <chart:data-point chart:repeated="36"/>
          </chart:series>
          <chart:series chart:style-name="ch9" chart:values-cell-range-address="all.B16:all.AK16" chart:label-cell-address="all.A16:all.A16" chart:class="chart:line">
            <chart:data-point chart:repeated="36"/>
          </chart:series>
          <chart:series chart:style-name="ch10" chart:values-cell-range-address="all.B23:all.AK23" chart:label-cell-address="all.A23:all.A23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0_avg</text:p>
                <draw:g>
                  <svg:desc>all.A2:all.A2</svg:desc>
                </draw:g>
              </table:table-cell>
              <table:table-cell office:value-type="float" office:value="1935.3018">
                <text:p>1935.3018</text:p>
                <draw:g>
                  <svg:desc>all.B2:all.AK2</svg:desc>
                </draw:g>
              </table:table-cell>
              <table:table-cell office:value-type="float" office:value="1048.1166190476">
                <text:p>1048.1166190476</text:p>
              </table:table-cell>
              <table:table-cell office:value-type="float" office:value="772.2159047619">
                <text:p>772.2159047619</text:p>
              </table:table-cell>
              <table:table-cell office:value-type="float" office:value="592.2912857143">
                <text:p>592.2912857143</text:p>
              </table:table-cell>
              <table:table-cell office:value-type="float" office:value="481.0516190476">
                <text:p>481.0516190476</text:p>
              </table:table-cell>
              <table:table-cell office:value-type="float" office:value="412.5962857143">
                <text:p>412.5962857143</text:p>
              </table:table-cell>
              <table:table-cell office:value-type="float" office:value="365.1126190476">
                <text:p>365.1126190476</text:p>
              </table:table-cell>
              <table:table-cell office:value-type="float" office:value="327.4598571429">
                <text:p>327.4598571429</text:p>
              </table:table-cell>
              <table:table-cell office:value-type="float" office:value="296.7125714286">
                <text:p>296.7125714286</text:p>
              </table:table-cell>
              <table:table-cell office:value-type="float" office:value="284.374">
                <text:p>284.374</text:p>
              </table:table-cell>
              <table:table-cell office:value-type="float" office:value="267.8386190476">
                <text:p>267.8386190476</text:p>
              </table:table-cell>
              <table:table-cell office:value-type="float" office:value="248.1768095238">
                <text:p>248.1768095238</text:p>
              </table:table-cell>
              <table:table-cell office:value-type="float" office:value="241.877952381">
                <text:p>241.877952381</text:p>
              </table:table-cell>
              <table:table-cell office:value-type="float" office:value="239.0176666667">
                <text:p>239.0176666667</text:p>
              </table:table-cell>
              <table:table-cell office:value-type="float" office:value="224.7751904762">
                <text:p>224.7751904762</text:p>
              </table:table-cell>
              <table:table-cell office:value-type="float" office:value="226.1626190476">
                <text:p>226.1626190476</text:p>
              </table:table-cell>
              <table:table-cell office:value-type="float" office:value="217.5502857143">
                <text:p>217.5502857143</text:p>
              </table:table-cell>
              <table:table-cell office:value-type="float" office:value="217.5403809524">
                <text:p>217.5403809524</text:p>
              </table:table-cell>
              <table:table-cell office:value-type="float" office:value="215.4594285714">
                <text:p>215.4594285714</text:p>
              </table:table-cell>
              <table:table-cell office:value-type="float" office:value="210.3778571429">
                <text:p>210.3778571429</text:p>
              </table:table-cell>
              <table:table-cell office:value-type="float" office:value="218.6444761905">
                <text:p>218.6444761905</text:p>
              </table:table-cell>
              <table:table-cell office:value-type="float" office:value="208.0238095238">
                <text:p>208.0238095238</text:p>
              </table:table-cell>
              <table:table-cell office:value-type="float" office:value="218.6811904762">
                <text:p>218.6811904762</text:p>
              </table:table-cell>
              <table:table-cell office:value-type="float" office:value="213.6691428571">
                <text:p>213.6691428571</text:p>
              </table:table-cell>
              <table:table-cell office:value-type="float" office:value="203.4146666667">
                <text:p>203.4146666667</text:p>
              </table:table-cell>
              <table:table-cell office:value-type="float" office:value="211.2644285714">
                <text:p>211.2644285714</text:p>
              </table:table-cell>
              <table:table-cell office:value-type="float" office:value="200.9664285714">
                <text:p>200.9664285714</text:p>
              </table:table-cell>
              <table:table-cell office:value-type="float" office:value="216.3225714286">
                <text:p>216.3225714286</text:p>
              </table:table-cell>
              <table:table-cell office:value-type="float" office:value="214.2187619048">
                <text:p>214.2187619048</text:p>
              </table:table-cell>
              <table:table-cell office:value-type="float" office:value="209.2367619048">
                <text:p>209.2367619048</text:p>
              </table:table-cell>
              <table:table-cell office:value-type="float" office:value="204.6947619048">
                <text:p>204.6947619048</text:p>
              </table:table-cell>
              <table:table-cell office:value-type="float" office:value="204.9593809524">
                <text:p>204.9593809524</text:p>
              </table:table-cell>
              <table:table-cell office:value-type="float" office:value="214.2360952381">
                <text:p>214.2360952381</text:p>
              </table:table-cell>
              <table:table-cell office:value-type="float" office:value="212.4235238095">
                <text:p>212.4235238095</text:p>
              </table:table-cell>
              <table:table-cell office:value-type="float" office:value="219.7985714286">
                <text:p>219.7985714286</text:p>
              </table:table-cell>
              <table:table-cell office:value-type="float" office:value="235.4088095238">
                <text:p>235.4088095238</text:p>
              </table:table-cell>
            </table:table-row>
            <table:table-row>
              <table:table-cell office:value-type="string">
                <text:p>cilk1_avg</text:p>
                <draw:g>
                  <svg:desc>all.A9:all.A9</svg:desc>
                </draw:g>
              </table:table-cell>
              <table:table-cell office:value-type="float" office:value="2188.7285">
                <text:p>2188.7285</text:p>
                <draw:g>
                  <svg:desc>all.B9:all.AK9</svg:desc>
                </draw:g>
              </table:table-cell>
              <table:table-cell office:value-type="float" office:value="1120.361952381">
                <text:p>1120.361952381</text:p>
              </table:table-cell>
              <table:table-cell office:value-type="float" office:value="821.3128095238">
                <text:p>821.3128095238</text:p>
              </table:table-cell>
              <table:table-cell office:value-type="float" office:value="649.7297619048">
                <text:p>649.7297619048</text:p>
              </table:table-cell>
              <table:table-cell office:value-type="float" office:value="535.2726190476">
                <text:p>535.2726190476</text:p>
              </table:table-cell>
              <table:table-cell office:value-type="float" office:value="456.522">
                <text:p>456.522</text:p>
              </table:table-cell>
              <table:table-cell office:value-type="float" office:value="401.454047619">
                <text:p>401.454047619</text:p>
              </table:table-cell>
              <table:table-cell office:value-type="float" office:value="358.9092857143">
                <text:p>358.9092857143</text:p>
              </table:table-cell>
              <table:table-cell office:value-type="float" office:value="327.9144285714">
                <text:p>327.9144285714</text:p>
              </table:table-cell>
              <table:table-cell office:value-type="float" office:value="308.5922380952">
                <text:p>308.5922380952</text:p>
              </table:table-cell>
              <table:table-cell office:value-type="float" office:value="289.3686190476">
                <text:p>289.3686190476</text:p>
              </table:table-cell>
              <table:table-cell office:value-type="float" office:value="278.8112380952">
                <text:p>278.8112380952</text:p>
              </table:table-cell>
              <table:table-cell office:value-type="float" office:value="264.9526190476">
                <text:p>264.9526190476</text:p>
              </table:table-cell>
              <table:table-cell office:value-type="float" office:value="258.5277142857">
                <text:p>258.5277142857</text:p>
              </table:table-cell>
              <table:table-cell office:value-type="float" office:value="248.8583809524">
                <text:p>248.8583809524</text:p>
              </table:table-cell>
              <table:table-cell office:value-type="float" office:value="245.9787619048">
                <text:p>245.9787619048</text:p>
              </table:table-cell>
              <table:table-cell office:value-type="float" office:value="231.6016666667">
                <text:p>231.6016666667</text:p>
              </table:table-cell>
              <table:table-cell office:value-type="float" office:value="235.8942380952">
                <text:p>235.8942380952</text:p>
              </table:table-cell>
              <table:table-cell office:value-type="float" office:value="223.6055714286">
                <text:p>223.6055714286</text:p>
              </table:table-cell>
              <table:table-cell office:value-type="float" office:value="230.508047619">
                <text:p>230.508047619</text:p>
              </table:table-cell>
              <table:table-cell office:value-type="float" office:value="226.9962380952">
                <text:p>226.9962380952</text:p>
              </table:table-cell>
              <table:table-cell office:value-type="float" office:value="216.4061428571">
                <text:p>216.4061428571</text:p>
              </table:table-cell>
              <table:table-cell office:value-type="float" office:value="219.1680952381">
                <text:p>219.1680952381</text:p>
              </table:table-cell>
              <table:table-cell office:value-type="float" office:value="228.0525238095">
                <text:p>228.0525238095</text:p>
              </table:table-cell>
              <table:table-cell office:value-type="float" office:value="227.8495238095">
                <text:p>227.8495238095</text:p>
              </table:table-cell>
              <table:table-cell office:value-type="float" office:value="224.4723333333">
                <text:p>224.4723333333</text:p>
              </table:table-cell>
              <table:table-cell office:value-type="float" office:value="230.8115238095">
                <text:p>230.8115238095</text:p>
              </table:table-cell>
              <table:table-cell office:value-type="float" office:value="216.6712857143">
                <text:p>216.6712857143</text:p>
              </table:table-cell>
              <table:table-cell office:value-type="float" office:value="225.3715714286">
                <text:p>225.3715714286</text:p>
              </table:table-cell>
              <table:table-cell office:value-type="float" office:value="219.9522380952">
                <text:p>219.9522380952</text:p>
              </table:table-cell>
              <table:table-cell office:value-type="float" office:value="206.071047619">
                <text:p>206.071047619</text:p>
              </table:table-cell>
              <table:table-cell office:value-type="float" office:value="214.605047619">
                <text:p>214.605047619</text:p>
              </table:table-cell>
              <table:table-cell office:value-type="float" office:value="213.9350952381">
                <text:p>213.9350952381</text:p>
              </table:table-cell>
              <table:table-cell office:value-type="float" office:value="210.6380952381">
                <text:p>210.6380952381</text:p>
              </table:table-cell>
              <table:table-cell office:value-type="float" office:value="219.6378095238">
                <text:p>219.6378095238</text:p>
              </table:table-cell>
              <table:table-cell office:value-type="float" office:value="213.4702857143">
                <text:p>213.4702857143</text:p>
              </table:table-cell>
            </table:table-row>
            <table:table-row>
              <table:table-cell office:value-type="string">
                <text:p>cilk2_avg</text:p>
                <draw:g>
                  <svg:desc>all.A16:all.A16</svg:desc>
                </draw:g>
              </table:table-cell>
              <table:table-cell office:value-type="float" office:value="1564.34865">
                <text:p>1564.34865</text:p>
                <draw:g>
                  <svg:desc>all.B16:all.AK16</svg:desc>
                </draw:g>
              </table:table-cell>
              <table:table-cell office:value-type="float" office:value="825.5525238095">
                <text:p>825.5525238095</text:p>
              </table:table-cell>
              <table:table-cell office:value-type="float" office:value="612.6685238095">
                <text:p>612.6685238095</text:p>
              </table:table-cell>
              <table:table-cell office:value-type="float" office:value="488.150952381">
                <text:p>488.150952381</text:p>
              </table:table-cell>
              <table:table-cell office:value-type="float" office:value="398.6381904762">
                <text:p>398.6381904762</text:p>
              </table:table-cell>
              <table:table-cell office:value-type="float" office:value="341.035">
                <text:p>341.035</text:p>
              </table:table-cell>
              <table:table-cell office:value-type="float" office:value="296.2531904762">
                <text:p>296.2531904762</text:p>
              </table:table-cell>
              <table:table-cell office:value-type="float" office:value="265.9127142857">
                <text:p>265.9127142857</text:p>
              </table:table-cell>
              <table:table-cell office:value-type="float" office:value="243.3314761905">
                <text:p>243.3314761905</text:p>
              </table:table-cell>
              <table:table-cell office:value-type="float" office:value="229.2086190476">
                <text:p>229.2086190476</text:p>
              </table:table-cell>
              <table:table-cell office:value-type="float" office:value="223.2453809524">
                <text:p>223.2453809524</text:p>
              </table:table-cell>
              <table:table-cell office:value-type="float" office:value="213.4915714286">
                <text:p>213.4915714286</text:p>
              </table:table-cell>
              <table:table-cell office:value-type="float" office:value="205.146952381">
                <text:p>205.146952381</text:p>
              </table:table-cell>
              <table:table-cell office:value-type="float" office:value="198.3069047619">
                <text:p>198.3069047619</text:p>
              </table:table-cell>
              <table:table-cell office:value-type="float" office:value="191.1034761905">
                <text:p>191.1034761905</text:p>
              </table:table-cell>
              <table:table-cell office:value-type="float" office:value="191.8062857143">
                <text:p>191.8062857143</text:p>
              </table:table-cell>
              <table:table-cell office:value-type="float" office:value="185.3203333333">
                <text:p>185.3203333333</text:p>
              </table:table-cell>
              <table:table-cell office:value-type="float" office:value="178.136047619">
                <text:p>178.136047619</text:p>
              </table:table-cell>
              <table:table-cell office:value-type="float" office:value="180.371047619">
                <text:p>180.371047619</text:p>
              </table:table-cell>
              <table:table-cell office:value-type="float" office:value="170.6813333333">
                <text:p>170.6813333333</text:p>
              </table:table-cell>
              <table:table-cell office:value-type="float" office:value="182.129952381">
                <text:p>182.129952381</text:p>
              </table:table-cell>
              <table:table-cell office:value-type="float" office:value="188.6452857143">
                <text:p>188.6452857143</text:p>
              </table:table-cell>
              <table:table-cell office:value-type="float" office:value="192.7709047619">
                <text:p>192.7709047619</text:p>
              </table:table-cell>
              <table:table-cell office:value-type="float" office:value="172.7924761905">
                <text:p>172.7924761905</text:p>
              </table:table-cell>
              <table:table-cell office:value-type="float" office:value="190.3999047619">
                <text:p>190.3999047619</text:p>
              </table:table-cell>
              <table:table-cell office:value-type="float" office:value="177.3486666667">
                <text:p>177.3486666667</text:p>
              </table:table-cell>
              <table:table-cell office:value-type="float" office:value="179.2262380952">
                <text:p>179.2262380952</text:p>
              </table:table-cell>
              <table:table-cell office:value-type="float" office:value="192.942047619">
                <text:p>192.942047619</text:p>
              </table:table-cell>
              <table:table-cell office:value-type="float" office:value="191.5667619048">
                <text:p>191.5667619048</text:p>
              </table:table-cell>
              <table:table-cell office:value-type="float" office:value="165.813">
                <text:p>165.813</text:p>
              </table:table-cell>
              <table:table-cell office:value-type="float" office:value="177.8636666667">
                <text:p>177.8636666667</text:p>
              </table:table-cell>
              <table:table-cell office:value-type="float" office:value="196.0855714286">
                <text:p>196.0855714286</text:p>
              </table:table-cell>
              <table:table-cell office:value-type="float" office:value="155.5881428571">
                <text:p>155.5881428571</text:p>
              </table:table-cell>
              <table:table-cell office:value-type="float" office:value="181.7947142857">
                <text:p>181.7947142857</text:p>
              </table:table-cell>
              <table:table-cell office:value-type="float" office:value="171.6297619048">
                <text:p>171.6297619048</text:p>
              </table:table-cell>
              <table:table-cell office:value-type="float" office:value="195.5132857143">
                <text:p>195.5132857143</text:p>
              </table:table-cell>
            </table:table-row>
            <table:table-row>
              <table:table-cell office:value-type="string">
                <text:p>omp_avg</text:p>
                <draw:g>
                  <svg:desc>all.A23:all.A23</svg:desc>
                </draw:g>
              </table:table-cell>
              <table:table-cell office:value-type="float" office:value="1445.907">
                <text:p>1445.907</text:p>
                <draw:g>
                  <svg:desc>all.B23:all.AK23</svg:desc>
                </draw:g>
              </table:table-cell>
              <table:table-cell office:value-type="float" office:value="845.959952381">
                <text:p>845.959952381</text:p>
              </table:table-cell>
              <table:table-cell office:value-type="float" office:value="489.5062380952">
                <text:p>489.5062380952</text:p>
              </table:table-cell>
              <table:table-cell office:value-type="float" office:value="400.914">
                <text:p>400.914</text:p>
              </table:table-cell>
              <table:table-cell office:value-type="float" office:value="330.753047619">
                <text:p>330.753047619</text:p>
              </table:table-cell>
              <table:table-cell office:value-type="float" office:value="294.3733809524">
                <text:p>294.3733809524</text:p>
              </table:table-cell>
              <table:table-cell office:value-type="float" office:value="275.3482380952">
                <text:p>275.3482380952</text:p>
              </table:table-cell>
              <table:table-cell office:value-type="float" office:value="241.5236190476">
                <text:p>241.5236190476</text:p>
              </table:table-cell>
              <table:table-cell office:value-type="float" office:value="235.778047619">
                <text:p>235.778047619</text:p>
              </table:table-cell>
              <table:table-cell office:value-type="float" office:value="224.9634285714">
                <text:p>224.9634285714</text:p>
              </table:table-cell>
              <table:table-cell office:value-type="float" office:value="227.266952381">
                <text:p>227.266952381</text:p>
              </table:table-cell>
              <table:table-cell office:value-type="float" office:value="224.2968095238">
                <text:p>224.2968095238</text:p>
              </table:table-cell>
              <table:table-cell office:value-type="float" office:value="228.0852380952">
                <text:p>228.0852380952</text:p>
              </table:table-cell>
              <table:table-cell office:value-type="float" office:value="228.8856666667">
                <text:p>228.8856666667</text:p>
              </table:table-cell>
              <table:table-cell office:value-type="float" office:value="233.1973333333">
                <text:p>233.1973333333</text:p>
              </table:table-cell>
              <table:table-cell office:value-type="float" office:value="236.3926190476">
                <text:p>236.3926190476</text:p>
              </table:table-cell>
              <table:table-cell office:value-type="float" office:value="237.4398095238">
                <text:p>237.4398095238</text:p>
              </table:table-cell>
              <table:table-cell office:value-type="float" office:value="239.9138571429">
                <text:p>239.9138571429</text:p>
              </table:table-cell>
              <table:table-cell office:value-type="float" office:value="253.2739047619">
                <text:p>253.2739047619</text:p>
              </table:table-cell>
              <table:table-cell office:value-type="float" office:value="241.2993809524">
                <text:p>241.2993809524</text:p>
              </table:table-cell>
              <table:table-cell office:value-type="float" office:value="244.7507619048">
                <text:p>244.7507619048</text:p>
              </table:table-cell>
              <table:table-cell office:value-type="float" office:value="255.3341904762">
                <text:p>255.3341904762</text:p>
              </table:table-cell>
              <table:table-cell office:value-type="float" office:value="257.6935714286">
                <text:p>257.6935714286</text:p>
              </table:table-cell>
              <table:table-cell office:value-type="float" office:value="268.8891428571">
                <text:p>268.8891428571</text:p>
              </table:table-cell>
              <table:table-cell office:value-type="float" office:value="269.9914761905">
                <text:p>269.9914761905</text:p>
              </table:table-cell>
              <table:table-cell office:value-type="float" office:value="289.3734761905">
                <text:p>289.3734761905</text:p>
              </table:table-cell>
              <table:table-cell office:value-type="float" office:value="295.7434761905">
                <text:p>295.7434761905</text:p>
              </table:table-cell>
              <table:table-cell office:value-type="float" office:value="302.5423333333">
                <text:p>302.5423333333</text:p>
              </table:table-cell>
              <table:table-cell office:value-type="float" office:value="305.6428571429">
                <text:p>305.6428571429</text:p>
              </table:table-cell>
              <table:table-cell office:value-type="float" office:value="333.3036190476">
                <text:p>333.3036190476</text:p>
              </table:table-cell>
              <table:table-cell office:value-type="float" office:value="336.6425714286">
                <text:p>336.6425714286</text:p>
              </table:table-cell>
              <table:table-cell office:value-type="float" office:value="370.9243333333">
                <text:p>370.9243333333</text:p>
              </table:table-cell>
              <table:table-cell office:value-type="float" office:value="380.6207619048">
                <text:p>380.6207619048</text:p>
              </table:table-cell>
              <table:table-cell office:value-type="float" office:value="392.6045714286">
                <text:p>392.6045714286</text:p>
              </table:table-cell>
              <table:table-cell office:value-type="float" office:value="417.6623809524">
                <text:p>417.6623809524</text:p>
              </table:table-cell>
              <table:table-cell office:value-type="float" office:value="406.5005238095">
                <text:p>406.5005238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3.454cm" style:legend-expansion="high" chart:style-name="ch2"/>
        <chart:plot-area chart:style-name="ch3" table:cell-range-address="all.A1:all.AK1 all.A6:all.AK6 all.A13:all.AK13 all.A20:all.AK20 all.A27:all.AK27" chart:data-source-has-labels="both" svg:x="0.32cm" svg:y="0.18cm" svg:width="12.561cm" svg:height="8.64cm">
          <chartooo:coordinate-region svg:x="0.941cm" svg:y="0.379cm" svg:width="11.94cm" svg:height="7.649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6:all.AK6" chart:label-cell-address="all.A6:all.A6" chart:class="chart:line">
            <chart:data-point chart:repeated="36"/>
          </chart:series>
          <chart:series chart:style-name="ch7" chart:values-cell-range-address="all.B13:all.AK13" chart:label-cell-address="all.A13:all.A13" chart:class="chart:line">
            <chart:data-point chart:repeated="36"/>
          </chart:series>
          <chart:series chart:style-name="ch8" chart:values-cell-range-address="all.B20:all.AK20" chart:label-cell-address="all.A20:all.A20" chart:class="chart:line">
            <chart:data-point chart:repeated="36"/>
          </chart:series>
          <chart:series chart:style-name="ch9" chart:values-cell-range-address="all.B27:all.AK27" chart:label-cell-address="all.A27:all.A27" chart:class="chart:line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0_spu</text:p>
                <draw:g>
                  <svg:desc>all.A6:all.A6</svg:desc>
                </draw:g>
              </table:table-cell>
              <table:table-cell office:value-type="float" office:value="0.699890606209326">
                <text:p>0.699890606209326</text:p>
                <draw:g>
                  <svg:desc>all.B6:all.AK6</svg:desc>
                </draw:g>
              </table:table-cell>
              <table:table-cell office:value-type="float" office:value="1.29231759651975">
                <text:p>1.29231759651975</text:p>
              </table:table-cell>
              <table:table-cell office:value-type="float" office:value="1.75404254386296">
                <text:p>1.75404254386296</text:p>
              </table:table-cell>
              <table:table-cell office:value-type="float" office:value="2.28688076740228">
                <text:p>2.28688076740228</text:p>
              </table:table-cell>
              <table:table-cell office:value-type="float" office:value="2.81570520993501">
                <text:p>2.81570520993501</text:p>
              </table:table-cell>
              <table:table-cell office:value-type="float" office:value="3.28286898573274">
                <text:p>3.28286898573274</text:p>
              </table:table-cell>
              <table:table-cell office:value-type="float" office:value="3.70981302572676">
                <text:p>3.70981302572676</text:p>
              </table:table-cell>
              <table:table-cell office:value-type="float" office:value="4.13638350000535">
                <text:p>4.13638350000535</text:p>
              </table:table-cell>
              <table:table-cell office:value-type="float" office:value="4.56502245077925">
                <text:p>4.56502245077925</text:p>
              </table:table-cell>
              <table:table-cell office:value-type="float" office:value="4.76309208999416">
                <text:p>4.76309208999416</text:p>
              </table:table-cell>
              <table:table-cell office:value-type="float" office:value="5.05714804988328">
                <text:p>5.05714804988328</text:p>
              </table:table-cell>
              <table:table-cell office:value-type="float" office:value="5.45780064059573">
                <text:p>5.45780064059573</text:p>
              </table:table-cell>
              <table:table-cell office:value-type="float" office:value="5.59992978552434">
                <text:p>5.59992978552434</text:p>
              </table:table-cell>
              <table:table-cell office:value-type="float" office:value="5.66694323850459">
                <text:p>5.66694323850459</text:p>
              </table:table-cell>
              <table:table-cell office:value-type="float" office:value="6.02601891752559">
                <text:p>6.02601891752559</text:p>
              </table:table-cell>
              <table:table-cell office:value-type="float" office:value="5.98905139896227">
                <text:p>5.98905139896227</text:p>
              </table:table-cell>
              <table:table-cell office:value-type="float" office:value="6.22614466146374">
                <text:p>6.22614466146374</text:p>
              </table:table-cell>
              <table:table-cell office:value-type="float" office:value="6.2264281420762">
                <text:p>6.2264281420762</text:p>
              </table:table-cell>
              <table:table-cell office:value-type="float" office:value="6.28656429185293">
                <text:p>6.28656429185293</text:p>
              </table:table-cell>
              <table:table-cell office:value-type="float" office:value="6.43841309344619">
                <text:p>6.43841309344619</text:p>
              </table:table-cell>
              <table:table-cell office:value-type="float" office:value="6.19498637056742">
                <text:p>6.19498637056742</text:p>
              </table:table-cell>
              <table:table-cell office:value-type="float" office:value="6.51127172942688">
                <text:p>6.51127172942688</text:p>
              </table:table-cell>
              <table:table-cell office:value-type="float" office:value="6.19394629712068">
                <text:p>6.19394629712068</text:p>
              </table:table-cell>
              <table:table-cell office:value-type="float" office:value="6.33923800080893">
                <text:p>6.33923800080893</text:p>
              </table:table-cell>
              <table:table-cell office:value-type="float" office:value="6.65880967285108">
                <text:p>6.65880967285108</text:p>
              </table:table-cell>
              <table:table-cell office:value-type="float" office:value="6.41139428515874">
                <text:p>6.41139428515874</text:p>
              </table:table-cell>
              <table:table-cell office:value-type="float" office:value="6.73992944806087">
                <text:p>6.73992944806087</text:p>
              </table:table-cell>
              <table:table-cell office:value-type="float" office:value="6.26148044124498">
                <text:p>6.26148044124498</text:p>
              </table:table-cell>
              <table:table-cell office:value-type="float" office:value="6.32297347793443">
                <text:p>6.32297347793443</text:p>
              </table:table-cell>
              <table:table-cell office:value-type="float" office:value="6.47352567335313">
                <text:p>6.47352567335313</text:p>
              </table:table-cell>
              <table:table-cell office:value-type="float" office:value="6.6171676177525">
                <text:p>6.6171676177525</text:p>
              </table:table-cell>
              <table:table-cell office:value-type="float" office:value="6.6086243220776">
                <text:p>6.6086243220776</text:p>
              </table:table-cell>
              <table:table-cell office:value-type="float" office:value="6.32246190117787">
                <text:p>6.32246190117787</text:p>
              </table:table-cell>
              <table:table-cell office:value-type="float" office:value="6.37641032268491">
                <text:p>6.37641032268491</text:p>
              </table:table-cell>
              <table:table-cell office:value-type="float" office:value="6.16245838722387">
                <text:p>6.16245838722387</text:p>
              </table:table-cell>
              <table:table-cell office:value-type="float" office:value="5.75381844349822">
                <text:p>5.75381844349822</text:p>
              </table:table-cell>
            </table:table-row>
            <table:table-row>
              <table:table-cell office:value-type="string">
                <text:p>cilk1_spu</text:p>
                <draw:g>
                  <svg:desc>all.A13:all.A13</svg:desc>
                </draw:g>
              </table:table-cell>
              <table:table-cell office:value-type="float" office:value="0.618852246863876">
                <text:p>0.618852246863876</text:p>
                <draw:g>
                  <svg:desc>all.B13:all.AK13</svg:desc>
                </draw:g>
              </table:table-cell>
              <table:table-cell office:value-type="float" office:value="1.20898388875257">
                <text:p>1.20898388875257</text:p>
              </table:table-cell>
              <table:table-cell office:value-type="float" office:value="1.64918838996964">
                <text:p>1.64918838996964</text:p>
              </table:table-cell>
              <table:table-cell office:value-type="float" office:value="2.08471218253731">
                <text:p>2.08471218253731</text:p>
              </table:table-cell>
              <table:table-cell office:value-type="float" office:value="2.53048540463369">
                <text:p>2.53048540463369</text:p>
              </table:table-cell>
              <table:table-cell office:value-type="float" office:value="2.96699731885868">
                <text:p>2.96699731885868</text:p>
              </table:table-cell>
              <table:table-cell office:value-type="float" office:value="3.37398404134534">
                <text:p>3.37398404134534</text:p>
              </table:table-cell>
              <table:table-cell office:value-type="float" office:value="3.77393286803455">
                <text:p>3.77393286803455</text:p>
              </table:table-cell>
              <table:table-cell office:value-type="float" office:value="4.13064943772388">
                <text:p>4.13064943772388</text:p>
              </table:table-cell>
              <table:table-cell office:value-type="float" office:value="4.38928586914795">
                <text:p>4.38928586914795</text:p>
              </table:table-cell>
              <table:table-cell office:value-type="float" office:value="4.68087919988722">
                <text:p>4.68087919988722</text:p>
              </table:table-cell>
              <table:table-cell office:value-type="float" office:value="4.8581239380943">
                <text:p>4.8581239380943</text:p>
              </table:table-cell>
              <table:table-cell office:value-type="float" office:value="5.11223310367299">
                <text:p>5.11223310367299</text:p>
              </table:table-cell>
              <table:table-cell office:value-type="float" office:value="5.23928180675878">
                <text:p>5.23928180675878</text:p>
              </table:table-cell>
              <table:table-cell office:value-type="float" office:value="5.44285285798383">
                <text:p>5.44285285798383</text:p>
              </table:table-cell>
              <table:table-cell office:value-type="float" office:value="5.50657113447959">
                <text:p>5.50657113447959</text:p>
              </table:table-cell>
              <table:table-cell office:value-type="float" office:value="5.84840156590614">
                <text:p>5.84840156590614</text:p>
              </table:table-cell>
              <table:table-cell office:value-type="float" office:value="5.74197810398982">
                <text:p>5.74197810398982</text:p>
              </table:table-cell>
              <table:table-cell office:value-type="float" office:value="6.05753935980306">
                <text:p>6.05753935980306</text:p>
              </table:table-cell>
              <table:table-cell office:value-type="float" office:value="5.8761486377205">
                <text:p>5.8761486377205</text:p>
              </table:table-cell>
              <table:table-cell office:value-type="float" office:value="5.96705725771515">
                <text:p>5.96705725771515</text:p>
              </table:table-cell>
              <table:table-cell office:value-type="float" office:value="6.25906239128535">
                <text:p>6.25906239128535</text:p>
              </table:table-cell>
              <table:table-cell office:value-type="float" office:value="6.18018579998379">
                <text:p>6.18018579998379</text:p>
              </table:table-cell>
              <table:table-cell office:value-type="float" office:value="5.93941925032787">
                <text:p>5.93941925032787</text:p>
              </table:table-cell>
              <table:table-cell office:value-type="float" office:value="5.94471090987431">
                <text:p>5.94471090987431</text:p>
              </table:table-cell>
              <table:table-cell office:value-type="float" office:value="6.03414919730361">
                <text:p>6.03414919730361</text:p>
              </table:table-cell>
              <table:table-cell office:value-type="float" office:value="5.86842254513226">
                <text:p>5.86842254513226</text:p>
              </table:table-cell>
              <table:table-cell office:value-type="float" office:value="6.25140311294421">
                <text:p>6.25140311294421</text:p>
              </table:table-cell>
              <table:table-cell office:value-type="float" office:value="6.01007279407074">
                <text:p>6.01007279407074</text:p>
              </table:table-cell>
              <table:table-cell office:value-type="float" office:value="6.15815306873006">
                <text:p>6.15815306873006</text:p>
              </table:table-cell>
              <table:table-cell office:value-type="float" office:value="6.57297357222303">
                <text:p>6.57297357222303</text:p>
              </table:table-cell>
              <table:table-cell office:value-type="float" office:value="6.31159222501009">
                <text:p>6.31159222501009</text:p>
              </table:table-cell>
              <table:table-cell office:value-type="float" office:value="6.33135740768715">
                <text:p>6.33135740768715</text:p>
              </table:table-cell>
              <table:table-cell office:value-type="float" office:value="6.43045859519812">
                <text:p>6.43045859519812</text:p>
              </table:table-cell>
              <table:table-cell office:value-type="float" office:value="6.16696894280958">
                <text:p>6.16696894280958</text:p>
              </table:table-cell>
              <table:table-cell office:value-type="float" office:value="6.34514328524771">
                <text:p>6.34514328524771</text:p>
              </table:table-cell>
            </table:table-row>
            <table:table-row>
              <table:table-cell office:value-type="string">
                <text:p>cilk2_spu</text:p>
                <draw:g>
                  <svg:desc>all.A20:all.A20</svg:desc>
                </draw:g>
              </table:table-cell>
              <table:table-cell office:value-type="float" office:value="0.865855287438641">
                <text:p>0.865855287438641</text:p>
                <draw:g>
                  <svg:desc>all.B20:all.AK20</svg:desc>
                </draw:g>
              </table:table-cell>
              <table:table-cell office:value-type="float" office:value="1.64071880460093">
                <text:p>1.64071880460093</text:p>
              </table:table-cell>
              <table:table-cell office:value-type="float" office:value="2.21081954982424">
                <text:p>2.21081954982424</text:p>
              </table:table-cell>
              <table:table-cell office:value-type="float" office:value="2.77475552058909">
                <text:p>2.77475552058909</text:p>
              </table:table-cell>
              <table:table-cell office:value-type="float" office:value="3.39781682327516">
                <text:p>3.39781682327516</text:p>
              </table:table-cell>
              <table:table-cell office:value-type="float" office:value="3.97173178705998">
                <text:p>3.97173178705998</text:p>
              </table:table-cell>
              <table:table-cell office:value-type="float" office:value="4.57210114032111">
                <text:p>4.57210114032111</text:p>
              </table:table-cell>
              <table:table-cell office:value-type="float" office:value="5.09377505185671">
                <text:p>5.09377505185671</text:p>
              </table:table-cell>
              <table:table-cell office:value-type="float" office:value="5.56647899073931">
                <text:p>5.56647899073931</text:p>
              </table:table-cell>
              <table:table-cell office:value-type="float" office:value="5.90946167569165">
                <text:p>5.90946167569165</text:p>
              </table:table-cell>
              <table:table-cell office:value-type="float" office:value="6.0673127668823">
                <text:p>6.0673127668823</text:p>
              </table:table-cell>
              <table:table-cell office:value-type="float" office:value="6.34451065649211">
                <text:p>6.34451065649211</text:p>
              </table:table-cell>
              <table:table-cell office:value-type="float" office:value="6.60258187742617">
                <text:p>6.60258187742617</text:p>
              </table:table-cell>
              <table:table-cell office:value-type="float" office:value="6.83031965844205">
                <text:p>6.83031965844205</text:p>
              </table:table-cell>
              <table:table-cell office:value-type="float" office:value="7.08778080336842">
                <text:p>7.08778080336842</text:p>
              </table:table-cell>
              <table:table-cell office:value-type="float" office:value="7.06181001814278">
                <text:p>7.06181001814278</text:p>
              </table:table-cell>
              <table:table-cell office:value-type="float" office:value="7.30896348844745">
                <text:p>7.30896348844745</text:p>
              </table:table-cell>
              <table:table-cell office:value-type="float" office:value="7.60373640318451">
                <text:p>7.60373640318451</text:p>
              </table:table-cell>
              <table:table-cell office:value-type="float" office:value="7.50951756326839">
                <text:p>7.50951756326839</text:p>
              </table:table-cell>
              <table:table-cell office:value-type="float" office:value="7.93583881463467">
                <text:p>7.93583881463467</text:p>
              </table:table-cell>
              <table:table-cell office:value-type="float" office:value="7.43699502631234">
                <text:p>7.43699502631234</text:p>
              </table:table-cell>
              <table:table-cell office:value-type="float" office:value="7.1801399376148">
                <text:p>7.1801399376148</text:p>
              </table:table-cell>
              <table:table-cell office:value-type="float" office:value="7.02647296111933">
                <text:p>7.02647296111933</text:p>
              </table:table-cell>
              <table:table-cell office:value-type="float" office:value="7.83888037177437">
                <text:p>7.83888037177437</text:p>
              </table:table-cell>
              <table:table-cell office:value-type="float" office:value="7.11397178319935">
                <text:p>7.11397178319935</text:p>
              </table:table-cell>
              <table:table-cell office:value-type="float" office:value="7.63749497223781">
                <text:p>7.63749497223781</text:p>
              </table:table-cell>
              <table:table-cell office:value-type="float" office:value="7.55748468748492">
                <text:p>7.55748468748492</text:p>
              </table:table-cell>
              <table:table-cell office:value-type="float" office:value="7.02024036085028">
                <text:p>7.02024036085028</text:p>
              </table:table-cell>
              <table:table-cell office:value-type="float" office:value="7.07063968995376">
                <text:p>7.07063968995376</text:p>
              </table:table-cell>
              <table:table-cell office:value-type="float" office:value="8.16883808869027">
                <text:p>8.16883808869027</text:p>
              </table:table-cell>
              <table:table-cell office:value-type="float" office:value="7.61538078790542">
                <text:p>7.61538078790542</text:p>
              </table:table-cell>
              <table:table-cell office:value-type="float" office:value="6.90769616617717">
                <text:p>6.90769616617717</text:p>
              </table:table-cell>
              <table:table-cell office:value-type="float" office:value="8.70567335741028">
                <text:p>8.70567335741028</text:p>
              </table:table-cell>
              <table:table-cell office:value-type="float" office:value="7.45070919868073">
                <text:p>7.45070919868073</text:p>
              </table:table-cell>
              <table:table-cell office:value-type="float" office:value="7.89198525341611">
                <text:p>7.89198525341611</text:p>
              </table:table-cell>
              <table:table-cell office:value-type="float" office:value="6.92791564036884">
                <text:p>6.92791564036884</text:p>
              </table:table-cell>
            </table:table-row>
            <table:table-row>
              <table:table-cell office:value-type="string">
                <text:p>omp_spu</text:p>
                <draw:g>
                  <svg:desc>all.A27:all.A27</svg:desc>
                </draw:g>
              </table:table-cell>
              <table:table-cell office:value-type="float" office:value="0.936781929958151">
                <text:p>0.936781929958151</text:p>
                <draw:g>
                  <svg:desc>all.B27:all.AK27</svg:desc>
                </draw:g>
              </table:table-cell>
              <table:table-cell office:value-type="float" office:value="1.60113909197201">
                <text:p>1.60113909197201</text:p>
              </table:table-cell>
              <table:table-cell office:value-type="float" office:value="2.7670731128386">
                <text:p>2.7670731128386</text:p>
              </table:table-cell>
              <table:table-cell office:value-type="float" office:value="3.37852893638037">
                <text:p>3.37852893638037</text:p>
              </table:table-cell>
              <table:table-cell office:value-type="float" office:value="4.09519900043452">
                <text:p>4.09519900043452</text:p>
              </table:table-cell>
              <table:table-cell office:value-type="float" office:value="4.60129766359215">
                <text:p>4.60129766359215</text:p>
              </table:table-cell>
              <table:table-cell office:value-type="float" office:value="4.91922359616367">
                <text:p>4.91922359616367</text:p>
              </table:table-cell>
              <table:table-cell office:value-type="float" office:value="5.60814530413712">
                <text:p>5.60814530413712</text:p>
              </table:table-cell>
              <table:table-cell office:value-type="float" office:value="5.74480772776935">
                <text:p>5.74480772776935</text:p>
              </table:table-cell>
              <table:table-cell office:value-type="float" office:value="6.02097664763365">
                <text:p>6.02097664763365</text:p>
              </table:table-cell>
              <table:table-cell office:value-type="float" office:value="5.95994945947645">
                <text:p>5.95994945947645</text:p>
              </table:table-cell>
              <table:table-cell office:value-type="float" office:value="6.03887122993729">
                <text:p>6.03887122993729</text:p>
              </table:table-cell>
              <table:table-cell office:value-type="float" office:value="5.93856735890399">
                <text:p>5.93856735890399</text:p>
              </table:table-cell>
              <table:table-cell office:value-type="float" office:value="5.91779978941365">
                <text:p>5.91779978941365</text:p>
              </table:table-cell>
              <table:table-cell office:value-type="float" office:value="5.80838352925788">
                <text:p>5.80838352925788</text:p>
              </table:table-cell>
              <table:table-cell office:value-type="float" office:value="5.72987242773116">
                <text:p>5.72987242773116</text:p>
              </table:table-cell>
              <table:table-cell office:value-type="float" office:value="5.70460173766367">
                <text:p>5.70460173766367</text:p>
              </table:table-cell>
              <table:table-cell office:value-type="float" office:value="5.64577455479455">
                <text:p>5.64577455479455</text:p>
              </table:table-cell>
              <table:table-cell office:value-type="float" office:value="5.34796330981413">
                <text:p>5.34796330981413</text:p>
              </table:table-cell>
              <table:table-cell office:value-type="float" office:value="5.61335692057658">
                <text:p>5.61335692057658</text:p>
              </table:table-cell>
              <table:table-cell office:value-type="float" office:value="5.53419952386851">
                <text:p>5.53419952386851</text:p>
              </table:table-cell>
              <table:table-cell office:value-type="float" office:value="5.30481071678591">
                <text:p>5.30481071678591</text:p>
              </table:table-cell>
              <table:table-cell office:value-type="float" office:value="5.25624113357168">
                <text:p>5.25624113357168</text:p>
              </table:table-cell>
              <table:table-cell office:value-type="float" office:value="5.0373902627963">
                <text:p>5.0373902627963</text:p>
              </table:table-cell>
              <table:table-cell office:value-type="float" office:value="5.01682337943252">
                <text:p>5.01682337943252</text:p>
              </table:table-cell>
              <table:table-cell office:value-type="float" office:value="4.68080063118262">
                <text:p>4.68080063118262</text:p>
              </table:table-cell>
              <table:table-cell office:value-type="float" office:value="4.57998116288967">
                <text:p>4.57998116288967</text:p>
              </table:table-cell>
              <table:table-cell office:value-type="float" office:value="4.47705792137128">
                <text:p>4.47705792137128</text:p>
              </table:table-cell>
              <table:table-cell office:value-type="float" office:value="4.43164143491408">
                <text:p>4.43164143491408</text:p>
              </table:table-cell>
              <table:table-cell office:value-type="float" office:value="4.06386091417315">
                <text:p>4.06386091417315</text:p>
              </table:table-cell>
              <table:table-cell office:value-type="float" office:value="4.0235539559122">
                <text:p>4.0235539559122</text:p>
              </table:table-cell>
              <table:table-cell office:value-type="float" office:value="3.65168695681901">
                <text:p>3.65168695681901</text:p>
              </table:table-cell>
              <table:table-cell office:value-type="float" office:value="3.55865913152363">
                <text:p>3.55865913152363</text:p>
              </table:table-cell>
              <table:table-cell office:value-type="float" office:value="3.4500350952901">
                <text:p>3.4500350952901</text:p>
              </table:table-cell>
              <table:table-cell office:value-type="float" office:value="3.24304895957189">
                <text:p>3.24304895957189</text:p>
              </table:table-cell>
              <table:table-cell office:value-type="float" office:value="3.33209792033322">
                <text:p>3.332097920333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8cm" svg:height="9.005cm" xlink:href=".." xlink:type="simple" chart:class="chart:line" chart:style-name="ch1">
        <chart:legend chart:legend-position="end" svg:x="12.564cm" svg:y="3.207cm" style:legend-expansion="high" chart:style-name="ch2"/>
        <chart:plot-area chart:style-name="ch3" table:cell-range-address="all.A1:all.AK1 all.A7:all.AK7 all.A14:all.AK14 all.A21:all.AK21 all.A28:all.AK28 all.A32:all.AK32" chart:data-source-has-labels="both" svg:x="0.319cm" svg:y="0.18cm" svg:width="11.926cm" svg:height="8.645cm">
          <chartooo:coordinate-region svg:x="1.046cm" svg:y="0.38cm" svg:width="11.199cm" svg:height="7.653cm"/>
          <chart:axis chart:dimension="x" chart:name="primary-x" chart:style-name="ch4" chartooo:axis-type="auto">
            <chartooo:date-scale/>
            <chart:categories table:cell-range-address="all.B1:all.A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ll.B7:all.AK7" chart:label-cell-address="all.A7:all.A7" chart:class="chart:line">
            <chart:data-point chart:repeated="36"/>
          </chart:series>
          <chart:series chart:style-name="ch7" chart:values-cell-range-address="all.B14:all.AK14" chart:label-cell-address="all.A14:all.A14" chart:class="chart:line">
            <chart:data-point chart:repeated="36"/>
          </chart:series>
          <chart:series chart:style-name="ch8" chart:values-cell-range-address="all.B21:all.AK21" chart:label-cell-address="all.A21:all.A21" chart:class="chart:line">
            <chart:data-point chart:repeated="36"/>
          </chart:series>
          <chart:series chart:style-name="ch9" chart:values-cell-range-address="all.B28:all.AK28" chart:label-cell-address="all.A28:all.A28" chart:class="chart:line">
            <chart:data-point chart:repeated="36"/>
          </chart:series>
          <chart:series chart:style-name="ch10" chart:values-cell-range-address="all.B32:all.AK32" chart:label-cell-address="all.A32:all.A32" chart:class="chart:line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all.B1:all.A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</table:table-header-rows>
          <table:table-rows>
            <table:table-row>
              <table:table-cell office:value-type="string">
                <text:p>cilk0_eff</text:p>
                <draw:g>
                  <svg:desc>all.A7:all.A7</svg:desc>
                </draw:g>
              </table:table-cell>
              <table:table-cell office:value-type="float" office:value="0.699890606209326">
                <text:p>0.699890606209326</text:p>
                <draw:g>
                  <svg:desc>all.B7:all.AK7</svg:desc>
                </draw:g>
              </table:table-cell>
              <table:table-cell office:value-type="float" office:value="0.646158798259875">
                <text:p>0.646158798259875</text:p>
              </table:table-cell>
              <table:table-cell office:value-type="float" office:value="0.58468084795432">
                <text:p>0.58468084795432</text:p>
              </table:table-cell>
              <table:table-cell office:value-type="float" office:value="0.571720191850569">
                <text:p>0.571720191850569</text:p>
              </table:table-cell>
              <table:table-cell office:value-type="float" office:value="0.563141041987002">
                <text:p>0.563141041987002</text:p>
              </table:table-cell>
              <table:table-cell office:value-type="float" office:value="0.547144830955457">
                <text:p>0.547144830955457</text:p>
              </table:table-cell>
              <table:table-cell office:value-type="float" office:value="0.529973289389538">
                <text:p>0.529973289389538</text:p>
              </table:table-cell>
              <table:table-cell office:value-type="float" office:value="0.517047937500669">
                <text:p>0.517047937500669</text:p>
              </table:table-cell>
              <table:table-cell office:value-type="float" office:value="0.50722471675325">
                <text:p>0.50722471675325</text:p>
              </table:table-cell>
              <table:table-cell office:value-type="float" office:value="0.476309208999416">
                <text:p>0.476309208999416</text:p>
              </table:table-cell>
              <table:table-cell office:value-type="float" office:value="0.459740731807571">
                <text:p>0.459740731807571</text:p>
              </table:table-cell>
              <table:table-cell office:value-type="float" office:value="0.454816720049644">
                <text:p>0.454816720049644</text:p>
              </table:table-cell>
              <table:table-cell office:value-type="float" office:value="0.430763829655718">
                <text:p>0.430763829655718</text:p>
              </table:table-cell>
              <table:table-cell office:value-type="float" office:value="0.404781659893185">
                <text:p>0.404781659893185</text:p>
              </table:table-cell>
              <table:table-cell office:value-type="float" office:value="0.401734594501706">
                <text:p>0.401734594501706</text:p>
              </table:table-cell>
              <table:table-cell office:value-type="float" office:value="0.374315712435142">
                <text:p>0.374315712435142</text:p>
              </table:table-cell>
              <table:table-cell office:value-type="float" office:value="0.366243803615514">
                <text:p>0.366243803615514</text:p>
              </table:table-cell>
              <table:table-cell office:value-type="float" office:value="0.345912674559789">
                <text:p>0.345912674559789</text:p>
              </table:table-cell>
              <table:table-cell office:value-type="float" office:value="0.330871804834365">
                <text:p>0.330871804834365</text:p>
              </table:table-cell>
              <table:table-cell office:value-type="float" office:value="0.32192065467231">
                <text:p>0.32192065467231</text:p>
              </table:table-cell>
              <table:table-cell office:value-type="float" office:value="0.294999350979401">
                <text:p>0.294999350979401</text:p>
              </table:table-cell>
              <table:table-cell office:value-type="float" office:value="0.295966896792131">
                <text:p>0.295966896792131</text:p>
              </table:table-cell>
              <table:table-cell office:value-type="float" office:value="0.26930201291829">
                <text:p>0.26930201291829</text:p>
              </table:table-cell>
              <table:table-cell office:value-type="float" office:value="0.264134916700372">
                <text:p>0.264134916700372</text:p>
              </table:table-cell>
              <table:table-cell office:value-type="float" office:value="0.266352386914043">
                <text:p>0.266352386914043</text:p>
              </table:table-cell>
              <table:table-cell office:value-type="float" office:value="0.246592087890721">
                <text:p>0.246592087890721</text:p>
              </table:table-cell>
              <table:table-cell office:value-type="float" office:value="0.249627016594847">
                <text:p>0.249627016594847</text:p>
              </table:table-cell>
              <table:table-cell office:value-type="float" office:value="0.223624301473035">
                <text:p>0.223624301473035</text:p>
              </table:table-cell>
              <table:table-cell office:value-type="float" office:value="0.218033568204635">
                <text:p>0.218033568204635</text:p>
              </table:table-cell>
              <table:table-cell office:value-type="float" office:value="0.215784189111771">
                <text:p>0.215784189111771</text:p>
              </table:table-cell>
              <table:table-cell office:value-type="float" office:value="0.2134570199275">
                <text:p>0.2134570199275</text:p>
              </table:table-cell>
              <table:table-cell office:value-type="float" office:value="0.206519510064925">
                <text:p>0.206519510064925</text:p>
              </table:table-cell>
              <table:table-cell office:value-type="float" office:value="0.191589754581147">
                <text:p>0.191589754581147</text:p>
              </table:table-cell>
              <table:table-cell office:value-type="float" office:value="0.187541480078968">
                <text:p>0.187541480078968</text:p>
              </table:table-cell>
              <table:table-cell office:value-type="float" office:value="0.176070239634968">
                <text:p>0.176070239634968</text:p>
              </table:table-cell>
              <table:table-cell office:value-type="float" office:value="0.159828290097173">
                <text:p>0.159828290097173</text:p>
              </table:table-cell>
            </table:table-row>
            <table:table-row>
              <table:table-cell office:value-type="string">
                <text:p>cilk1_eff</text:p>
                <draw:g>
                  <svg:desc>all.A14:all.A14</svg:desc>
                </draw:g>
              </table:table-cell>
              <table:table-cell office:value-type="float" office:value="0.618852246863876">
                <text:p>0.618852246863876</text:p>
                <draw:g>
                  <svg:desc>all.B14:all.AK14</svg:desc>
                </draw:g>
              </table:table-cell>
              <table:table-cell office:value-type="float" office:value="0.604491944376284">
                <text:p>0.604491944376284</text:p>
              </table:table-cell>
              <table:table-cell office:value-type="float" office:value="0.549729463323214">
                <text:p>0.549729463323214</text:p>
              </table:table-cell>
              <table:table-cell office:value-type="float" office:value="0.521178045634327">
                <text:p>0.521178045634327</text:p>
              </table:table-cell>
              <table:table-cell office:value-type="float" office:value="0.506097080926738">
                <text:p>0.506097080926738</text:p>
              </table:table-cell>
              <table:table-cell office:value-type="float" office:value="0.494499553143112">
                <text:p>0.494499553143112</text:p>
              </table:table-cell>
              <table:table-cell office:value-type="float" office:value="0.481997720192192">
                <text:p>0.481997720192192</text:p>
              </table:table-cell>
              <table:table-cell office:value-type="float" office:value="0.471741608504319">
                <text:p>0.471741608504319</text:p>
              </table:table-cell>
              <table:table-cell office:value-type="float" office:value="0.458961048635986">
                <text:p>0.458961048635986</text:p>
              </table:table-cell>
              <table:table-cell office:value-type="float" office:value="0.438928586914795">
                <text:p>0.438928586914795</text:p>
              </table:table-cell>
              <table:table-cell office:value-type="float" office:value="0.42553447271702">
                <text:p>0.42553447271702</text:p>
              </table:table-cell>
              <table:table-cell office:value-type="float" office:value="0.404843661507858">
                <text:p>0.404843661507858</text:p>
              </table:table-cell>
              <table:table-cell office:value-type="float" office:value="0.393248700282538">
                <text:p>0.393248700282538</text:p>
              </table:table-cell>
              <table:table-cell office:value-type="float" office:value="0.374234414768484">
                <text:p>0.374234414768484</text:p>
              </table:table-cell>
              <table:table-cell office:value-type="float" office:value="0.362856857198922">
                <text:p>0.362856857198922</text:p>
              </table:table-cell>
              <table:table-cell office:value-type="float" office:value="0.344160695904974">
                <text:p>0.344160695904974</text:p>
              </table:table-cell>
              <table:table-cell office:value-type="float" office:value="0.344023621523891">
                <text:p>0.344023621523891</text:p>
              </table:table-cell>
              <table:table-cell office:value-type="float" office:value="0.31899878355499">
                <text:p>0.31899878355499</text:p>
              </table:table-cell>
              <table:table-cell office:value-type="float" office:value="0.318817861042266">
                <text:p>0.318817861042266</text:p>
              </table:table-cell>
              <table:table-cell office:value-type="float" office:value="0.293807431886025">
                <text:p>0.293807431886025</text:p>
              </table:table-cell>
              <table:table-cell office:value-type="float" office:value="0.284145583700722">
                <text:p>0.284145583700722</text:p>
              </table:table-cell>
              <table:table-cell office:value-type="float" office:value="0.284502835967516">
                <text:p>0.284502835967516</text:p>
              </table:table-cell>
              <table:table-cell office:value-type="float" office:value="0.268703730434078">
                <text:p>0.268703730434078</text:p>
              </table:table-cell>
              <table:table-cell office:value-type="float" office:value="0.247475802096995">
                <text:p>0.247475802096995</text:p>
              </table:table-cell>
              <table:table-cell office:value-type="float" office:value="0.237788436394972">
                <text:p>0.237788436394972</text:p>
              </table:table-cell>
              <table:table-cell office:value-type="float" office:value="0.232082661434754">
                <text:p>0.232082661434754</text:p>
              </table:table-cell>
              <table:table-cell office:value-type="float" office:value="0.217348983153046">
                <text:p>0.217348983153046</text:p>
              </table:table-cell>
              <table:table-cell office:value-type="float" office:value="0.223264396890865">
                <text:p>0.223264396890865</text:p>
              </table:table-cell>
              <table:table-cell office:value-type="float" office:value="0.207243889450715">
                <text:p>0.207243889450715</text:p>
              </table:table-cell>
              <table:table-cell office:value-type="float" office:value="0.205271768957669">
                <text:p>0.205271768957669</text:p>
              </table:table-cell>
              <table:table-cell office:value-type="float" office:value="0.212031405555581">
                <text:p>0.212031405555581</text:p>
              </table:table-cell>
              <table:table-cell office:value-type="float" office:value="0.197237257031565">
                <text:p>0.197237257031565</text:p>
              </table:table-cell>
              <table:table-cell office:value-type="float" office:value="0.191859315384459">
                <text:p>0.191859315384459</text:p>
              </table:table-cell>
              <table:table-cell office:value-type="float" office:value="0.189131135152886">
                <text:p>0.189131135152886</text:p>
              </table:table-cell>
              <table:table-cell office:value-type="float" office:value="0.176199112651702">
                <text:p>0.176199112651702</text:p>
              </table:table-cell>
              <table:table-cell office:value-type="float" office:value="0.17625398014577">
                <text:p>0.17625398014577</text:p>
              </table:table-cell>
            </table:table-row>
            <table:table-row>
              <table:table-cell office:value-type="string">
                <text:p>cilk2_eff</text:p>
                <draw:g>
                  <svg:desc>all.A21:all.A21</svg:desc>
                </draw:g>
              </table:table-cell>
              <table:table-cell office:value-type="float" office:value="0.865855287438641">
                <text:p>0.865855287438641</text:p>
                <draw:g>
                  <svg:desc>all.B21:all.AK21</svg:desc>
                </draw:g>
              </table:table-cell>
              <table:table-cell office:value-type="float" office:value="0.820359402300463">
                <text:p>0.820359402300463</text:p>
              </table:table-cell>
              <table:table-cell office:value-type="float" office:value="0.736939849941413">
                <text:p>0.736939849941413</text:p>
              </table:table-cell>
              <table:table-cell office:value-type="float" office:value="0.693688880147272">
                <text:p>0.693688880147272</text:p>
              </table:table-cell>
              <table:table-cell office:value-type="float" office:value="0.679563364655032">
                <text:p>0.679563364655032</text:p>
              </table:table-cell>
              <table:table-cell office:value-type="float" office:value="0.66195529784333">
                <text:p>0.66195529784333</text:p>
              </table:table-cell>
              <table:table-cell office:value-type="float" office:value="0.653157305760158">
                <text:p>0.653157305760158</text:p>
              </table:table-cell>
              <table:table-cell office:value-type="float" office:value="0.636721881482089">
                <text:p>0.636721881482089</text:p>
              </table:table-cell>
              <table:table-cell office:value-type="float" office:value="0.618497665637701">
                <text:p>0.618497665637701</text:p>
              </table:table-cell>
              <table:table-cell office:value-type="float" office:value="0.590946167569165">
                <text:p>0.590946167569165</text:p>
              </table:table-cell>
              <table:table-cell office:value-type="float" office:value="0.551573887898391">
                <text:p>0.551573887898391</text:p>
              </table:table-cell>
              <table:table-cell office:value-type="float" office:value="0.528709221374343">
                <text:p>0.528709221374343</text:p>
              </table:table-cell>
              <table:table-cell office:value-type="float" office:value="0.507890913648167">
                <text:p>0.507890913648167</text:p>
              </table:table-cell>
              <table:table-cell office:value-type="float" office:value="0.487879975603003">
                <text:p>0.487879975603003</text:p>
              </table:table-cell>
              <table:table-cell office:value-type="float" office:value="0.472518720224561">
                <text:p>0.472518720224561</text:p>
              </table:table-cell>
              <table:table-cell office:value-type="float" office:value="0.441363126133924">
                <text:p>0.441363126133924</text:p>
              </table:table-cell>
              <table:table-cell office:value-type="float" office:value="0.429939028732203">
                <text:p>0.429939028732203</text:p>
              </table:table-cell>
              <table:table-cell office:value-type="float" office:value="0.422429800176917">
                <text:p>0.422429800176917</text:p>
              </table:table-cell>
              <table:table-cell office:value-type="float" office:value="0.39523776648781">
                <text:p>0.39523776648781</text:p>
              </table:table-cell>
              <table:table-cell office:value-type="float" office:value="0.396791940731733">
                <text:p>0.396791940731733</text:p>
              </table:table-cell>
              <table:table-cell office:value-type="float" office:value="0.354142620300588">
                <text:p>0.354142620300588</text:p>
              </table:table-cell>
              <table:table-cell office:value-type="float" office:value="0.326369997164309">
                <text:p>0.326369997164309</text:p>
              </table:table-cell>
              <table:table-cell office:value-type="float" office:value="0.305498824396493">
                <text:p>0.305498824396493</text:p>
              </table:table-cell>
              <table:table-cell office:value-type="float" office:value="0.326620015490599">
                <text:p>0.326620015490599</text:p>
              </table:table-cell>
              <table:table-cell office:value-type="float" office:value="0.284558871327974">
                <text:p>0.284558871327974</text:p>
              </table:table-cell>
              <table:table-cell office:value-type="float" office:value="0.293749806624531">
                <text:p>0.293749806624531</text:p>
              </table:table-cell>
              <table:table-cell office:value-type="float" office:value="0.279906840277219">
                <text:p>0.279906840277219</text:p>
              </table:table-cell>
              <table:table-cell office:value-type="float" office:value="0.250722870030367">
                <text:p>0.250722870030367</text:p>
              </table:table-cell>
              <table:table-cell office:value-type="float" office:value="0.243815161722543">
                <text:p>0.243815161722543</text:p>
              </table:table-cell>
              <table:table-cell office:value-type="float" office:value="0.272294602956342">
                <text:p>0.272294602956342</text:p>
              </table:table-cell>
              <table:table-cell office:value-type="float" office:value="0.245657444771142">
                <text:p>0.245657444771142</text:p>
              </table:table-cell>
              <table:table-cell office:value-type="float" office:value="0.215865505193037">
                <text:p>0.215865505193037</text:p>
              </table:table-cell>
              <table:table-cell office:value-type="float" office:value="0.263808283557887">
                <text:p>0.263808283557887</text:p>
              </table:table-cell>
              <table:table-cell office:value-type="float" office:value="0.219138505843551">
                <text:p>0.219138505843551</text:p>
              </table:table-cell>
              <table:table-cell office:value-type="float" office:value="0.225485292954746">
                <text:p>0.225485292954746</text:p>
              </table:table-cell>
              <table:table-cell office:value-type="float" office:value="0.192442101121357">
                <text:p>0.192442101121357</text:p>
              </table:table-cell>
            </table:table-row>
            <table:table-row>
              <table:table-cell office:value-type="string">
                <text:p>omp_eff</text:p>
                <draw:g>
                  <svg:desc>all.A28:all.A28</svg:desc>
                </draw:g>
              </table:table-cell>
              <table:table-cell office:value-type="float" office:value="0.936781929958151">
                <text:p>0.936781929958151</text:p>
                <draw:g>
                  <svg:desc>all.B28:all.AK28</svg:desc>
                </draw:g>
              </table:table-cell>
              <table:table-cell office:value-type="float" office:value="0.800569545986006">
                <text:p>0.800569545986006</text:p>
              </table:table-cell>
              <table:table-cell office:value-type="float" office:value="0.922357704279535">
                <text:p>0.922357704279535</text:p>
              </table:table-cell>
              <table:table-cell office:value-type="float" office:value="0.844632234095093">
                <text:p>0.844632234095093</text:p>
              </table:table-cell>
              <table:table-cell office:value-type="float" office:value="0.819039800086904">
                <text:p>0.819039800086904</text:p>
              </table:table-cell>
              <table:table-cell office:value-type="float" office:value="0.766882943932025">
                <text:p>0.766882943932025</text:p>
              </table:table-cell>
              <table:table-cell office:value-type="float" office:value="0.702746228023382">
                <text:p>0.702746228023382</text:p>
              </table:table-cell>
              <table:table-cell office:value-type="float" office:value="0.70101816301714">
                <text:p>0.70101816301714</text:p>
              </table:table-cell>
              <table:table-cell office:value-type="float" office:value="0.63831196975215">
                <text:p>0.63831196975215</text:p>
              </table:table-cell>
              <table:table-cell office:value-type="float" office:value="0.602097664763365">
                <text:p>0.602097664763365</text:p>
              </table:table-cell>
              <table:table-cell office:value-type="float" office:value="0.541813587225131">
                <text:p>0.541813587225131</text:p>
              </table:table-cell>
              <table:table-cell office:value-type="float" office:value="0.503239269161441">
                <text:p>0.503239269161441</text:p>
              </table:table-cell>
              <table:table-cell office:value-type="float" office:value="0.456812873761846">
                <text:p>0.456812873761846</text:p>
              </table:table-cell>
              <table:table-cell office:value-type="float" office:value="0.422699984958118">
                <text:p>0.422699984958118</text:p>
              </table:table-cell>
              <table:table-cell office:value-type="float" office:value="0.387225568617192">
                <text:p>0.387225568617192</text:p>
              </table:table-cell>
              <table:table-cell office:value-type="float" office:value="0.358117026733198">
                <text:p>0.358117026733198</text:p>
              </table:table-cell>
              <table:table-cell office:value-type="float" office:value="0.335564808097863">
                <text:p>0.335564808097863</text:p>
              </table:table-cell>
              <table:table-cell office:value-type="float" office:value="0.313654141933031">
                <text:p>0.313654141933031</text:p>
              </table:table-cell>
              <table:table-cell office:value-type="float" office:value="0.281471753148112">
                <text:p>0.281471753148112</text:p>
              </table:table-cell>
              <table:table-cell office:value-type="float" office:value="0.280667846028829">
                <text:p>0.280667846028829</text:p>
              </table:table-cell>
              <table:table-cell office:value-type="float" office:value="0.263533310660405">
                <text:p>0.263533310660405</text:p>
              </table:table-cell>
              <table:table-cell office:value-type="float" office:value="0.241127759853905">
                <text:p>0.241127759853905</text:p>
              </table:table-cell>
              <table:table-cell office:value-type="float" office:value="0.228532223198769">
                <text:p>0.228532223198769</text:p>
              </table:table-cell>
              <table:table-cell office:value-type="float" office:value="0.209891260949846">
                <text:p>0.209891260949846</text:p>
              </table:table-cell>
              <table:table-cell office:value-type="float" office:value="0.200672935177301">
                <text:p>0.200672935177301</text:p>
              </table:table-cell>
              <table:table-cell office:value-type="float" office:value="0.180030793507024">
                <text:p>0.180030793507024</text:p>
              </table:table-cell>
              <table:table-cell office:value-type="float" office:value="0.169628931958877">
                <text:p>0.169628931958877</text:p>
              </table:table-cell>
              <table:table-cell office:value-type="float" office:value="0.15989492576326">
                <text:p>0.15989492576326</text:p>
              </table:table-cell>
              <table:table-cell office:value-type="float" office:value="0.152815221893589">
                <text:p>0.152815221893589</text:p>
              </table:table-cell>
              <table:table-cell office:value-type="float" office:value="0.135462030472438">
                <text:p>0.135462030472438</text:p>
              </table:table-cell>
              <table:table-cell office:value-type="float" office:value="0.129792063093942">
                <text:p>0.129792063093942</text:p>
              </table:table-cell>
              <table:table-cell office:value-type="float" office:value="0.114115217400594">
                <text:p>0.114115217400594</text:p>
              </table:table-cell>
              <table:table-cell office:value-type="float" office:value="0.107838155500716">
                <text:p>0.107838155500716</text:p>
              </table:table-cell>
              <table:table-cell office:value-type="float" office:value="0.101471620449709">
                <text:p>0.101471620449709</text:p>
              </table:table-cell>
              <table:table-cell office:value-type="float" office:value="0.0926585417020541">
                <text:p>0.0926585417020541</text:p>
              </table:table-cell>
              <table:table-cell office:value-type="float" office:value="0.0925582755648117">
                <text:p>0.0925582755648117</text:p>
              </table:table-cell>
            </table:table-row>
            <table:table-row>
              <table:table-cell office:value-type="string">
                <text:p>linear</text:p>
                <draw:g>
                  <svg:desc>all.A32:all.A32</svg:desc>
                </draw:g>
              </table:table-cell>
              <table:table-cell office:value-type="float" office:value="1">
                <text:p>1</text:p>
                <draw:g>
                  <svg:desc>all.B32:all.AK3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